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0.7319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35" style:family="table-cell" style:parent-style-name="Note">
      <style:table-cell-properties fo:border-bottom="1.5pt soli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38" style:family="table-cell" style:parent-style-name="Note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39" style:family="table-cell" style:parent-style-name="Note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0" style:family="table-cell" style:parent-style-name="Note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41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1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25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37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44" style:family="table-cell" style:parent-style-name="Default">
      <style:table-cell-properties fo:background-color="#ff0000"/>
    </style:style>
    <style:style style:name="ce45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46" style:family="table-cell" style:parent-style-name="Default">
      <style:table-cell-properties fo:border-bottom="none" fo:background-color="#ff0000" fo:border-left="0.74pt solid #000000" fo:border-right="none" fo:border-top="none"/>
      <style:text-properties fo:color="#000000"/>
    </style:style>
    <style:style style:name="ce47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48" style:family="table-cell" style:parent-style-name="Note">
      <style:table-cell-properties fo:border-bottom="1.5pt solid #000000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49" style:family="table-cell" style:parent-style-name="Note">
      <style:table-cell-properties fo:border-bottom="none" fo:background-color="#dddddd" style:text-align-source="fix" style:repeat-content="false" fo:border-left="none" fo:border-right="1.5pt solid #000000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50" style:family="table-cell" style:parent-style-name="Note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51" style:family="table-cell" style:parent-style-name="Note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ce52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0000" style:font-name="CMU Serif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000000" style:font-name="CMU Serif" fo:font-size="28pt" style:font-size-asian="28pt" style:font-size-complex="2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40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20"/>
          <table:table-cell table:number-columns-repeated="18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7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8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9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2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18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25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37" office:value-type="string" calcext:value-type="string">
            <text:p>Region 2</text:p>
          </table:table-cell>
          <table:table-cell table:style-name="ce43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37" office:value-type="string" calcext:value-type="string">
            <text:p>Region 2</text:p>
          </table:table-cell>
          <table:table-cell table:style-name="ce43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37" office:value-type="string" calcext:value-type="string">
            <text:p>Region 2</text:p>
          </table:table-cell>
          <table:table-cell table:style-name="ce43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44" office:value-type="string" calcext:value-type="string">
            <text:p>Region 2</text:p>
          </table:table-cell>
          <table:table-cell table:style-name="ce43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44" office:value-type="string" calcext:value-type="string">
            <text:p>Region 2</text:p>
          </table:table-cell>
          <table:table-cell table:style-name="ce45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44" office:value-type="string" calcext:value-type="string">
            <text:p>Region 2</text:p>
          </table:table-cell>
          <table:table-cell table:style-name="ce45" office:value-type="string" calcext:value-type="string">
            <text:p>Region 3</text:p>
          </table:table-cell>
          <table:table-cell table:style-name="ce36" office:value-type="string" calcext:value-type="string">
            <text:p>Region 1</text:p>
          </table:table-cell>
          <table:table-cell table:style-name="ce44" office:value-type="string" calcext:value-type="string">
            <text:p>Region 2</text:p>
          </table:table-cell>
          <table:table-cell table:style-name="ce45" office:value-type="string" calcext:value-type="string">
            <text:p>Region 3</text:p>
          </table:table-cell>
          <table:table-cell table:style-name="ce46" office:value-type="string" calcext:value-type="string">
            <text:p>Region 1</text:p>
          </table:table-cell>
          <table:table-cell table:style-name="ce44" office:value-type="string" calcext:value-type="string">
            <text:p>Region 2</text:p>
          </table:table-cell>
          <table:table-cell table:style-name="ce45" office:value-type="string" calcext:value-type="string">
            <text:p>Region 3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01611820146331" calcext:value-type="float">
            <text:p>0.601611820146331</text:p>
          </table:table-cell>
          <table:table-cell office:value-type="float" office:value="0.291229140198042" calcext:value-type="float">
            <text:p>0.291229140198042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19427840760097" calcext:value-type="float">
            <text:p>0.619427840760097</text:p>
          </table:table-cell>
          <table:table-cell office:value-type="float" office:value="0.303505184023585" calcext:value-type="float">
            <text:p>0.303505184023585</text:p>
          </table:table-cell>
          <table:table-cell office:value-type="float" office:value="0.450839371404132" calcext:value-type="float">
            <text:p>0.450839371404132</text:p>
          </table:table-cell>
          <table:table-cell office:value-type="float" office:value="0.619888655616621" calcext:value-type="float">
            <text:p>0.619888655616621</text:p>
          </table:table-cell>
          <table:table-cell office:value-type="float" office:value="0.303505184023585" calcext:value-type="float">
            <text:p>0.303505184023585</text:p>
          </table:table-cell>
          <table:table-cell office:value-type="float" office:value="0.499939779476082" calcext:value-type="float">
            <text:p>0.499939779476082</text:p>
          </table:table-cell>
          <table:table-cell office:value-type="float" office:value="0.648814777702382" calcext:value-type="float">
            <text:p>0.648814777702382</text:p>
          </table:table-cell>
          <table:table-cell office:value-type="float" office:value="0.368469239360546" calcext:value-type="float">
            <text:p>0.368469239360546</text:p>
          </table:table-cell>
          <table:table-cell office:value-type="float" office:value="0.502957747119022" calcext:value-type="float">
            <text:p>0.502957747119022</text:p>
          </table:table-cell>
          <table:table-cell office:value-type="float" office:value="0.667008938371308" calcext:value-type="float">
            <text:p>0.667008938371308</text:p>
          </table:table-cell>
          <table:table-cell office:value-type="float" office:value="0.416158479906821" calcext:value-type="float">
            <text:p>0.416158479906821</text:p>
          </table:table-cell>
          <table:table-cell office:value-type="float" office:value="0.522396151922776" calcext:value-type="float">
            <text:p>0.522396151922776</text:p>
          </table:table-cell>
          <table:table-cell office:value-type="float" office:value="0.669185572991503" calcext:value-type="float">
            <text:p>0.669185572991503</text:p>
          </table:table-cell>
          <table:table-cell office:value-type="float" office:value="0.452817911693568" calcext:value-type="float">
            <text:p>0.452817911693568</text:p>
          </table:table-cell>
          <table:table-cell office:value-type="float" office:value="0.567128800199887" calcext:value-type="float">
            <text:p>0.567128800199887</text:p>
          </table:table-cell>
          <table:table-cell office:value-type="float" office:value="0.680747748013275" calcext:value-type="float">
            <text:p>0.680747748013275</text:p>
          </table:table-cell>
          <table:table-cell office:value-type="float" office:value="0.493607024512591" calcext:value-type="float">
            <text:p>0.493607024512591</text:p>
          </table:table-cell>
          <table:table-cell office:value-type="float" office:value="0.59641311629811" calcext:value-type="float">
            <text:p>0.59641311629811</text:p>
          </table:table-cell>
          <table:table-cell office:value-type="float" office:value="0.69745712072584" calcext:value-type="float">
            <text:p>0.69745712072584</text:p>
          </table:table-cell>
          <table:table-cell office:value-type="float" office:value="0.520167912836743" calcext:value-type="float">
            <text:p>0.520167912836743</text:p>
          </table:table-cell>
          <table:table-cell office:value-type="float" office:value="0" calcext:value-type="float">
            <text:p>0</text:p>
          </table:table-cell>
          <table:table-cell office:value-type="float" office:value="0.713901482452879" calcext:value-type="float">
            <text:p>0.713901482452879</text:p>
          </table:table-cell>
          <table:table-cell office:value-type="float" office:value="0.535699081194269" calcext:value-type="float">
            <text:p>0.535699081194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301626127028" calcext:value-type="float">
            <text:p>0.573301626127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0874810963128" calcext:value-type="float">
            <text:p>0.590874810963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376944429424908" calcext:value-type="float">
            <text:p>0.376944429424908</text:p>
          </table:table-cell>
          <table:table-cell office:value-type="float" office:value="0.987785520214887" calcext:value-type="float">
            <text:p>0.987785520214887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87871034631429" calcext:value-type="float">
            <text:p>0.387871034631429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297199613046248" calcext:value-type="float">
            <text:p>0.297199613046248</text:p>
          </table:table-cell>
          <table:table-cell office:value-type="float" office:value="0.424166605515465" calcext:value-type="float">
            <text:p>0.424166605515465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309670071049176" calcext:value-type="float">
            <text:p>0.309670071049176</text:p>
          </table:table-cell>
          <table:table-cell office:value-type="float" office:value="0.455334542647475" calcext:value-type="float">
            <text:p>0.455334542647475</text:p>
          </table:table-cell>
          <table:table-cell office:value-type="float" office:value="0.988491989745462" calcext:value-type="float">
            <text:p>0.988491989745462</text:p>
          </table:table-cell>
          <table:table-cell office:value-type="float" office:value="0.353119342763742" calcext:value-type="float">
            <text:p>0.353119342763742</text:p>
          </table:table-cell>
          <table:table-cell office:value-type="float" office:value="0.490387996617085" calcext:value-type="float">
            <text:p>0.490387996617085</text:p>
          </table:table-cell>
          <table:table-cell office:value-type="float" office:value="0" calcext:value-type="float">
            <text:p>0</text:p>
          </table:table-cell>
          <table:table-cell office:value-type="float" office:value="0.40286365121758" calcext:value-type="float">
            <text:p>0.40286365121758</text:p>
          </table:table-cell>
          <table:table-cell office:value-type="float" office:value="0.502987188929596" calcext:value-type="float">
            <text:p>0.502987188929596</text:p>
          </table:table-cell>
          <table:table-cell office:value-type="float" office:value="0" calcext:value-type="float">
            <text:p>0</text:p>
          </table:table-cell>
          <table:table-cell office:value-type="float" office:value="0.411934313194995" calcext:value-type="float">
            <text:p>0.411934313194995</text:p>
          </table:table-cell>
          <table:table-cell office:value-type="float" office:value="0.549401973694593" calcext:value-type="float">
            <text:p>0.549401973694593</text:p>
          </table:table-cell>
          <table:table-cell office:value-type="float" office:value="0" calcext:value-type="float">
            <text:p>0</text:p>
          </table:table-cell>
          <table:table-cell office:value-type="float" office:value="0.43087468376642" calcext:value-type="float">
            <text:p>0.43087468376642</text:p>
          </table:table-cell>
          <table:table-cell office:value-type="float" office:value="0.579091222939407" calcext:value-type="float">
            <text:p>0.579091222939407</text:p>
          </table:table-cell>
          <table:table-cell office:value-type="float" office:value="0" calcext:value-type="float">
            <text:p>0</text:p>
          </table:table-cell>
          <table:table-cell office:value-type="float" office:value="0.453517653128641" calcext:value-type="float">
            <text:p>0.45351765312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2622725430609" calcext:value-type="float">
            <text:p>0.482622725430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590160238052" calcext:value-type="float">
            <text:p>0.48590160238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523294591178" calcext:value-type="float">
            <text:p>0.516523294591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23738253648763" calcext:value-type="float">
            <text:p>0.423738253648763</text:p>
          </table:table-cell>
          <table:table-cell office:value-type="float" office:value="0.258530867213232" calcext:value-type="float">
            <text:p>0.258530867213232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46960459804777" calcext:value-type="float">
            <text:p>0.446960459804777</text:p>
          </table:table-cell>
          <table:table-cell office:value-type="float" office:value="0.286307236263039" calcext:value-type="float">
            <text:p>0.286307236263039</text:p>
          </table:table-cell>
          <table:table-cell office:value-type="float" office:value="0.00463202300460286" calcext:value-type="float">
            <text:p>0.00463202300460286</text:p>
          </table:table-cell>
          <table:table-cell office:value-type="float" office:value="0.48950154140357" calcext:value-type="float">
            <text:p>0.48950154140357</text:p>
          </table:table-cell>
          <table:table-cell office:value-type="float" office:value="0.286307236263039" calcext:value-type="float">
            <text:p>0.286307236263039</text:p>
          </table:table-cell>
          <table:table-cell office:value-type="float" office:value="0.00560458186751921" calcext:value-type="float">
            <text:p>0.00560458186751921</text:p>
          </table:table-cell>
          <table:table-cell office:value-type="float" office:value="0.48950154140357" calcext:value-type="float">
            <text:p>0.48950154140357</text:p>
          </table:table-cell>
          <table:table-cell office:value-type="float" office:value="0.288189028153072" calcext:value-type="float">
            <text:p>0.288189028153072</text:p>
          </table:table-cell>
          <table:table-cell office:value-type="float" office:value="0.0963295749228451" calcext:value-type="float">
            <text:p>0.0963295749228451</text:p>
          </table:table-cell>
          <table:table-cell office:value-type="float" office:value="0" calcext:value-type="float">
            <text:p>0</text:p>
          </table:table-cell>
          <table:table-cell office:value-type="float" office:value="0.316415378479371" calcext:value-type="float">
            <text:p>0.316415378479371</text:p>
          </table:table-cell>
          <table:table-cell office:value-type="float" office:value="0.174792682637215" calcext:value-type="float">
            <text:p>0.174792682637215</text:p>
          </table:table-cell>
          <table:table-cell office:value-type="float" office:value="0" calcext:value-type="float">
            <text:p>0</text:p>
          </table:table-cell>
          <table:table-cell office:value-type="float" office:value="0.316415378479371" calcext:value-type="float">
            <text:p>0.316415378479371</text:p>
          </table:table-cell>
          <table:table-cell office:value-type="float" office:value="0.246495357765699" calcext:value-type="float">
            <text:p>0.246495357765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6347153991102" calcext:value-type="float">
            <text:p>0.27634715399110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398168693590943" calcext:value-type="float">
            <text:p>0.398168693590943</text:p>
          </table:table-cell>
          <table:table-cell office:value-type="float" office:value="0.404318768104292" calcext:value-type="float">
            <text:p>0.404318768104292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52334633092538" calcext:value-type="float">
            <text:p>0.452334633092538</text:p>
          </table:table-cell>
          <table:table-cell office:value-type="float" office:value="0.404318768104292" calcext:value-type="float">
            <text:p>0.404318768104292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94350878666996" calcext:value-type="float">
            <text:p>0.494350878666996</text:p>
          </table:table-cell>
          <table:table-cell office:value-type="float" office:value="0.462009826915751" calcext:value-type="float">
            <text:p>0.462009826915751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494350878666996" calcext:value-type="float">
            <text:p>0.494350878666996</text:p>
          </table:table-cell>
          <table:table-cell office:value-type="float" office:value="0.483073524728713" calcext:value-type="float">
            <text:p>0.483073524728713</text:p>
          </table:table-cell>
          <table:table-cell office:value-type="float" office:value="0.455882147844019" calcext:value-type="float">
            <text:p>0.455882147844019</text:p>
          </table:table-cell>
          <table:table-cell office:value-type="float" office:value="0.531343638552197" calcext:value-type="float">
            <text:p>0.53134363855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2122020115526" calcext:value-type="float">
            <text:p>0.56212202011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3434497613859" calcext:value-type="float">
            <text:p>0.563434497613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787456351216" calcext:value-type="float">
            <text:p>0.6017874563512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841828776758272" calcext:value-type="float">
            <text:p>0.841828776758272</text:p>
          </table:table-cell>
          <table:table-cell office:value-type="float" office:value="0.181438347695627" calcext:value-type="float">
            <text:p>0.181438347695627</text:p>
          </table:table-cell>
          <table:table-cell office:value-type="float" office:value="0.304242242959538" calcext:value-type="float">
            <text:p>0.304242242959538</text:p>
          </table:table-cell>
          <table:table-cell office:value-type="float" office:value="0.848998501705663" calcext:value-type="float">
            <text:p>0.848998501705663</text:p>
          </table:table-cell>
          <table:table-cell office:value-type="float" office:value="0.223137689589497" calcext:value-type="float">
            <text:p>0.223137689589497</text:p>
          </table:table-cell>
          <table:table-cell office:value-type="float" office:value="0.337233254936846" calcext:value-type="float">
            <text:p>0.337233254936846</text:p>
          </table:table-cell>
          <table:table-cell office:value-type="float" office:value="0.859942588547143" calcext:value-type="float">
            <text:p>0.859942588547143</text:p>
          </table:table-cell>
          <table:table-cell office:value-type="float" office:value="0" calcext:value-type="float">
            <text:p>0</text:p>
          </table:table-cell>
          <table:table-cell office:value-type="float" office:value="0.36179818387632" calcext:value-type="float">
            <text:p>0.36179818387632</text:p>
          </table:table-cell>
          <table:table-cell office:value-type="float" office:value="0.866187786428638" calcext:value-type="float">
            <text:p>0.866187786428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8428907935311" calcext:value-type="float">
            <text:p>0.868428907935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784709516835" calcext:value-type="float">
            <text:p>0.87784709516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145250429412" calcext:value-type="float">
            <text:p>0.88414525042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690093776137" calcext:value-type="float">
            <text:p>0.89169009377613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722252568393066" calcext:value-type="float">
            <text:p>0.722252568393066</text:p>
          </table:table-cell>
          <table:table-cell office:value-type="float" office:value="0.539161276675255" calcext:value-type="float">
            <text:p>0.539161276675255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740808461470793" calcext:value-type="float">
            <text:p>0.740808461470793</text:p>
          </table:table-cell>
          <table:table-cell office:value-type="float" office:value="0.539161276675255" calcext:value-type="float">
            <text:p>0.539161276675255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74678722780993" calcext:value-type="float">
            <text:p>0.74678722780993</text:p>
          </table:table-cell>
          <table:table-cell office:value-type="float" office:value="0.547184909056682" calcext:value-type="float">
            <text:p>0.54718490905668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76629492760782" calcext:value-type="float">
            <text:p>0.76629492760782</text:p>
          </table:table-cell>
          <table:table-cell office:value-type="float" office:value="0.547184909056682" calcext:value-type="float">
            <text:p>0.547184909056682</text:p>
          </table:table-cell>
          <table:table-cell office:value-type="float" office:value="0.483011175485574" calcext:value-type="float">
            <text:p>0.483011175485574</text:p>
          </table:table-cell>
          <table:table-cell office:value-type="float" office:value="0.787207246746056" calcext:value-type="float">
            <text:p>0.787207246746056</text:p>
          </table:table-cell>
          <table:table-cell office:value-type="float" office:value="0.583529809388701" calcext:value-type="float">
            <text:p>0.583529809388701</text:p>
          </table:table-cell>
          <table:table-cell office:value-type="float" office:value="0" calcext:value-type="float">
            <text:p>0</text:p>
          </table:table-cell>
          <table:table-cell office:value-type="float" office:value="0.787207246746056" calcext:value-type="float">
            <text:p>0.787207246746056</text:p>
          </table:table-cell>
          <table:table-cell office:value-type="float" office:value="0.583529809388701" calcext:value-type="float">
            <text:p>0.583529809388701</text:p>
          </table:table-cell>
          <table:table-cell office:value-type="float" office:value="0" calcext:value-type="float">
            <text:p>0</text:p>
          </table:table-cell>
          <table:table-cell office:value-type="float" office:value="0.805675919095094" calcext:value-type="float">
            <text:p>0.805675919095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8459437514553" calcext:value-type="float">
            <text:p>0.81845943751455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342081748715907" calcext:value-type="float">
            <text:p>0.342081748715907</text:p>
          </table:table-cell>
          <table:table-cell office:value-type="float" office:value="0.0434125328548192" calcext:value-type="float">
            <text:p>0.0434125328548192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390638327346719" calcext:value-type="float">
            <text:p>0.390638327346719</text:p>
          </table:table-cell>
          <table:table-cell office:value-type="float" office:value="0.117003274821895" calcext:value-type="float">
            <text:p>0.117003274821895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441149259328383" calcext:value-type="float">
            <text:p>0.441149259328383</text:p>
          </table:table-cell>
          <table:table-cell office:value-type="float" office:value="0.191351471302558" calcext:value-type="float">
            <text:p>0.191351471302558</text:p>
          </table:table-cell>
          <table:table-cell office:value-type="float" office:value="0.845134914490605" calcext:value-type="float">
            <text:p>0.845134914490605</text:p>
          </table:table-cell>
          <table:table-cell office:value-type="float" office:value="0.441149259328383" calcext:value-type="float">
            <text:p>0.441149259328383</text:p>
          </table:table-cell>
          <table:table-cell office:value-type="float" office:value="0.23318035744578" calcext:value-type="float">
            <text:p>0.23318035744578</text:p>
          </table:table-cell>
          <table:table-cell office:value-type="float" office:value="0" calcext:value-type="float">
            <text:p>0</text:p>
          </table:table-cell>
          <table:table-cell office:value-type="float" office:value="0.44291445337146" calcext:value-type="float">
            <text:p>0.44291445337146</text:p>
          </table:table-cell>
          <table:table-cell office:value-type="float" office:value="0.245365747878896" calcext:value-type="float">
            <text:p>0.245365747878896</text:p>
          </table:table-cell>
          <table:table-cell office:value-type="float" office:value="0" calcext:value-type="float">
            <text:p>0</text:p>
          </table:table-cell>
          <table:table-cell office:value-type="float" office:value="0.44291445337146" calcext:value-type="float">
            <text:p>0.44291445337146</text:p>
          </table:table-cell>
          <table:table-cell office:value-type="float" office:value="0.276969326192181" calcext:value-type="float">
            <text:p>0.276969326192181</text:p>
          </table:table-cell>
          <table:table-cell office:value-type="float" office:value="0" calcext:value-type="float">
            <text:p>0</text:p>
          </table:table-cell>
          <table:table-cell office:value-type="float" office:value="0.480384145240956" calcext:value-type="float">
            <text:p>0.48038414524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1839807349967" calcext:value-type="float">
            <text:p>0.52183980734996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151674879732751" calcext:value-type="float">
            <text:p>0.151674879732751</text:p>
          </table:table-cell>
          <table:table-cell office:value-type="float" office:value="0.106876923094744" calcext:value-type="float">
            <text:p>0.106876923094744</text:p>
          </table:table-cell>
          <table:table-cell office:value-type="float" office:value="0" calcext:value-type="float">
            <text:p>0</text:p>
          </table:table-cell>
          <table:table-cell office:value-type="float" office:value="0.201745629878465" calcext:value-type="float">
            <text:p>0.20174562987846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267576148379045" calcext:value-type="float">
            <text:p>0.26757614837904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31434331177385" calcext:value-type="float">
            <text:p>0.31434331177385</text:p>
          </table:table-cell>
          <table:table-cell office:value-type="float" office:value="0.118550968480509" calcext:value-type="float">
            <text:p>0.118550968480509</text:p>
          </table:table-cell>
          <table:table-cell office:value-type="float" office:value="0" calcext:value-type="float">
            <text:p>0</text:p>
          </table:table-cell>
          <table:table-cell office:value-type="float" office:value="0.31434331177385" calcext:value-type="float">
            <text:p>0.31434331177385</text:p>
          </table:table-cell>
          <table:table-cell office:value-type="float" office:value="0.198432690711546" calcext:value-type="float">
            <text:p>0.198432690711546</text:p>
          </table:table-cell>
          <table:table-cell office:value-type="float" office:value="0" calcext:value-type="float">
            <text:p>0</text:p>
          </table:table-cell>
          <table:table-cell office:value-type="float" office:value="0.380839740367908" calcext:value-type="float">
            <text:p>0.380839740367908</text:p>
          </table:table-cell>
          <table:table-cell office:value-type="float" office:value="0.198432690711546" calcext:value-type="float">
            <text:p>0.198432690711546</text:p>
          </table:table-cell>
          <table:table-cell office:value-type="float" office:value="0" calcext:value-type="float">
            <text:p>0</text:p>
          </table:table-cell>
          <table:table-cell office:value-type="float" office:value="0.439772143586262" calcext:value-type="float">
            <text:p>0.439772143586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4516163443177" calcext:value-type="float">
            <text:p>0.49451616344317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334905614657086" calcext:value-type="float">
            <text:p>0.334905614657086</text:p>
          </table:table-cell>
          <table:table-cell office:value-type="float" office:value="0.533602546726879" calcext:value-type="float">
            <text:p>0.533602546726879</text:p>
          </table:table-cell>
          <table:table-cell office:value-type="float" office:value="0.472214925161949" calcext:value-type="float">
            <text:p>0.472214925161949</text:p>
          </table:table-cell>
          <table:table-cell office:value-type="float" office:value="0.36079744737088" calcext:value-type="float">
            <text:p>0.36079744737088</text:p>
          </table:table-cell>
          <table:table-cell office:value-type="float" office:value="0.579876543862689" calcext:value-type="float">
            <text:p>0.579876543862689</text:p>
          </table:table-cell>
          <table:table-cell office:value-type="float" office:value="0" calcext:value-type="float">
            <text:p>0</text:p>
          </table:table-cell>
          <table:table-cell office:value-type="float" office:value="0.361939953841593" calcext:value-type="float">
            <text:p>0.361939953841593</text:p>
          </table:table-cell>
          <table:table-cell office:value-type="float" office:value="0.583438855346091" calcext:value-type="float">
            <text:p>0.583438855346091</text:p>
          </table:table-cell>
          <table:table-cell office:value-type="float" office:value="0" calcext:value-type="float">
            <text:p>0</text:p>
          </table:table-cell>
          <table:table-cell office:value-type="float" office:value="0.405683135722985" calcext:value-type="float">
            <text:p>0.405683135722985</text:p>
          </table:table-cell>
          <table:table-cell office:value-type="float" office:value="0.598242795618498" calcext:value-type="float">
            <text:p>0.598242795618498</text:p>
          </table:table-cell>
          <table:table-cell office:value-type="float" office:value="0" calcext:value-type="float">
            <text:p>0</text:p>
          </table:table-cell>
          <table:table-cell office:value-type="float" office:value="0.454256520505455" calcext:value-type="float">
            <text:p>0.45425652050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884029873834" calcext:value-type="float">
            <text:p>0.500884029873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214396223948" calcext:value-type="float">
            <text:p>0.544214396223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9120096923738" calcext:value-type="float">
            <text:p>0.559120096923738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13238045840755" calcext:value-type="float">
            <text:p>0.113238045840755</text:p>
          </table:table-cell>
          <table:table-cell office:value-type="float" office:value="0.736873744944182" calcext:value-type="float">
            <text:p>0.736873744944182</text:p>
          </table:table-cell>
          <table:table-cell office:value-type="float" office:value="0.136783550928061" calcext:value-type="float">
            <text:p>0.136783550928061</text:p>
          </table:table-cell>
          <table:table-cell office:value-type="float" office:value="0.174626497757805" calcext:value-type="float">
            <text:p>0.174626497757805</text:p>
          </table:table-cell>
          <table:table-cell office:value-type="float" office:value="0.746019264297887" calcext:value-type="float">
            <text:p>0.746019264297887</text:p>
          </table:table-cell>
          <table:table-cell office:value-type="float" office:value="0.142770932512508" calcext:value-type="float">
            <text:p>0.142770932512508</text:p>
          </table:table-cell>
          <table:table-cell office:value-type="float" office:value="0.230763514838356" calcext:value-type="float">
            <text:p>0.230763514838356</text:p>
          </table:table-cell>
          <table:table-cell office:value-type="float" office:value="0.768922281716963" calcext:value-type="float">
            <text:p>0.768922281716963</text:p>
          </table:table-cell>
          <table:table-cell office:value-type="float" office:value="0.167263003041839" calcext:value-type="float">
            <text:p>0.167263003041839</text:p>
          </table:table-cell>
          <table:table-cell office:value-type="float" office:value="0.254637689079381" calcext:value-type="float">
            <text:p>0.254637689079381</text:p>
          </table:table-cell>
          <table:table-cell office:value-type="float" office:value="0.791840799769785" calcext:value-type="float">
            <text:p>0.791840799769785</text:p>
          </table:table-cell>
          <table:table-cell office:value-type="float" office:value="0.201806557707474" calcext:value-type="float">
            <text:p>0.201806557707474</text:p>
          </table:table-cell>
          <table:table-cell office:value-type="float" office:value="0.31926294903846" calcext:value-type="float">
            <text:p>0.31926294903846</text:p>
          </table:table-cell>
          <table:table-cell office:value-type="float" office:value="0" calcext:value-type="float">
            <text:p>0</text:p>
          </table:table-cell>
          <table:table-cell office:value-type="float" office:value="0.201806557707474" calcext:value-type="float">
            <text:p>0.201806557707474</text:p>
          </table:table-cell>
          <table:table-cell office:value-type="float" office:value="0.336193851083795" calcext:value-type="float">
            <text:p>0.336193851083795</text:p>
          </table:table-cell>
          <table:table-cell office:value-type="float" office:value="0" calcext:value-type="float">
            <text:p>0</text:p>
          </table:table-cell>
          <table:table-cell office:value-type="float" office:value="0.251155248137628" calcext:value-type="float">
            <text:p>0.251155248137628</text:p>
          </table:table-cell>
          <table:table-cell office:value-type="float" office:value="0.344299582260144" calcext:value-type="float">
            <text:p>0.344299582260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13949223736" calcext:value-type="float">
            <text:p>0.401394922373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39272072663387" calcext:value-type="float">
            <text:p>0.139272072663387</text:p>
          </table:table-cell>
          <table:table-cell office:value-type="float" office:value="0.764883261542128" calcext:value-type="float">
            <text:p>0.764883261542128</text:p>
          </table:table-cell>
          <table:table-cell office:value-type="float" office:value="0.788288651552622" calcext:value-type="float">
            <text:p>0.788288651552622</text:p>
          </table:table-cell>
          <table:table-cell office:value-type="float" office:value="0.221061655466588" calcext:value-type="float">
            <text:p>0.221061655466588</text:p>
          </table:table-cell>
          <table:table-cell office:value-type="float" office:value="0.781106431487102" calcext:value-type="float">
            <text:p>0.781106431487102</text:p>
          </table:table-cell>
          <table:table-cell office:value-type="float" office:value="0" calcext:value-type="float">
            <text:p>0</text:p>
          </table:table-cell>
          <table:table-cell office:value-type="float" office:value="0.258496386761368" calcext:value-type="float">
            <text:p>0.258496386761368</text:p>
          </table:table-cell>
          <table:table-cell office:value-type="float" office:value="0.781106431487102" calcext:value-type="float">
            <text:p>0.781106431487102</text:p>
          </table:table-cell>
          <table:table-cell office:value-type="float" office:value="0" calcext:value-type="float">
            <text:p>0</text:p>
          </table:table-cell>
          <table:table-cell office:value-type="float" office:value="0.302988127206157" calcext:value-type="float">
            <text:p>0.302988127206157</text:p>
          </table:table-cell>
          <table:table-cell office:value-type="float" office:value="0.797766892418642" calcext:value-type="float">
            <text:p>0.797766892418642</text:p>
          </table:table-cell>
          <table:table-cell office:value-type="float" office:value="0" calcext:value-type="float">
            <text:p>0</text:p>
          </table:table-cell>
          <table:table-cell office:value-type="float" office:value="0.363507751715166" calcext:value-type="float">
            <text:p>0.363507751715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8493573696358" calcext:value-type="float">
            <text:p>0.408493573696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7939023077431" calcext:value-type="float">
            <text:p>0.44793902307743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01627320047745" calcext:value-type="float">
            <text:p>0.201627320047745</text:p>
          </table:table-cell>
          <table:table-cell office:value-type="float" office:value="0.212044839908227" calcext:value-type="float">
            <text:p>0.212044839908227</text:p>
          </table:table-cell>
          <table:table-cell office:value-type="float" office:value="0.0205844942958024" calcext:value-type="float">
            <text:p>0.0205844942958024</text:p>
          </table:table-cell>
          <table:table-cell office:value-type="float" office:value="0.249277622527756" calcext:value-type="float">
            <text:p>0.249277622527756</text:p>
          </table:table-cell>
          <table:table-cell office:value-type="float" office:value="0.235941561653575" calcext:value-type="float">
            <text:p>0.235941561653575</text:p>
          </table:table-cell>
          <table:table-cell office:value-type="float" office:value="0.1003548003713" calcext:value-type="float">
            <text:p>0.1003548003713</text:p>
          </table:table-cell>
          <table:table-cell office:value-type="float" office:value="0.286504123604669" calcext:value-type="float">
            <text:p>0.286504123604669</text:p>
          </table:table-cell>
          <table:table-cell office:value-type="float" office:value="0.307998066836522" calcext:value-type="float">
            <text:p>0.307998066836522</text:p>
          </table:table-cell>
          <table:table-cell office:value-type="float" office:value="0.187010653749491" calcext:value-type="float">
            <text:p>0.187010653749491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.346795853754882" calcext:value-type="float">
            <text:p>0.346795853754882</text:p>
          </table:table-cell>
          <table:table-cell office:value-type="float" office:value="0.187010653749491" calcext:value-type="float">
            <text:p>0.187010653749491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" calcext:value-type="float">
            <text:p>0</text:p>
          </table:table-cell>
          <table:table-cell office:value-type="float" office:value="0.262341240511876" calcext:value-type="float">
            <text:p>0.262341240511876</text:p>
          </table:table-cell>
          <table:table-cell office:value-type="float" office:value="0.302255944440487" calcext:value-type="float">
            <text:p>0.302255944440487</text:p>
          </table:table-cell>
          <table:table-cell office:value-type="float" office:value="0" calcext:value-type="float">
            <text:p>0</text:p>
          </table:table-cell>
          <table:table-cell office:value-type="float" office:value="0.289669439688881" calcext:value-type="float">
            <text:p>0.289669439688881</text:p>
          </table:table-cell>
          <table:table-cell office:value-type="float" office:value="0.302255944440487" calcext:value-type="float">
            <text:p>0.302255944440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9319840717416" calcext:value-type="float">
            <text:p>0.35931984071741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42696083158249" calcext:value-type="float">
            <text:p>0.542696083158249</text:p>
          </table:table-cell>
          <table:table-cell office:value-type="float" office:value="0.358830484123503" calcext:value-type="float">
            <text:p>0.358830484123503</text:p>
          </table:table-cell>
          <table:table-cell office:value-type="float" office:value="0.37978578017923" calcext:value-type="float">
            <text:p>0.37978578017923</text:p>
          </table:table-cell>
          <table:table-cell office:value-type="float" office:value="0.542696083158249" calcext:value-type="float">
            <text:p>0.542696083158249</text:p>
          </table:table-cell>
          <table:table-cell office:value-type="float" office:value="0.358830484123503" calcext:value-type="float">
            <text:p>0.358830484123503</text:p>
          </table:table-cell>
          <table:table-cell office:value-type="float" office:value="0.423743134155507" calcext:value-type="float">
            <text:p>0.423743134155507</text:p>
          </table:table-cell>
          <table:table-cell office:value-type="float" office:value="0.579087993630957" calcext:value-type="float">
            <text:p>0.579087993630957</text:p>
          </table:table-cell>
          <table:table-cell office:value-type="float" office:value="0.372947959823332" calcext:value-type="float">
            <text:p>0.372947959823332</text:p>
          </table:table-cell>
          <table:table-cell office:value-type="float" office:value="0.475324908537642" calcext:value-type="float">
            <text:p>0.475324908537642</text:p>
          </table:table-cell>
          <table:table-cell office:value-type="float" office:value="0" calcext:value-type="float">
            <text:p>0</text:p>
          </table:table-cell>
          <table:table-cell office:value-type="float" office:value="0.372947959823332" calcext:value-type="float">
            <text:p>0.372947959823332</text:p>
          </table:table-cell>
          <table:table-cell office:value-type="float" office:value="0.496390315227256" calcext:value-type="float">
            <text:p>0.496390315227256</text:p>
          </table:table-cell>
          <table:table-cell office:value-type="float" office:value="0" calcext:value-type="float">
            <text:p>0</text:p>
          </table:table-cell>
          <table:table-cell office:value-type="float" office:value="0.39463988410784" calcext:value-type="float">
            <text:p>0.39463988410784</text:p>
          </table:table-cell>
          <table:table-cell office:value-type="float" office:value="0.505680717996125" calcext:value-type="float">
            <text:p>0.505680717996125</text:p>
          </table:table-cell>
          <table:table-cell office:value-type="float" office:value="0" calcext:value-type="float">
            <text:p>0</text:p>
          </table:table-cell>
          <table:table-cell office:value-type="float" office:value="0.415040712301887" calcext:value-type="float">
            <text:p>0.415040712301887</text:p>
          </table:table-cell>
          <table:table-cell office:value-type="float" office:value="0.551989658675855" calcext:value-type="float">
            <text:p>0.551989658675855</text:p>
          </table:table-cell>
          <table:table-cell office:value-type="float" office:value="0" calcext:value-type="float">
            <text:p>0</text:p>
          </table:table-cell>
          <table:table-cell office:value-type="float" office:value="0.456261668004386" calcext:value-type="float">
            <text:p>0.456261668004386</text:p>
          </table:table-cell>
          <table:table-cell office:value-type="float" office:value="0.56323322463666" calcext:value-type="float">
            <text:p>0.56323322463666</text:p>
          </table:table-cell>
          <table:table-cell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office:value-type="float" office:value="0.566188753858778" calcext:value-type="float">
            <text:p>0.566188753858778</text:p>
          </table:table-cell>
          <table:table-cell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7092515600714" calcext:value-type="float">
            <text:p>0.48709251560071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311722067795548" calcext:value-type="float">
            <text:p>0.311722067795548</text:p>
          </table:table-cell>
          <table:table-cell office:value-type="float" office:value="0.411028469806705" calcext:value-type="float">
            <text:p>0.41102846980670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421325967190151" calcext:value-type="float">
            <text:p>0.421325967190151</text:p>
          </table:table-cell>
          <table:table-cell office:value-type="float" office:value="0.987693399476002" calcext:value-type="float">
            <text:p>0.987693399476002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466152012569392" calcext:value-type="float">
            <text:p>0.466152012569392</text:p>
          </table:table-cell>
          <table:table-cell office:value-type="float" office:value="0" calcext:value-type="float">
            <text:p>0</text:p>
          </table:table-cell>
          <table:table-cell office:value-type="float" office:value="0.332172299799764" calcext:value-type="float">
            <text:p>0.332172299799764</text:p>
          </table:table-cell>
          <table:table-cell office:value-type="float" office:value="0.503287447322145" calcext:value-type="float">
            <text:p>0.503287447322145</text:p>
          </table:table-cell>
          <table:table-cell office:value-type="float" office:value="0" calcext:value-type="float">
            <text:p>0</text:p>
          </table:table-cell>
          <table:table-cell office:value-type="float" office:value="0.336993909542432" calcext:value-type="float">
            <text:p>0.336993909542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248962040068" calcext:value-type="float">
            <text:p>0.34824896204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139990781608" calcext:value-type="float">
            <text:p>0.39213999078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5237305592187" calcext:value-type="float">
            <text:p>0.42523730559218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248489139814466" calcext:value-type="float">
            <text:p>0.248489139814466</text:p>
          </table:table-cell>
          <table:table-cell office:value-type="float" office:value="0.451767678737229" calcext:value-type="float">
            <text:p>0.451767678737229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.2646421426948" calcext:value-type="float">
            <text:p>0.2646421426948</text:p>
          </table:table-cell>
          <table:table-cell office:value-type="float" office:value="0.505253783243736" calcext:value-type="float">
            <text:p>0.505253783243736</text:p>
          </table:table-cell>
          <table:table-cell office:value-type="float" office:value="0" calcext:value-type="float">
            <text:p>0</text:p>
          </table:table-cell>
          <table:table-cell office:value-type="float" office:value="0.271369699166844" calcext:value-type="float">
            <text:p>0.271369699166844</text:p>
          </table:table-cell>
          <table:table-cell office:value-type="float" office:value="0.518366855011592" calcext:value-type="float">
            <text:p>0.518366855011592</text:p>
          </table:table-cell>
          <table:table-cell office:value-type="float" office:value="0" calcext:value-type="float">
            <text:p>0</text:p>
          </table:table-cell>
          <table:table-cell office:value-type="float" office:value="0.322008185243042" calcext:value-type="float">
            <text:p>0.322008185243042</text:p>
          </table:table-cell>
          <table:table-cell office:value-type="float" office:value="0.539973429917779" calcext:value-type="float">
            <text:p>0.539973429917779</text:p>
          </table:table-cell>
          <table:table-cell office:value-type="float" office:value="0" calcext:value-type="float">
            <text:p>0</text:p>
          </table:table-cell>
          <table:table-cell office:value-type="float" office:value="0.359661379418049" calcext:value-type="float">
            <text:p>0.359661379418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2627122844748" calcext:value-type="float">
            <text:p>0.392627122844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824169531226" calcext:value-type="float">
            <text:p>0.42282416953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250804009834" calcext:value-type="float">
            <text:p>0.44525080400983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124662681203267" calcext:value-type="float">
            <text:p>0.124662681203267</text:p>
          </table:table-cell>
          <table:table-cell office:value-type="float" office:value="0.567312219628904" calcext:value-type="float">
            <text:p>0.567312219628904</text:p>
          </table:table-cell>
          <table:table-cell office:value-type="float" office:value="0.924511879376488" calcext:value-type="float">
            <text:p>0.924511879376488</text:p>
          </table:table-cell>
          <table:table-cell office:value-type="float" office:value="0.131239771643763" calcext:value-type="float">
            <text:p>0.131239771643763</text:p>
          </table:table-cell>
          <table:table-cell office:value-type="float" office:value="0.567312219628904" calcext:value-type="float">
            <text:p>0.567312219628904</text:p>
          </table:table-cell>
          <table:table-cell office:value-type="float" office:value="0.928297731631288" calcext:value-type="float">
            <text:p>0.928297731631288</text:p>
          </table:table-cell>
          <table:table-cell office:value-type="float" office:value="0.202983446523867" calcext:value-type="float">
            <text:p>0.202983446523867</text:p>
          </table:table-cell>
          <table:table-cell office:value-type="float" office:value="0.595928917799577" calcext:value-type="float">
            <text:p>0.595928917799577</text:p>
          </table:table-cell>
          <table:table-cell office:value-type="float" office:value="0.933681647512597" calcext:value-type="float">
            <text:p>0.933681647512597</text:p>
          </table:table-cell>
          <table:table-cell office:value-type="float" office:value="0.281622088476828" calcext:value-type="float">
            <text:p>0.281622088476828</text:p>
          </table:table-cell>
          <table:table-cell office:value-type="float" office:value="0.609139279001503" calcext:value-type="float">
            <text:p>0.609139279001503</text:p>
          </table:table-cell>
          <table:table-cell office:value-type="float" office:value="0" calcext:value-type="float">
            <text:p>0</text:p>
          </table:table-cell>
          <table:table-cell office:value-type="float" office:value="0.316583310251215" calcext:value-type="float">
            <text:p>0.316583310251215</text:p>
          </table:table-cell>
          <table:table-cell office:value-type="float" office:value="0.609139279001503" calcext:value-type="float">
            <text:p>0.609139279001503</text:p>
          </table:table-cell>
          <table:table-cell office:value-type="float" office:value="0" calcext:value-type="float">
            <text:p>0</text:p>
          </table:table-cell>
          <table:table-cell office:value-type="float" office:value="0.316583310251215" calcext:value-type="float">
            <text:p>0.316583310251215</text:p>
          </table:table-cell>
          <table:table-cell office:value-type="float" office:value="0.622715565295058" calcext:value-type="float">
            <text:p>0.622715565295058</text:p>
          </table:table-cell>
          <table:table-cell office:value-type="float" office:value="0" calcext:value-type="float">
            <text:p>0</text:p>
          </table:table-cell>
          <table:table-cell office:value-type="float" office:value="0.363918523801666" calcext:value-type="float">
            <text:p>0.363918523801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304107730749" calcext:value-type="float">
            <text:p>0.41530410773074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301377874164142" calcext:value-type="float">
            <text:p>0.301377874164142</text:p>
          </table:table-cell>
          <table:table-cell office:value-type="float" office:value="0.607905092793445" calcext:value-type="float">
            <text:p>0.607905092793445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334635808563077" calcext:value-type="float">
            <text:p>0.334635808563077</text:p>
          </table:table-cell>
          <table:table-cell office:value-type="float" office:value="0.644642731861227" calcext:value-type="float">
            <text:p>0.644642731861227</text:p>
          </table:table-cell>
          <table:table-cell office:value-type="float" office:value="0" calcext:value-type="float">
            <text:p>0</text:p>
          </table:table-cell>
          <table:table-cell office:value-type="float" office:value="0.371287885462319" calcext:value-type="float">
            <text:p>0.37128788546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159379196894" calcext:value-type="float">
            <text:p>0.432159379196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00774227298" calcext:value-type="float">
            <text:p>0.4425007742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743841132227" calcext:value-type="float">
            <text:p>0.45574384113222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127488662331982" calcext:value-type="float">
            <text:p>0.127488662331982</text:p>
          </table:table-cell>
          <table:table-cell office:value-type="float" office:value="0.884206463348408" calcext:value-type="float">
            <text:p>0.884206463348408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143641720270721" calcext:value-type="float">
            <text:p>0.143641720270721</text:p>
          </table:table-cell>
          <table:table-cell office:value-type="float" office:value="0.895717954604443" calcext:value-type="float">
            <text:p>0.895717954604443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143641720270721" calcext:value-type="float">
            <text:p>0.143641720270721</text:p>
          </table:table-cell>
          <table:table-cell office:value-type="float" office:value="0.899831633923374" calcext:value-type="float">
            <text:p>0.899831633923374</text:p>
          </table:table-cell>
          <table:table-cell office:value-type="float" office:value="0.901502877187134" calcext:value-type="float">
            <text:p>0.901502877187134</text:p>
          </table:table-cell>
          <table:table-cell office:value-type="float" office:value="0.186364420357413" calcext:value-type="float">
            <text:p>0.1863644203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364420357413" calcext:value-type="float">
            <text:p>0.18636442035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70598797617" calcext:value-type="float">
            <text:p>0.19547059879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5470598797617" calcext:value-type="float">
            <text:p>0.195470598797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1584483134462" calcext:value-type="float">
            <text:p>0.22158448313446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149917427348774" calcext:value-type="float">
            <text:p>0.149917427348774</text:p>
          </table:table-cell>
          <table:table-cell office:value-type="float" office:value="0.413549101525352" calcext:value-type="float">
            <text:p>0.413549101525352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157702659798998" calcext:value-type="float">
            <text:p>0.157702659798998</text:p>
          </table:table-cell>
          <table:table-cell office:value-type="float" office:value="0.449102859530047" calcext:value-type="float">
            <text:p>0.449102859530047</text:p>
          </table:table-cell>
          <table:table-cell office:value-type="float" office:value="0.316290357647052" calcext:value-type="float">
            <text:p>0.316290357647052</text:p>
          </table:table-cell>
          <table:table-cell office:value-type="float" office:value="0.157702659798998" calcext:value-type="float">
            <text:p>0.157702659798998</text:p>
          </table:table-cell>
          <table:table-cell office:value-type="float" office:value="0.455790002595638" calcext:value-type="float">
            <text:p>0.455790002595638</text:p>
          </table:table-cell>
          <table:table-cell office:value-type="float" office:value="0.316290357647052" calcext:value-type="float">
            <text:p>0.316290357647052</text:p>
          </table:table-cell>
          <table:table-cell office:value-type="float" office:value="0.161039742920279" calcext:value-type="float">
            <text:p>0.161039742920279</text:p>
          </table:table-cell>
          <table:table-cell office:value-type="float" office:value="0.499011015354923" calcext:value-type="float">
            <text:p>0.499011015354923</text:p>
          </table:table-cell>
          <table:table-cell office:value-type="float" office:value="0.340449390191883" calcext:value-type="float">
            <text:p>0.340449390191883</text:p>
          </table:table-cell>
          <table:table-cell office:value-type="float" office:value="0.184264494913792" calcext:value-type="float">
            <text:p>0.18426449491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21272452372" calcext:value-type="float">
            <text:p>0.18892127245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8921272452372" calcext:value-type="float">
            <text:p>0.188921272452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7865704178389" calcext:value-type="float">
            <text:p>0.23786570417838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24297223485545" calcext:value-type="float">
            <text:p>0.124297223485545</text:p>
          </table:table-cell>
          <table:table-cell office:value-type="float" office:value="0.610980988850992" calcext:value-type="float">
            <text:p>0.610980988850992</text:p>
          </table:table-cell>
          <table:table-cell office:value-type="float" office:value="0.559152869891455" calcext:value-type="float">
            <text:p>0.559152869891455</text:p>
          </table:table-cell>
          <table:table-cell office:value-type="float" office:value="0.200741332707915" calcext:value-type="float">
            <text:p>0.200741332707915</text:p>
          </table:table-cell>
          <table:table-cell office:value-type="float" office:value="0.622773258179099" calcext:value-type="float">
            <text:p>0.622773258179099</text:p>
          </table:table-cell>
          <table:table-cell office:value-type="float" office:value="0.571092431962427" calcext:value-type="float">
            <text:p>0.571092431962427</text:p>
          </table:table-cell>
          <table:table-cell office:value-type="float" office:value="0.260902862526057" calcext:value-type="float">
            <text:p>0.260902862526057</text:p>
          </table:table-cell>
          <table:table-cell office:value-type="float" office:value="0.62549247209961" calcext:value-type="float">
            <text:p>0.62549247209961</text:p>
          </table:table-cell>
          <table:table-cell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office:value-type="float" office:value="0.646248672270053" calcext:value-type="float">
            <text:p>0.646248672270053</text:p>
          </table:table-cell>
          <table:table-cell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902862526057" calcext:value-type="float">
            <text:p>0.26090286252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148761409875" calcext:value-type="float">
            <text:p>0.26314876140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895152044152" calcext:value-type="float">
            <text:p>0.279895152044152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929529144247826" calcext:value-type="float">
            <text:p>0.929529144247826</text:p>
          </table:table-cell>
          <table:table-cell office:value-type="float" office:value="0.311307699156004" calcext:value-type="float">
            <text:p>0.311307699156004</text:p>
          </table:table-cell>
          <table:table-cell office:value-type="float" office:value="0.676371793494602" calcext:value-type="float">
            <text:p>0.676371793494602</text:p>
          </table:table-cell>
          <table:table-cell office:value-type="float" office:value="0.93362060003621" calcext:value-type="float">
            <text:p>0.93362060003621</text:p>
          </table:table-cell>
          <table:table-cell office:value-type="float" office:value="0.377823127793077" calcext:value-type="float">
            <text:p>0.377823127793077</text:p>
          </table:table-cell>
          <table:table-cell office:value-type="float" office:value="0" calcext:value-type="float">
            <text:p>0</text:p>
          </table:table-cell>
          <table:table-cell office:value-type="float" office:value="0.93552727522743" calcext:value-type="float">
            <text:p>0.93552727522743</text:p>
          </table:table-cell>
          <table:table-cell office:value-type="float" office:value="0.410817300052039" calcext:value-type="float">
            <text:p>0.410817300052039</text:p>
          </table:table-cell>
          <table:table-cell office:value-type="float" office:value="0" calcext:value-type="float">
            <text:p>0</text:p>
          </table:table-cell>
          <table:table-cell office:value-type="float" office:value="0.93552727522743" calcext:value-type="float">
            <text:p>0.93552727522743</text:p>
          </table:table-cell>
          <table:table-cell office:value-type="float" office:value="0.447322431922395" calcext:value-type="float">
            <text:p>0.447322431922395</text:p>
          </table:table-cell>
          <table:table-cell office:value-type="float" office:value="0" calcext:value-type="float">
            <text:p>0</text:p>
          </table:table-cell>
          <table:table-cell office:value-type="float" office:value="0.939017160192056" calcext:value-type="float">
            <text:p>0.93901716019205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518838057126072" calcext:value-type="float">
            <text:p>0.518838057126072</text:p>
          </table:table-cell>
          <table:table-cell office:value-type="float" office:value="0.812985738716094" calcext:value-type="float">
            <text:p>0.812985738716094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549318618228059" calcext:value-type="float">
            <text:p>0.549318618228059</text:p>
          </table:table-cell>
          <table:table-cell office:value-type="float" office:value="0.823084731645521" calcext:value-type="float">
            <text:p>0.823084731645521</text:p>
          </table:table-cell>
          <table:table-cell office:value-type="float" office:value="0.816244204236876" calcext:value-type="float">
            <text:p>0.816244204236876</text:p>
          </table:table-cell>
          <table:table-cell office:value-type="float" office:value="0.591805784088812" calcext:value-type="float">
            <text:p>0.591805784088812</text:p>
          </table:table-cell>
          <table:table-cell office:value-type="float" office:value="0.82882874451892" calcext:value-type="float">
            <text:p>0.82882874451892</text:p>
          </table:table-cell>
          <table:table-cell office:value-type="float" office:value="0" calcext:value-type="float">
            <text:p>0</text:p>
          </table:table-cell>
          <table:table-cell office:value-type="float" office:value="0.597115829167908" calcext:value-type="float">
            <text:p>0.597115829167908</text:p>
          </table:table-cell>
          <table:table-cell office:value-type="float" office:value="0.837530415824191" calcext:value-type="float">
            <text:p>0.837530415824191</text:p>
          </table:table-cell>
          <table:table-cell office:value-type="float" office:value="0" calcext:value-type="float">
            <text:p>0</text:p>
          </table:table-cell>
          <table:table-cell office:value-type="float" office:value="0.629416184565945" calcext:value-type="float">
            <text:p>0.629416184565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658416666505" calcext:value-type="float">
            <text:p>0.6565841666650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0023123398011" calcext:value-type="float">
            <text:p>0.900023123398011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0023123398011" calcext:value-type="float">
            <text:p>0.900023123398011</text:p>
          </table:table-cell>
          <table:table-cell office:value-type="float" office:value="0.952207792965975" calcext:value-type="float">
            <text:p>0.952207792965975</text:p>
          </table:table-cell>
          <table:table-cell office:value-type="float" office:value="0.13977237662629" calcext:value-type="float">
            <text:p>0.13977237662629</text:p>
          </table:table-cell>
          <table:table-cell office:value-type="float" office:value="0.904782203976032" calcext:value-type="float">
            <text:p>0.904782203976032</text:p>
          </table:table-cell>
          <table:table-cell office:value-type="float" office:value="0" calcext:value-type="float">
            <text:p>0</text:p>
          </table:table-cell>
          <table:table-cell office:value-type="float" office:value="0.157022067533999" calcext:value-type="float">
            <text:p>0.157022067533999</text:p>
          </table:table-cell>
          <table:table-cell office:value-type="float" office:value="0.910162218862543" calcext:value-type="float">
            <text:p>0.910162218862543</text:p>
          </table:table-cell>
          <table:table-cell office:value-type="float" office:value="0" calcext:value-type="float">
            <text:p>0</text:p>
          </table:table-cell>
          <table:table-cell office:value-type="float" office:value="0.193996379455614" calcext:value-type="float">
            <text:p>0.193996379455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2251799883264" calcext:value-type="float">
            <text:p>0.23225179988326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15335140311608" calcext:value-type="float">
            <text:p>0.15335140311608</text:p>
          </table:table-cell>
          <table:table-cell office:value-type="float" office:value="0.780525515243862" calcext:value-type="float">
            <text:p>0.780525515243862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22700585912403" calcext:value-type="float">
            <text:p>0.222700585912403</text:p>
          </table:table-cell>
          <table:table-cell office:value-type="float" office:value="0" calcext:value-type="float">
            <text:p>0</text:p>
          </table:table-cell>
          <table:table-cell office:value-type="float" office:value="0.607069215495931" calcext:value-type="float">
            <text:p>0.607069215495931</text:p>
          </table:table-cell>
          <table:table-cell office:value-type="float" office:value="0.243456677707155" calcext:value-type="float">
            <text:p>0.243456677707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807194093774" calcext:value-type="float">
            <text:p>0.263807194093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48471387448" calcext:value-type="float">
            <text:p>0.31848471387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895220791885" calcext:value-type="float">
            <text:p>0.35889522079188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932118282483612" calcext:value-type="float">
            <text:p>0.932118282483612</text:p>
          </table:table-cell>
          <table:table-cell office:value-type="float" office:value="0.81918885942679" calcext:value-type="float">
            <text:p>0.81918885942679</text:p>
          </table:table-cell>
          <table:table-cell office:value-type="float" office:value="0.331611692119327" calcext:value-type="float">
            <text:p>0.331611692119327</text:p>
          </table:table-cell>
          <table:table-cell office:value-type="float" office:value="0.932118282483612" calcext:value-type="float">
            <text:p>0.932118282483612</text:p>
          </table:table-cell>
          <table:table-cell office:value-type="float" office:value="0.81918885942679" calcext:value-type="float">
            <text:p>0.81918885942679</text:p>
          </table:table-cell>
          <table:table-cell office:value-type="float" office:value="0.37573851286849" calcext:value-type="float">
            <text:p>0.37573851286849</text:p>
          </table:table-cell>
          <table:table-cell office:value-type="float" office:value="0" calcext:value-type="float">
            <text:p>0</text:p>
          </table:table-cell>
          <table:table-cell office:value-type="float" office:value="0.824891767483276" calcext:value-type="float">
            <text:p>0.824891767483276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1432158620954" calcext:value-type="float">
            <text:p>0.38143215862095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938340456821038" calcext:value-type="float">
            <text:p>0.938340456821038</text:p>
          </table:table-cell>
          <table:table-cell office:value-type="float" office:value="0.951403342206657" calcext:value-type="float">
            <text:p>0.951403342206657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40923532005287" calcext:value-type="float">
            <text:p>0.940923532005287</text:p>
          </table:table-cell>
          <table:table-cell office:value-type="float" office:value="0.951909280307068" calcext:value-type="float">
            <text:p>0.951909280307068</text:p>
          </table:table-cell>
          <table:table-cell office:value-type="float" office:value="0.632234861624849" calcext:value-type="float">
            <text:p>0.632234861624849</text:p>
          </table:table-cell>
          <table:table-cell office:value-type="float" office:value="0.941635798582171" calcext:value-type="float">
            <text:p>0.941635798582171</text:p>
          </table:table-cell>
          <table:table-cell office:value-type="float" office:value="0.951909280307068" calcext:value-type="float">
            <text:p>0.951909280307068</text:p>
          </table:table-cell>
          <table:table-cell office:value-type="float" office:value="0" calcext:value-type="float">
            <text:p>0</text:p>
          </table:table-cell>
          <table:table-cell office:value-type="float" office:value="0.945236443274588" calcext:value-type="float">
            <text:p>0.94523644327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5666767073222" calcext:value-type="float">
            <text:p>0.945666767073222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97295365779554" calcext:value-type="float">
            <text:p>0.797295365779554</text:p>
          </table:table-cell>
          <table:table-cell office:value-type="float" office:value="0.496766858859169" calcext:value-type="float">
            <text:p>0.496766858859169</text:p>
          </table:table-cell>
          <table:table-cell office:value-type="float" office:value="0.731411581923975" calcext:value-type="float">
            <text:p>0.731411581923975</text:p>
          </table:table-cell>
          <table:table-cell office:value-type="float" office:value="0.805580596844137" calcext:value-type="float">
            <text:p>0.805580596844137</text:p>
          </table:table-cell>
          <table:table-cell office:value-type="float" office:value="0.537903637312037" calcext:value-type="float">
            <text:p>0.537903637312037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537903637312037" calcext:value-type="float">
            <text:p>0.537903637312037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582175864347134" calcext:value-type="float">
            <text:p>0.582175864347134</text:p>
          </table:table-cell>
          <table:table-cell office:value-type="float" office:value="0" calcext:value-type="float">
            <text:p>0</text:p>
          </table:table-cell>
          <table:table-cell office:value-type="float" office:value="0.814910310012991" calcext:value-type="float">
            <text:p>0.814910310012991</text:p>
          </table:table-cell>
          <table:table-cell office:value-type="float" office:value="0.621479713598825" calcext:value-type="float">
            <text:p>0.621479713598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1632916512897" calcext:value-type="float">
            <text:p>0.641632916512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053105002938" calcext:value-type="float">
            <text:p>0.6470531050029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462679785669606" calcext:value-type="float">
            <text:p>0.462679785669606</text:p>
          </table:table-cell>
          <table:table-cell office:value-type="float" office:value="0.594476335186173" calcext:value-type="float">
            <text:p>0.594476335186173</text:p>
          </table:table-cell>
          <table:table-cell office:value-type="float" office:value="0.196596803293639" calcext:value-type="float">
            <text:p>0.196596803293639</text:p>
          </table:table-cell>
          <table:table-cell office:value-type="float" office:value="0.462679785669606" calcext:value-type="float">
            <text:p>0.462679785669606</text:p>
          </table:table-cell>
          <table:table-cell office:value-type="float" office:value="0.607980350803511" calcext:value-type="float">
            <text:p>0.607980350803511</text:p>
          </table:table-cell>
          <table:table-cell office:value-type="float" office:value="0.265324780078713" calcext:value-type="float">
            <text:p>0.265324780078713</text:p>
          </table:table-cell>
          <table:table-cell office:value-type="float" office:value="0.49471857156008" calcext:value-type="float">
            <text:p>0.49471857156008</text:p>
          </table:table-cell>
          <table:table-cell office:value-type="float" office:value="0" calcext:value-type="float">
            <text:p>0</text:p>
          </table:table-cell>
          <table:table-cell office:value-type="float" office:value="0.272754012510667" calcext:value-type="float">
            <text:p>0.272754012510667</text:p>
          </table:table-cell>
          <table:table-cell office:value-type="float" office:value="0.517526319603334" calcext:value-type="float">
            <text:p>0.517526319603334</text:p>
          </table:table-cell>
          <table:table-cell office:value-type="float" office:value="0" calcext:value-type="float">
            <text:p>0</text:p>
          </table:table-cell>
          <table:table-cell office:value-type="float" office:value="0.272754012510667" calcext:value-type="float">
            <text:p>0.272754012510667</text:p>
          </table:table-cell>
          <table:table-cell office:value-type="float" office:value="0.523929505433312" calcext:value-type="float">
            <text:p>0.523929505433312</text:p>
          </table:table-cell>
          <table:table-cell office:value-type="float" office:value="0" calcext:value-type="float">
            <text:p>0</text:p>
          </table:table-cell>
          <table:table-cell office:value-type="float" office:value="0.282500216225986" calcext:value-type="float">
            <text:p>0.282500216225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320861409554" calcext:value-type="float">
            <text:p>0.28532086140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825048230925" calcext:value-type="float">
            <text:p>0.355825048230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5693121528085" calcext:value-type="float">
            <text:p>0.415693121528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2558003287628" calcext:value-type="float">
            <text:p>0.432558003287628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934367014769015" calcext:value-type="float">
            <text:p>0.934367014769015</text:p>
          </table:table-cell>
          <table:table-cell office:value-type="float" office:value="0.0955353138346682" calcext:value-type="float">
            <text:p>0.0955353138346682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" calcext:value-type="float">
            <text:p>0</text:p>
          </table:table-cell>
          <table:table-cell office:value-type="float" office:value="0.0955353138346682" calcext:value-type="float">
            <text:p>0.0955353138346682</text:p>
          </table:table-cell>
          <table:table-cell office:value-type="float" office:value="0.100340439171908" calcext:value-type="float">
            <text:p>0.100340439171908</text:p>
          </table:table-cell>
          <table:table-cell office:value-type="float" office:value="0" calcext:value-type="float">
            <text:p>0</text:p>
          </table:table-cell>
          <table:table-cell office:value-type="float" office:value="0.165762243436893" calcext:value-type="float">
            <text:p>0.165762243436893</text:p>
          </table:table-cell>
          <table:table-cell office:value-type="float" office:value="0.100340439171908" calcext:value-type="float">
            <text:p>0.100340439171908</text:p>
          </table:table-cell>
          <table:table-cell office:value-type="float" office:value="0" calcext:value-type="float">
            <text:p>0</text:p>
          </table:table-cell>
          <table:table-cell office:value-type="float" office:value="0.201969777671076" calcext:value-type="float">
            <text:p>0.201969777671076</text:p>
          </table:table-cell>
          <table:table-cell office:value-type="float" office:value="0.105412314627751" calcext:value-type="float">
            <text:p>0.105412314627751</text:p>
          </table:table-cell>
          <table:table-cell office:value-type="float" office:value="0" calcext:value-type="float">
            <text:p>0</text:p>
          </table:table-cell>
          <table:table-cell office:value-type="float" office:value="0.254396784612676" calcext:value-type="float">
            <text:p>0.254396784612676</text:p>
          </table:table-cell>
          <table:table-cell office:value-type="float" office:value="0.193084821939155" calcext:value-type="float">
            <text:p>0.193084821939155</text:p>
          </table:table-cell>
          <table:table-cell office:value-type="float" office:value="0" calcext:value-type="float">
            <text:p>0</text:p>
          </table:table-cell>
          <table:table-cell office:value-type="float" office:value="0.308887030748886" calcext:value-type="float">
            <text:p>0.3088870307488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439134908570218" calcext:value-type="float">
            <text:p>0.439134908570218</text:p>
          </table:table-cell>
          <table:table-cell office:value-type="float" office:value="0.101420828449217" calcext:value-type="float">
            <text:p>0.101420828449217</text:p>
          </table:table-cell>
          <table:table-cell office:value-type="float" office:value="0.0467030444772918" calcext:value-type="float">
            <text:p>0.0467030444772918</text:p>
          </table:table-cell>
          <table:table-cell office:value-type="float" office:value="0.471469705145226" calcext:value-type="float">
            <text:p>0.471469705145226</text:p>
          </table:table-cell>
          <table:table-cell office:value-type="float" office:value="0.11890920199292" calcext:value-type="float">
            <text:p>0.11890920199292</text:p>
          </table:table-cell>
          <table:table-cell office:value-type="float" office:value="0.0771108942017897" calcext:value-type="float">
            <text:p>0.0771108942017897</text:p>
          </table:table-cell>
          <table:table-cell office:value-type="float" office:value="0.476195347486762" calcext:value-type="float">
            <text:p>0.476195347486762</text:p>
          </table:table-cell>
          <table:table-cell office:value-type="float" office:value="0.185435251545706" calcext:value-type="float">
            <text:p>0.185435251545706</text:p>
          </table:table-cell>
          <table:table-cell office:value-type="float" office:value="0.166619954513073" calcext:value-type="float">
            <text:p>0.166619954513073</text:p>
          </table:table-cell>
          <table:table-cell office:value-type="float" office:value="0.521846850876676" calcext:value-type="float">
            <text:p>0.521846850876676</text:p>
          </table:table-cell>
          <table:table-cell office:value-type="float" office:value="0.197446214578252" calcext:value-type="float">
            <text:p>0.197446214578252</text:p>
          </table:table-cell>
          <table:table-cell office:value-type="float" office:value="0.166619954513073" calcext:value-type="float">
            <text:p>0.166619954513073</text:p>
          </table:table-cell>
          <table:table-cell office:value-type="float" office:value="0.521846850876676" calcext:value-type="float">
            <text:p>0.521846850876676</text:p>
          </table:table-cell>
          <table:table-cell office:value-type="float" office:value="0.197446214578252" calcext:value-type="float">
            <text:p>0.197446214578252</text:p>
          </table:table-cell>
          <table:table-cell office:value-type="float" office:value="0.188141526519806" calcext:value-type="float">
            <text:p>0.18814152651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119683429918" calcext:value-type="float">
            <text:p>0.191119683429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30849166975" calcext:value-type="float">
            <text:p>0.21030849166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448260362569" calcext:value-type="float">
            <text:p>0.2554482603625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0664962673667775" calcext:value-type="float">
            <text:p>0.0664962673667775</text:p>
          </table:table-cell>
          <table:table-cell office:value-type="float" office:value="0.709046261722433" calcext:value-type="float">
            <text:p>0.709046261722433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112184270407253" calcext:value-type="float">
            <text:p>0.112184270407253</text:p>
          </table:table-cell>
          <table:table-cell office:value-type="float" office:value="0.737922940235612" calcext:value-type="float">
            <text:p>0.737922940235612</text:p>
          </table:table-cell>
          <table:table-cell office:value-type="float" office:value="0.858034714662698" calcext:value-type="float">
            <text:p>0.858034714662698</text:p>
          </table:table-cell>
          <table:table-cell office:value-type="float" office:value="0.112184270407253" calcext:value-type="float">
            <text:p>0.11218427040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884840838826" calcext:value-type="float">
            <text:p>0.117884840838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5006906049876" calcext:value-type="float">
            <text:p>0.20500690604987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.479181877629731" calcext:value-type="float">
            <text:p>0.479181877629731</text:p>
          </table:table-cell>
          <table:table-cell office:value-type="float" office:value="0.151626809107935" calcext:value-type="float">
            <text:p>0.151626809107935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.502638012168944" calcext:value-type="float">
            <text:p>0.502638012168944</text:p>
          </table:table-cell>
          <table:table-cell office:value-type="float" office:value="0.233171639676599" calcext:value-type="float">
            <text:p>0.233171639676599</text:p>
          </table:table-cell>
          <table:table-cell office:value-type="float" office:value="0.569889684871317" calcext:value-type="float">
            <text:p>0.569889684871317</text:p>
          </table:table-cell>
          <table:table-cell office:value-type="float" office:value="0" calcext:value-type="float">
            <text:p>0</text:p>
          </table:table-cell>
          <table:table-cell office:value-type="float" office:value="0.233171639676599" calcext:value-type="float">
            <text:p>0.233171639676599</text:p>
          </table:table-cell>
          <table:table-cell office:value-type="float" office:value="0.607066624793577" calcext:value-type="float">
            <text:p>0.607066624793577</text:p>
          </table:table-cell>
          <table:table-cell office:value-type="float" office:value="0" calcext:value-type="float">
            <text:p>0</text:p>
          </table:table-cell>
          <table:table-cell office:value-type="float" office:value="0.307547426409622" calcext:value-type="float">
            <text:p>0.307547426409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708466260103" calcext:value-type="float">
            <text:p>0.33470846626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6984493457588" calcext:value-type="float">
            <text:p>0.34698449345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257201832267" calcext:value-type="float">
            <text:p>0.38425720183226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2414568862043" calcext:value-type="float">
            <text:p>0.592414568862043</text:p>
          </table:table-cell>
          <table:table-cell office:value-type="float" office:value="0.181597716801426" calcext:value-type="float">
            <text:p>0.181597716801426</text:p>
          </table:table-cell>
          <table:table-cell office:value-type="float" office:value="0.236870558974482" calcext:value-type="float">
            <text:p>0.236870558974482</text:p>
          </table:table-cell>
          <table:table-cell office:value-type="float" office:value="0" calcext:value-type="float">
            <text:p>0</text:p>
          </table:table-cell>
          <table:table-cell office:value-type="float" office:value="0.185806417118511" calcext:value-type="float">
            <text:p>0.185806417118511</text:p>
          </table:table-cell>
          <table:table-cell office:value-type="float" office:value="0.289910743543669" calcext:value-type="float">
            <text:p>0.289910743543669</text:p>
          </table:table-cell>
          <table:table-cell office:value-type="float" office:value="0" calcext:value-type="float">
            <text:p>0</text:p>
          </table:table-cell>
          <table:table-cell office:value-type="float" office:value="0.253955505192509" calcext:value-type="float">
            <text:p>0.253955505192509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502720390092479" calcext:value-type="float">
            <text:p>0.502720390092479</text:p>
          </table:table-cell>
          <table:table-cell office:value-type="float" office:value="0.353421379302718" calcext:value-type="float">
            <text:p>0.353421379302718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502720390092479" calcext:value-type="float">
            <text:p>0.502720390092479</text:p>
          </table:table-cell>
          <table:table-cell office:value-type="float" office:value="0.415694343345122" calcext:value-type="float">
            <text:p>0.415694343345122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403087381692" calcext:value-type="float">
            <text:p>0.669403087381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0943719790898" calcext:value-type="float">
            <text:p>0.70094371979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5995828946823" calcext:value-type="float">
            <text:p>0.70599582894682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0181101838208405" calcext:value-type="float">
            <text:p>0.0181101838208405</text:p>
          </table:table-cell>
          <table:table-cell office:value-type="float" office:value="0.623859324676573" calcext:value-type="float">
            <text:p>0.623859324676573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0873898914650413" calcext:value-type="float">
            <text:p>0.0873898914650413</text:p>
          </table:table-cell>
          <table:table-cell office:value-type="float" office:value="0.652268117278321" calcext:value-type="float">
            <text:p>0.652268117278321</text:p>
          </table:table-cell>
          <table:table-cell office:value-type="float" office:value="0.871202341605286" calcext:value-type="float">
            <text:p>0.871202341605286</text:p>
          </table:table-cell>
          <table:table-cell office:value-type="float" office:value="0.167779047380822" calcext:value-type="float">
            <text:p>0.167779047380822</text:p>
          </table:table-cell>
          <table:table-cell office:value-type="float" office:value="0.677911040556327" calcext:value-type="float">
            <text:p>0.677911040556327</text:p>
          </table:table-cell>
          <table:table-cell office:value-type="float" office:value="0" calcext:value-type="float">
            <text:p>0</text:p>
          </table:table-cell>
          <table:table-cell office:value-type="float" office:value="0.200443183521788" calcext:value-type="float">
            <text:p>0.200443183521788</text:p>
          </table:table-cell>
          <table:table-cell office:value-type="float" office:value="0.695789713928689" calcext:value-type="float">
            <text:p>0.695789713928689</text:p>
          </table:table-cell>
          <table:table-cell office:value-type="float" office:value="0" calcext:value-type="float">
            <text:p>0</text:p>
          </table:table-cell>
          <table:table-cell office:value-type="float" office:value="0.216397736203505" calcext:value-type="float">
            <text:p>0.216397736203505</text:p>
          </table:table-cell>
          <table:table-cell office:value-type="float" office:value="0.696525652270085" calcext:value-type="float">
            <text:p>0.69652565227008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576288360166813" calcext:value-type="float">
            <text:p>0.576288360166813</text:p>
          </table:table-cell>
          <table:table-cell office:value-type="float" office:value="0.307289964926287" calcext:value-type="float">
            <text:p>0.307289964926287</text:p>
          </table:table-cell>
          <table:table-cell office:value-type="float" office:value="0" calcext:value-type="float">
            <text:p>0</text:p>
          </table:table-cell>
          <table:table-cell office:value-type="float" office:value="0.588765217151836" calcext:value-type="float">
            <text:p>0.588765217151836</text:p>
          </table:table-cell>
          <table:table-cell office:value-type="float" office:value="0.351680646818808" calcext:value-type="float">
            <text:p>0.351680646818808</text:p>
          </table:table-cell>
          <table:table-cell office:value-type="float" office:value="0" calcext:value-type="float">
            <text:p>0</text:p>
          </table:table-cell>
          <table:table-cell office:value-type="float" office:value="0.594091321204769" calcext:value-type="float">
            <text:p>0.594091321204769</text:p>
          </table:table-cell>
          <table:table-cell office:value-type="float" office:value="0.351680646818808" calcext:value-type="float">
            <text:p>0.351680646818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3323853767472" calcext:value-type="float">
            <text:p>0.393323853767472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1185289472238" calcext:value-type="float">
            <text:p>0.61185289472238</text:p>
          </table:table-cell>
          <table:table-cell office:value-type="float" office:value="0.846452291734518" calcext:value-type="float">
            <text:p>0.846452291734518</text:p>
          </table:table-cell>
          <table:table-cell office:value-type="float" office:value="0.228079771948932" calcext:value-type="float">
            <text:p>0.228079771948932</text:p>
          </table:table-cell>
          <table:table-cell office:value-type="float" office:value="0" calcext:value-type="float">
            <text:p>0</text:p>
          </table:table-cell>
          <table:table-cell office:value-type="float" office:value="0.847461232834265" calcext:value-type="float">
            <text:p>0.847461232834265</text:p>
          </table:table-cell>
          <table:table-cell office:value-type="float" office:value="0.239060288460647" calcext:value-type="float">
            <text:p>0.239060288460647</text:p>
          </table:table-cell>
          <table:table-cell office:value-type="float" office:value="0" calcext:value-type="float">
            <text:p>0</text:p>
          </table:table-cell>
          <table:table-cell office:value-type="float" office:value="0.861561858435808" calcext:value-type="float">
            <text:p>0.861561858435808</text:p>
          </table:table-cell>
          <table:table-cell office:value-type="float" office:value="0.272496359071351" calcext:value-type="float">
            <text:p>0.272496359071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709647801719" calcext:value-type="float">
            <text:p>0.321709647801719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3986130286672" calcext:value-type="float">
            <text:p>0.83986130286672</text:p>
          </table:table-cell>
          <table:table-cell office:value-type="float" office:value="0.231305706885139" calcext:value-type="float">
            <text:p>0.231305706885139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41133114294425" calcext:value-type="float">
            <text:p>0.841133114294425</text:p>
          </table:table-cell>
          <table:table-cell office:value-type="float" office:value="0" calcext:value-type="float">
            <text:p>0</text:p>
          </table:table-cell>
          <table:table-cell office:value-type="float" office:value="0.814574720231382" calcext:value-type="float">
            <text:p>0.814574720231382</text:p>
          </table:table-cell>
          <table:table-cell office:value-type="float" office:value="0.848351665502099" calcext:value-type="float">
            <text:p>0.84835166550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6022837340841" calcext:value-type="float">
            <text:p>0.85602283734084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591275435744929" calcext:value-type="float">
            <text:p>0.591275435744929</text:p>
          </table:table-cell>
          <table:table-cell office:value-type="float" office:value="0.0602673902895609" calcext:value-type="float">
            <text:p>0.0602673902895609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615402240061063" calcext:value-type="float">
            <text:p>0.615402240061063</text:p>
          </table:table-cell>
          <table:table-cell office:value-type="float" office:value="0.0602673902895609" calcext:value-type="float">
            <text:p>0.0602673902895609</text:p>
          </table:table-cell>
          <table:table-cell office:value-type="float" office:value="0" calcext:value-type="float">
            <text:p>0</text:p>
          </table:table-cell>
          <table:table-cell office:value-type="float" office:value="0.653782562408841" calcext:value-type="float">
            <text:p>0.653782562408841</text:p>
          </table:table-cell>
          <table:table-cell office:value-type="float" office:value="0.152800016692187" calcext:value-type="float">
            <text:p>0.15280001669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754744302163" calcext:value-type="float">
            <text:p>0.21275474430216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586229832016797" calcext:value-type="float">
            <text:p>0.586229832016797</text:p>
          </table:table-cell>
          <table:table-cell office:value-type="float" office:value="0.243482296576299" calcext:value-type="float">
            <text:p>0.243482296576299</text:p>
          </table:table-cell>
          <table:table-cell office:value-type="float" office:value="0.524756431632238" calcext:value-type="float">
            <text:p>0.524756431632238</text:p>
          </table:table-cell>
          <table:table-cell office:value-type="float" office:value="0.612055251861524" calcext:value-type="float">
            <text:p>0.612055251861524</text:p>
          </table:table-cell>
          <table:table-cell office:value-type="float" office:value="0.243482296576299" calcext:value-type="float">
            <text:p>0.243482296576299</text:p>
          </table:table-cell>
          <table:table-cell office:value-type="float" office:value="0.524756431632238" calcext:value-type="float">
            <text:p>0.524756431632238</text:p>
          </table:table-cell>
          <table:table-cell office:value-type="float" office:value="0.639067409240493" calcext:value-type="float">
            <text:p>0.639067409240493</text:p>
          </table:table-cell>
          <table:table-cell office:value-type="float" office:value="0.271637390792658" calcext:value-type="float">
            <text:p>0.271637390792658</text:p>
          </table:table-cell>
          <table:table-cell office:value-type="float" office:value="0.527491874682351" calcext:value-type="float">
            <text:p>0.527491874682351</text:p>
          </table:table-cell>
          <table:table-cell office:value-type="float" office:value="0.667754676199564" calcext:value-type="float">
            <text:p>0.667754676199564</text:p>
          </table:table-cell>
          <table:table-cell office:value-type="float" office:value="0.271637390792658" calcext:value-type="float">
            <text:p>0.271637390792658</text:p>
          </table:table-cell>
          <table:table-cell office:value-type="float" office:value="0.565944350597808" calcext:value-type="float">
            <text:p>0.565944350597808</text:p>
          </table:table-cell>
          <table:table-cell office:value-type="float" office:value="0.688899773633166" calcext:value-type="float">
            <text:p>0.688899773633166</text:p>
          </table:table-cell>
          <table:table-cell office:value-type="float" office:value="0" calcext:value-type="float">
            <text:p>0</text:p>
          </table:table-cell>
          <table:table-cell office:value-type="float" office:value="0.588522341224857" calcext:value-type="float">
            <text:p>0.588522341224857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383891221373211" calcext:value-type="float">
            <text:p>0.383891221373211</text:p>
          </table:table-cell>
          <table:table-cell office:value-type="float" office:value="0.341247827626156" calcext:value-type="float">
            <text:p>0.341247827626156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385024287099789" calcext:value-type="float">
            <text:p>0.385024287099789</text:p>
          </table:table-cell>
          <table:table-cell office:value-type="float" office:value="0.361788783131269" calcext:value-type="float">
            <text:p>0.361788783131269</text:p>
          </table:table-cell>
          <table:table-cell office:value-type="float" office:value="0" calcext:value-type="float">
            <text:p>0</text:p>
          </table:table-cell>
          <table:table-cell office:value-type="float" office:value="0.410143167689243" calcext:value-type="float">
            <text:p>0.41014316768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0828613175236" calcext:value-type="float">
            <text:p>0.410828613175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6010551653752" calcext:value-type="float">
            <text:p>0.42601055165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5631717802709" calcext:value-type="float">
            <text:p>0.435631717802709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620072755928514" calcext:value-type="float">
            <text:p>0.620072755928514</text:p>
          </table:table-cell>
          <table:table-cell office:value-type="float" office:value="0.805992549775158" calcext:value-type="float">
            <text:p>0.805992549775158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645599791767223" calcext:value-type="float">
            <text:p>0.645599791767223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333499171691144" calcext:value-type="float">
            <text:p>0.333499171691144</text:p>
          </table:table-cell>
          <table:table-cell office:value-type="float" office:value="0.927034544796307" calcext:value-type="float">
            <text:p>0.927034544796307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357204787704219" calcext:value-type="float">
            <text:p>0.357204787704219</text:p>
          </table:table-cell>
          <table:table-cell office:value-type="float" office:value="0.930821888188462" calcext:value-type="float">
            <text:p>0.930821888188462</text:p>
          </table:table-cell>
          <table:table-cell office:value-type="float" office:value="0" calcext:value-type="float">
            <text:p>0</text:p>
          </table:table-cell>
          <table:table-cell office:value-type="float" office:value="0.413364334313356" calcext:value-type="float">
            <text:p>0.413364334313356</text:p>
          </table:table-cell>
          <table:table-cell office:value-type="float" office:value="0.934199448185251" calcext:value-type="float">
            <text:p>0.934199448185251</text:p>
          </table:table-cell>
          <table:table-cell office:value-type="float" office:value="0" calcext:value-type="float">
            <text:p>0</text:p>
          </table:table-cell>
          <table:table-cell office:value-type="float" office:value="0.438726635694269" calcext:value-type="float">
            <text:p>0.438726635694269</text:p>
          </table:table-cell>
          <table:table-cell office:value-type="float" office:value="0.937767398918836" calcext:value-type="float">
            <text:p>0.937767398918836</text:p>
          </table:table-cell>
          <table:table-cell office:value-type="float" office:value="0" calcext:value-type="float">
            <text:p>0</text:p>
          </table:table-cell>
          <table:table-cell office:value-type="float" office:value="0.487611812723407" calcext:value-type="float">
            <text:p>0.487611812723407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462005803644133" calcext:value-type="float">
            <text:p>0.462005803644133</text:p>
          </table:table-cell>
          <table:table-cell office:value-type="float" office:value="0.633151375594022" calcext:value-type="float">
            <text:p>0.633151375594022</text:p>
          </table:table-cell>
          <table:table-cell office:value-type="float" office:value="0" calcext:value-type="float">
            <text:p>0</text:p>
          </table:table-cell>
          <table:table-cell office:value-type="float" office:value="0.471242049586223" calcext:value-type="float">
            <text:p>0.471242049586223</text:p>
          </table:table-cell>
          <table:table-cell office:value-type="float" office:value="0.664041251168625" calcext:value-type="float">
            <text:p>0.664041251168625</text:p>
          </table:table-cell>
          <table:table-cell office:value-type="float" office:value="0" calcext:value-type="float">
            <text:p>0</text:p>
          </table:table-cell>
          <table:table-cell office:value-type="float" office:value="0.483559967026244" calcext:value-type="float">
            <text:p>0.483559967026244</text:p>
          </table:table-cell>
          <table:table-cell office:value-type="float" office:value="0.68466688706878" calcext:value-type="float">
            <text:p>0.68466688706878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39900270387013" calcext:value-type="float">
            <text:p>0.39900270387013</text:p>
          </table:table-cell>
          <table:table-cell office:value-type="float" office:value="0.284872901961923" calcext:value-type="float">
            <text:p>0.284872901961923</text:p>
          </table:table-cell>
          <table:table-cell office:value-type="float" office:value="0" calcext:value-type="float">
            <text:p>0</text:p>
          </table:table-cell>
          <table:table-cell office:value-type="float" office:value="0.399663550199376" calcext:value-type="float">
            <text:p>0.399663550199376</text:p>
          </table:table-cell>
          <table:table-cell office:value-type="float" office:value="0.31630357380651" calcext:value-type="float">
            <text:p>0.31630357380651</text:p>
          </table:table-cell>
          <table:table-cell office:value-type="float" office:value="0" calcext:value-type="float">
            <text:p>0</text:p>
          </table:table-cell>
          <table:table-cell office:value-type="float" office:value="0.448640986388037" calcext:value-type="float">
            <text:p>0.448640986388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3618344473565" calcext:value-type="float">
            <text:p>0.503618344473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4064768366166" calcext:value-type="float">
            <text:p>0.544064768366166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565133183589209" calcext:value-type="float">
            <text:p>0.565133183589209</text:p>
          </table:table-cell>
          <table:table-cell office:value-type="float" office:value="0.934436026805514" calcext:value-type="float">
            <text:p>0.934436026805514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" calcext:value-type="float">
            <text:p>0</text:p>
          </table:table-cell>
          <table:table-cell office:value-type="float" office:value="0.934436026805514" calcext:value-type="float">
            <text:p>0.934436026805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0834242876327" calcext:value-type="float">
            <text:p>0.940834242876327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925568512906776" calcext:value-type="float">
            <text:p>0.925568512906776</text:p>
          </table:table-cell>
          <table:table-cell office:value-type="float" office:value="0.256562783701364" calcext:value-type="float">
            <text:p>0.256562783701364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925665976894431" calcext:value-type="float">
            <text:p>0.925665976894431</text:p>
          </table:table-cell>
          <table:table-cell office:value-type="float" office:value="0.260886896723359" calcext:value-type="float">
            <text:p>0.260886896723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354621184685" calcext:value-type="float">
            <text:p>0.27035462118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553970127903" calcext:value-type="float">
            <text:p>0.330553970127903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392445107422635" calcext:value-type="float">
            <text:p>0.392445107422635</text:p>
          </table:table-cell>
          <table:table-cell office:value-type="float" office:value="0.955523695954935" calcext:value-type="float">
            <text:p>0.955523695954935</text:p>
          </table:table-cell>
          <table:table-cell office:value-type="float" office:value="0.405038273299589" calcext:value-type="float">
            <text:p>0.405038273299589</text:p>
          </table:table-cell>
          <table:table-cell office:value-type="float" office:value="0.428929803085802" calcext:value-type="float">
            <text:p>0.428929803085802</text:p>
          </table:table-cell>
          <table:table-cell office:value-type="float" office:value="0.95710258831824" calcext:value-type="float">
            <text:p>0.95710258831824</text:p>
          </table:table-cell>
          <table:table-cell office:value-type="float" office:value="0.430002871066153" calcext:value-type="float">
            <text:p>0.43000287106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6675657391812" calcext:value-type="float">
            <text:p>0.43667565739181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0547616388220313" calcext:value-type="float">
            <text:p>0.0547616388220313</text:p>
          </table:table-cell>
          <table:table-cell office:value-type="float" office:value="0.668212798555016" calcext:value-type="float">
            <text:p>0.668212798555016</text:p>
          </table:table-cell>
          <table:table-cell office:value-type="float" office:value="0.366337049664243" calcext:value-type="float">
            <text:p>0.366337049664243</text:p>
          </table:table-cell>
          <table:table-cell office:value-type="float" office:value="0.148119807748697" calcext:value-type="float">
            <text:p>0.148119807748697</text:p>
          </table:table-cell>
          <table:table-cell office:value-type="float" office:value="0.668212798555016" calcext:value-type="float">
            <text:p>0.668212798555016</text:p>
          </table:table-cell>
          <table:table-cell office:value-type="float" office:value="0.392250882594847" calcext:value-type="float">
            <text:p>0.392250882594847</text:p>
          </table:table-cell>
          <table:table-cell office:value-type="float" office:value="0.170247718073472" calcext:value-type="float">
            <text:p>0.170247718073472</text:p>
          </table:table-cell>
          <table:table-cell office:value-type="float" office:value="0" calcext:value-type="float">
            <text:p>0</text:p>
          </table:table-cell>
          <table:table-cell office:value-type="float" office:value="0.433123132406797" calcext:value-type="float">
            <text:p>0.433123132406797</text:p>
          </table:table-cell>
          <table:table-cell office:value-type="float" office:value="0.234215134051513" calcext:value-type="float">
            <text:p>0.234215134051513</text:p>
          </table:table-cell>
          <table:table-cell office:value-type="float" office:value="0" calcext:value-type="float">
            <text:p>0</text:p>
          </table:table-cell>
          <table:table-cell office:value-type="float" office:value="0.437529729157418" calcext:value-type="float">
            <text:p>0.437529729157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3917006121493" calcext:value-type="float">
            <text:p>0.443917006121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760258125943" calcext:value-type="float">
            <text:p>0.453760258125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199699702434" calcext:value-type="float">
            <text:p>0.478199699702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9460245433315" calcext:value-type="float">
            <text:p>0.529460245433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723624849252" calcext:value-type="float">
            <text:p>0.53672362484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6723624849252" calcext:value-type="float">
            <text:p>0.5367236248492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743946292572677" calcext:value-type="float">
            <text:p>0.743946292572677</text:p>
          </table:table-cell>
          <table:table-cell office:value-type="float" office:value="0.863333649571825" calcext:value-type="float">
            <text:p>0.863333649571825</text:p>
          </table:table-cell>
          <table:table-cell office:value-type="float" office:value="0.49517691011127" calcext:value-type="float">
            <text:p>0.49517691011127</text:p>
          </table:table-cell>
          <table:table-cell office:value-type="float" office:value="0.750045050985914" calcext:value-type="float">
            <text:p>0.750045050985914</text:p>
          </table:table-cell>
          <table:table-cell office:value-type="float" office:value="0.872796921742429" calcext:value-type="float">
            <text:p>0.872796921742429</text:p>
          </table:table-cell>
          <table:table-cell office:value-type="float" office:value="0.522903140303893" calcext:value-type="float">
            <text:p>0.522903140303893</text:p>
          </table:table-cell>
          <table:table-cell office:value-type="float" office:value="0" calcext:value-type="float">
            <text:p>0</text:p>
          </table:table-cell>
          <table:table-cell office:value-type="float" office:value="0.872951101726985" calcext:value-type="float">
            <text:p>0.872951101726985</text:p>
          </table:table-cell>
          <table:table-cell office:value-type="float" office:value="0.543968421870421" calcext:value-type="float">
            <text:p>0.54396842187042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920841882617372" calcext:value-type="float">
            <text:p>0.920841882617372</text:p>
          </table:table-cell>
          <table:table-cell office:value-type="float" office:value="0.256776567720508" calcext:value-type="float">
            <text:p>0.256776567720508</text:p>
          </table:table-cell>
          <table:table-cell office:value-type="float" office:value="0" calcext:value-type="float">
            <text:p>0</text:p>
          </table:table-cell>
          <table:table-cell office:value-type="float" office:value="0.924421554702121" calcext:value-type="float">
            <text:p>0.924421554702121</text:p>
          </table:table-cell>
          <table:table-cell office:value-type="float" office:value="0.314804598299485" calcext:value-type="float">
            <text:p>0.314804598299485</text:p>
          </table:table-cell>
          <table:table-cell office:value-type="float" office:value="0" calcext:value-type="float">
            <text:p>0</text:p>
          </table:table-cell>
          <table:table-cell office:value-type="float" office:value="0.927578971091451" calcext:value-type="float">
            <text:p>0.92757897109145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523065424769119" calcext:value-type="float">
            <text:p>0.523065424769119</text:p>
          </table:table-cell>
          <table:table-cell office:value-type="float" office:value="0.822614318513678" calcext:value-type="float">
            <text:p>0.822614318513678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535879576996361" calcext:value-type="float">
            <text:p>0.535879576996361</text:p>
          </table:table-cell>
          <table:table-cell office:value-type="float" office:value="0.832588658901888" calcext:value-type="float">
            <text:p>0.832588658901888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546267409603075" calcext:value-type="float">
            <text:p>0.546267409603075</text:p>
          </table:table-cell>
          <table:table-cell office:value-type="float" office:value="0.832588658901888" calcext:value-type="float">
            <text:p>0.832588658901888</text:p>
          </table:table-cell>
          <table:table-cell office:value-type="float" office:value="0.970935335052987" calcext:value-type="float">
            <text:p>0.970935335052987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736444235624723" calcext:value-type="float">
            <text:p>0.736444235624723</text:p>
          </table:table-cell>
          <table:table-cell office:value-type="float" office:value="0.121886093336948" calcext:value-type="float">
            <text:p>0.12188609333694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741469920422372" calcext:value-type="float">
            <text:p>0.741469920422372</text:p>
          </table:table-cell>
          <table:table-cell office:value-type="float" office:value="0.148778649674811" calcext:value-type="float">
            <text:p>0.148778649674811</text:p>
          </table:table-cell>
          <table:table-cell office:value-type="float" office:value="0.350002389094409" calcext:value-type="float">
            <text:p>0.350002389094409</text:p>
          </table:table-cell>
          <table:table-cell office:value-type="float" office:value="0" calcext:value-type="float">
            <text:p>0</text:p>
          </table:table-cell>
          <table:table-cell office:value-type="float" office:value="0.224275590794128" calcext:value-type="float">
            <text:p>0.224275590794128</text:p>
          </table:table-cell>
          <table:table-cell office:value-type="float" office:value="0.350002389094409" calcext:value-type="float">
            <text:p>0.350002389094409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9584627764559" calcext:value-type="float">
            <text:p>0.969584627764559</text:p>
          </table:table-cell>
          <table:table-cell office:value-type="float" office:value="0.802853448598011" calcext:value-type="float">
            <text:p>0.802853448598011</text:p>
          </table:table-cell>
          <table:table-cell office:value-type="float" office:value="0.586608463175474" calcext:value-type="float">
            <text:p>0.58660846317547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" calcext:value-type="float">
            <text:p>0</text:p>
          </table:table-cell>
          <table:table-cell office:value-type="float" office:value="0.612386967765998" calcext:value-type="float">
            <text:p>0.612386967765998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" calcext:value-type="float">
            <text:p>0</text:p>
          </table:table-cell>
          <table:table-cell office:value-type="float" office:value="0.632481138298059" calcext:value-type="float">
            <text:p>0.632481138298059</text:p>
          </table:table-cell>
          <table:table-cell office:value-type="float" office:value="0.971138084697173" calcext:value-type="float">
            <text:p>0.971138084697173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838898086445934" calcext:value-type="float">
            <text:p>0.838898086445934</text:p>
          </table:table-cell>
          <table:table-cell office:value-type="float" office:value="0.519081785136218" calcext:value-type="float">
            <text:p>0.519081785136218</text:p>
          </table:table-cell>
          <table:table-cell office:value-type="float" office:value="0.15591487922972" calcext:value-type="float">
            <text:p>0.15591487922972</text:p>
          </table:table-cell>
          <table:table-cell office:value-type="float" office:value="0.845998858641444" calcext:value-type="float">
            <text:p>0.845998858641444</text:p>
          </table:table-cell>
          <table:table-cell office:value-type="float" office:value="0.519081785136218" calcext:value-type="float">
            <text:p>0.519081785136218</text:p>
          </table:table-cell>
          <table:table-cell office:value-type="float" office:value="0.23538252291143" calcext:value-type="float">
            <text:p>0.23538252291143</text:p>
          </table:table-cell>
          <table:table-cell office:value-type="float" office:value="0.855358074647137" calcext:value-type="float">
            <text:p>0.855358074647137</text:p>
          </table:table-cell>
          <table:table-cell office:value-type="float" office:value="0.550836945659065" calcext:value-type="float">
            <text:p>0.550836945659065</text:p>
          </table:table-cell>
          <table:table-cell office:value-type="float" office:value="0.273049499350767" calcext:value-type="float">
            <text:p>0.273049499350767</text:p>
          </table:table-cell>
          <table:table-cell office:value-type="float" office:value="0" calcext:value-type="float">
            <text:p>0</text:p>
          </table:table-cell>
          <table:table-cell office:value-type="float" office:value="0.56456355794397" calcext:value-type="float">
            <text:p>0.56456355794397</text:p>
          </table:table-cell>
          <table:table-cell office:value-type="float" office:value="0.273049499350767" calcext:value-type="float">
            <text:p>0.273049499350767</text:p>
          </table:table-cell>
          <table:table-cell office:value-type="float" office:value="0" calcext:value-type="float">
            <text:p>0</text:p>
          </table:table-cell>
          <table:table-cell office:value-type="float" office:value="0.56456355794397" calcext:value-type="float">
            <text:p>0.56456355794397</text:p>
          </table:table-cell>
          <table:table-cell office:value-type="float" office:value="0.335739072332285" calcext:value-type="float">
            <text:p>0.335739072332285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08072577796046" calcext:value-type="float">
            <text:p>0.708072577796046</text:p>
          </table:table-cell>
          <table:table-cell office:value-type="float" office:value="0.794025189270296" calcext:value-type="float">
            <text:p>0.794025189270296</text:p>
          </table:table-cell>
          <table:table-cell office:value-type="float" office:value="0.610333783310918" calcext:value-type="float">
            <text:p>0.61033378331091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807597362692317" calcext:value-type="float">
            <text:p>0.807597362692317</text:p>
          </table:table-cell>
          <table:table-cell office:value-type="float" office:value="0.624367082450061" calcext:value-type="float">
            <text:p>0.624367082450061</text:p>
          </table:table-cell>
          <table:table-cell office:value-type="float" office:value="0.714384137884684" calcext:value-type="float">
            <text:p>0.71438413788468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730867475203644" calcext:value-type="float">
            <text:p>0.730867475203644</text:p>
          </table:table-cell>
          <table:table-cell office:value-type="float" office:value="0.0256420658064357" calcext:value-type="float">
            <text:p>0.025642065806435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753897050295721" calcext:value-type="float">
            <text:p>0.753897050295721</text:p>
          </table:table-cell>
          <table:table-cell office:value-type="float" office:value="0.0661903608037182" calcext:value-type="float">
            <text:p>0.0661903608037182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767874349946669" calcext:value-type="float">
            <text:p>0.767874349946669</text:p>
          </table:table-cell>
          <table:table-cell office:value-type="float" office:value="0.0661903608037182" calcext:value-type="float">
            <text:p>0.0661903608037182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" calcext:value-type="float">
            <text:p>0</text:p>
          </table:table-cell>
          <table:table-cell office:value-type="float" office:value="0.139555266205066" calcext:value-type="float">
            <text:p>0.139555266205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073593942542" calcext:value-type="float">
            <text:p>0.162073593942542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93892583050958" calcext:value-type="float">
            <text:p>0.893892583050958</text:p>
          </table:table-cell>
          <table:table-cell office:value-type="float" office:value="0.428199614925615" calcext:value-type="float">
            <text:p>0.428199614925615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900210059678757" calcext:value-type="float">
            <text:p>0.900210059678757</text:p>
          </table:table-cell>
          <table:table-cell office:value-type="float" office:value="0.477489636215933" calcext:value-type="float">
            <text:p>0.477489636215933</text:p>
          </table:table-cell>
          <table:table-cell office:value-type="float" office:value="0.631808873262661" calcext:value-type="float">
            <text:p>0.631808873262661</text:p>
          </table:table-cell>
          <table:table-cell office:value-type="float" office:value="0" calcext:value-type="float">
            <text:p>0</text:p>
          </table:table-cell>
          <table:table-cell office:value-type="float" office:value="0.497446378221792" calcext:value-type="float">
            <text:p>0.497446378221792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1392328169698" calcext:value-type="float">
            <text:p>0.661392328169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410099009217" calcext:value-type="float">
            <text:p>0.6794100990092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424130671302386" calcext:value-type="float">
            <text:p>0.424130671302386</text:p>
          </table:table-cell>
          <table:table-cell office:value-type="float" office:value="0.580172369227332" calcext:value-type="float">
            <text:p>0.580172369227332</text:p>
          </table:table-cell>
          <table:table-cell office:value-type="float" office:value="0.266836989351482" calcext:value-type="float">
            <text:p>0.266836989351482</text:p>
          </table:table-cell>
          <table:table-cell office:value-type="float" office:value="0.456044082731162" calcext:value-type="float">
            <text:p>0.456044082731162</text:p>
          </table:table-cell>
          <table:table-cell office:value-type="float" office:value="0.601822016464135" calcext:value-type="float">
            <text:p>0.601822016464135</text:p>
          </table:table-cell>
          <table:table-cell office:value-type="float" office:value="0.296053882434328" calcext:value-type="float">
            <text:p>0.296053882434328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74540118847363" calcext:value-type="float">
            <text:p>0.374540118847363</text:p>
          </table:table-cell>
          <table:table-cell office:value-type="float" office:value="0.908450561333628" calcext:value-type="float">
            <text:p>0.908450561333628</text:p>
          </table:table-cell>
          <table:table-cell office:value-type="float" office:value="0.96292687523758" calcext:value-type="float">
            <text:p>0.96292687523758</text:p>
          </table:table-cell>
          <table:table-cell office:value-type="float" office:value="0.395745072129015" calcext:value-type="float">
            <text:p>0.395745072129015</text:p>
          </table:table-cell>
          <table:table-cell office:value-type="float" office:value="0.908450561333628" calcext:value-type="float">
            <text:p>0.908450561333628</text:p>
          </table:table-cell>
          <table:table-cell office:value-type="float" office:value="0.966241920223364" calcext:value-type="float">
            <text:p>0.966241920223364</text:p>
          </table:table-cell>
          <table:table-cell office:value-type="float" office:value="0.417254896655261" calcext:value-type="float">
            <text:p>0.417254896655261</text:p>
          </table:table-cell>
          <table:table-cell office:value-type="float" office:value="0" calcext:value-type="float">
            <text:p>0</text:p>
          </table:table-cell>
          <table:table-cell office:value-type="float" office:value="0.966612368558298" calcext:value-type="float">
            <text:p>0.966612368558298</text:p>
          </table:table-cell>
          <table:table-cell office:value-type="float" office:value="0.461631555833092" calcext:value-type="float">
            <text:p>0.461631555833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386338696122" calcext:value-type="float">
            <text:p>0.470386338696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0094379983044" calcext:value-type="float">
            <text:p>0.50009437998304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720036536546074" calcext:value-type="float">
            <text:p>0.720036536546074</text:p>
          </table:table-cell>
          <table:table-cell office:value-type="float" office:value="0.00756287497814212" calcext:value-type="float">
            <text:p>0.00756287497814212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" calcext:value-type="float">
            <text:p>0</text:p>
          </table:table-cell>
          <table:table-cell office:value-type="float" office:value="0.0606890397635304" calcext:value-type="float">
            <text:p>0.0606890397635304</text:p>
          </table:table-cell>
          <table:table-cell office:value-type="float" office:value="0.925268757787502" calcext:value-type="float">
            <text:p>0.925268757787502</text:p>
          </table:table-cell>
          <table:table-cell office:value-type="float" office:value="0" calcext:value-type="float">
            <text:p>0</text:p>
          </table:table-cell>
          <table:table-cell office:value-type="float" office:value="0.0761702760459318" calcext:value-type="float">
            <text:p>0.0761702760459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086423325017" calcext:value-type="float">
            <text:p>0.11508642332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151623807444" calcext:value-type="float">
            <text:p>0.13915162380744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696650823876892" calcext:value-type="float">
            <text:p>0.696650823876892</text:p>
          </table:table-cell>
          <table:table-cell office:value-type="float" office:value="0.231947096115975" calcext:value-type="float">
            <text:p>0.231947096115975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696650823876892" calcext:value-type="float">
            <text:p>0.696650823876892</text:p>
          </table:table-cell>
          <table:table-cell office:value-type="float" office:value="0.231947096115975" calcext:value-type="float">
            <text:p>0.231947096115975</text:p>
          </table:table-cell>
          <table:table-cell office:value-type="float" office:value="0.86965420925413" calcext:value-type="float">
            <text:p>0.86965420925413</text:p>
          </table:table-cell>
          <table:table-cell office:value-type="float" office:value="0" calcext:value-type="float">
            <text:p>0</text:p>
          </table:table-cell>
          <table:table-cell office:value-type="float" office:value="0.241279044605358" calcext:value-type="float">
            <text:p>0.241279044605358</text:p>
          </table:table-cell>
          <table:table-cell office:value-type="float" office:value="0.877852214523878" calcext:value-type="float">
            <text:p>0.877852214523878</text:p>
          </table:table-cell>
          <table:table-cell office:value-type="float" office:value="0" calcext:value-type="float">
            <text:p>0</text:p>
          </table:table-cell>
          <table:table-cell office:value-type="float" office:value="0.247125617721945" calcext:value-type="float">
            <text:p>0.247125617721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048423423288" calcext:value-type="float">
            <text:p>0.302048423423288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40085141676364" calcext:value-type="float">
            <text:p>0.40085141676364</text:p>
          </table:table-cell>
          <table:table-cell office:value-type="float" office:value="0.136439752556733" calcext:value-type="float">
            <text:p>0.136439752556733</text:p>
          </table:table-cell>
          <table:table-cell office:value-type="float" office:value="0.536436886054732" calcext:value-type="float">
            <text:p>0.536436886054732</text:p>
          </table:table-cell>
          <table:table-cell office:value-type="float" office:value="0.450565279377955" calcext:value-type="float">
            <text:p>0.450565279377955</text:p>
          </table:table-cell>
          <table:table-cell office:value-type="float" office:value="0.181952958255574" calcext:value-type="float">
            <text:p>0.181952958255574</text:p>
          </table:table-cell>
          <table:table-cell office:value-type="float" office:value="0.58106171572899" calcext:value-type="float">
            <text:p>0.58106171572899</text:p>
          </table:table-cell>
          <table:table-cell office:value-type="float" office:value="0.472336191673405" calcext:value-type="float">
            <text:p>0.472336191673405</text:p>
          </table:table-cell>
          <table:table-cell office:value-type="float" office:value="0.205341478570748" calcext:value-type="float">
            <text:p>0.205341478570748</text:p>
          </table:table-cell>
          <table:table-cell office:value-type="float" office:value="0.593345437491486" calcext:value-type="float">
            <text:p>0.593345437491486</text:p>
          </table:table-cell>
          <table:table-cell office:value-type="float" office:value="0" calcext:value-type="float">
            <text:p>0</text:p>
          </table:table-cell>
          <table:table-cell office:value-type="float" office:value="0.231902011384749" calcext:value-type="float">
            <text:p>0.231902011384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298531219585" calcext:value-type="float">
            <text:p>0.242298531219585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232212695146817" calcext:value-type="float">
            <text:p>0.232212695146817</text:p>
          </table:table-cell>
          <table:table-cell office:value-type="float" office:value="0.619490346009615" calcext:value-type="float">
            <text:p>0.619490346009615</text:p>
          </table:table-cell>
          <table:table-cell office:value-type="float" office:value="0.140924224974763" calcext:value-type="float">
            <text:p>0.140924224974763</text:p>
          </table:table-cell>
          <table:table-cell office:value-type="float" office:value="0" calcext:value-type="float">
            <text:p>0</text:p>
          </table:table-cell>
          <table:table-cell office:value-type="float" office:value="0.650923016825619" calcext:value-type="float">
            <text:p>0.650923016825619</text:p>
          </table:table-cell>
          <table:table-cell office:value-type="float" office:value="0.180291620680418" calcext:value-type="float">
            <text:p>0.180291620680418</text:p>
          </table:table-cell>
          <table:table-cell office:value-type="float" office:value="0" calcext:value-type="float">
            <text:p>0</text:p>
          </table:table-cell>
          <table:table-cell office:value-type="float" office:value="0.674668202929365" calcext:value-type="float">
            <text:p>0.674668202929365</text:p>
          </table:table-cell>
          <table:table-cell office:value-type="float" office:value="0.233507933138932" calcext:value-type="float">
            <text:p>0.233507933138932</text:p>
          </table:table-cell>
          <table:table-cell office:value-type="float" office:value="0" calcext:value-type="float">
            <text:p>0</text:p>
          </table:table-cell>
          <table:table-cell office:value-type="float" office:value="0.694708168279616" calcext:value-type="float">
            <text:p>0.694708168279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4708168279616" calcext:value-type="float">
            <text:p>0.694708168279616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6939484444671" calcext:value-type="float">
            <text:p>0.6939484444671</text:p>
          </table:table-cell>
          <table:table-cell office:value-type="float" office:value="0.718123076226494" calcext:value-type="float">
            <text:p>0.718123076226494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.696565446355034" calcext:value-type="float">
            <text:p>0.696565446355034</text:p>
          </table:table-cell>
          <table:table-cell office:value-type="float" office:value="0.73322682216369" calcext:value-type="float">
            <text:p>0.73322682216369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44900899767225" calcext:value-type="float">
            <text:p>0.744900899767225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56675189410245" calcext:value-type="float">
            <text:p>0.756675189410245</text:p>
          </table:table-cell>
          <table:table-cell office:value-type="float" office:value="0.100534703889111" calcext:value-type="float">
            <text:p>0.100534703889111</text:p>
          </table:table-cell>
          <table:table-cell office:value-type="float" office:value="0" calcext:value-type="float">
            <text:p>0</text:p>
          </table:table-cell>
          <table:table-cell office:value-type="float" office:value="0.770590260618034" calcext:value-type="float">
            <text:p>0.770590260618034</text:p>
          </table:table-cell>
          <table:table-cell office:value-type="float" office:value="0.122134968899517" calcext:value-type="float">
            <text:p>0.122134968899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4757434539323" calcext:value-type="float">
            <text:p>0.18475743453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219162217597" calcext:value-type="float">
            <text:p>0.197219162217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992580375144" calcext:value-type="float">
            <text:p>0.25899258037514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611454235434648" calcext:value-type="float">
            <text:p>0.611454235434648</text:p>
          </table:table-cell>
          <table:table-cell office:value-type="float" office:value="0.272624000733534" calcext:value-type="float">
            <text:p>0.272624000733534</text:p>
          </table:table-cell>
          <table:table-cell office:value-type="float" office:value="0.176018473325456" calcext:value-type="float">
            <text:p>0.176018473325456</text:p>
          </table:table-cell>
          <table:table-cell office:value-type="float" office:value="0.611454235434648" calcext:value-type="float">
            <text:p>0.611454235434648</text:p>
          </table:table-cell>
          <table:table-cell office:value-type="float" office:value="0.283681923679313" calcext:value-type="float">
            <text:p>0.283681923679313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.64794131312438" calcext:value-type="float">
            <text:p>0.64794131312438</text:p>
          </table:table-cell>
          <table:table-cell office:value-type="float" office:value="0.341830460981311" calcext:value-type="float">
            <text:p>0.341830460981311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" calcext:value-type="float">
            <text:p>0</text:p>
          </table:table-cell>
          <table:table-cell office:value-type="float" office:value="0.380003227182299" calcext:value-type="float">
            <text:p>0.380003227182299</text:p>
          </table:table-cell>
          <table:table-cell office:value-type="float" office:value="0.21747597157247" calcext:value-type="float">
            <text:p>0.21747597157247</text:p>
          </table:table-cell>
          <table:table-cell office:value-type="float" office:value="0" calcext:value-type="float">
            <text:p>0</text:p>
          </table:table-cell>
          <table:table-cell office:value-type="float" office:value="0.410783658411264" calcext:value-type="float">
            <text:p>0.410783658411264</text:p>
          </table:table-cell>
          <table:table-cell office:value-type="float" office:value="0.257696884135144" calcext:value-type="float">
            <text:p>0.2576968841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065705008719" calcext:value-type="float">
            <text:p>0.295065705008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2928187147925" calcext:value-type="float">
            <text:p>0.332928187147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4327616419346" calcext:value-type="float">
            <text:p>0.34432761641934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345695993503919" calcext:value-type="float">
            <text:p>0.345695993503919</text:p>
          </table:table-cell>
          <table:table-cell office:value-type="float" office:value="0.483545646719925" calcext:value-type="float">
            <text:p>0.483545646719925</text:p>
          </table:table-cell>
          <table:table-cell office:value-type="float" office:value="0.491968497474623" calcext:value-type="float">
            <text:p>0.491968497474623</text:p>
          </table:table-cell>
          <table:table-cell office:value-type="float" office:value="0.348768995526908" calcext:value-type="float">
            <text:p>0.348768995526908</text:p>
          </table:table-cell>
          <table:table-cell office:value-type="float" office:value="0.499280933494006" calcext:value-type="float">
            <text:p>0.499280933494006</text:p>
          </table:table-cell>
          <table:table-cell office:value-type="float" office:value="0.495954328804225" calcext:value-type="float">
            <text:p>0.495954328804225</text:p>
          </table:table-cell>
          <table:table-cell office:value-type="float" office:value="0.348768995526908" calcext:value-type="float">
            <text:p>0.348768995526908</text:p>
          </table:table-cell>
          <table:table-cell office:value-type="float" office:value="0.499280933494006" calcext:value-type="float">
            <text:p>0.499280933494006</text:p>
          </table:table-cell>
          <table:table-cell office:value-type="float" office:value="0.535853527844156" calcext:value-type="float">
            <text:p>0.535853527844156</text:p>
          </table:table-cell>
          <table:table-cell office:value-type="float" office:value="0.405336429344541" calcext:value-type="float">
            <text:p>0.405336429344541</text:p>
          </table:table-cell>
          <table:table-cell office:value-type="float" office:value="0.543654445887608" calcext:value-type="float">
            <text:p>0.543654445887608</text:p>
          </table:table-cell>
          <table:table-cell office:value-type="float" office:value="0.535853527844156" calcext:value-type="float">
            <text:p>0.535853527844156</text:p>
          </table:table-cell>
          <table:table-cell office:value-type="float" office:value="0" calcext:value-type="float">
            <text:p>0</text:p>
          </table:table-cell>
          <table:table-cell office:value-type="float" office:value="0.565694515642691" calcext:value-type="float">
            <text:p>0.565694515642691</text:p>
          </table:table-cell>
          <table:table-cell office:value-type="float" office:value="0.560003426225157" calcext:value-type="float">
            <text:p>0.560003426225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311363221018" calcext:value-type="float">
            <text:p>0.56531136322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1711477074843" calcext:value-type="float">
            <text:p>0.581711477074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9222145562576" calcext:value-type="float">
            <text:p>0.61922214556257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0957145555201617" calcext:value-type="float">
            <text:p>0.0957145555201617</text:p>
          </table:table-cell>
          <table:table-cell office:value-type="float" office:value="0.190762476012601" calcext:value-type="float">
            <text:p>0.190762476012601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133163706253956" calcext:value-type="float">
            <text:p>0.133163706253956</text:p>
          </table:table-cell>
          <table:table-cell office:value-type="float" office:value="0.190762476012601" calcext:value-type="float">
            <text:p>0.190762476012601</text:p>
          </table:table-cell>
          <table:table-cell office:value-type="float" office:value="0.816599439471577" calcext:value-type="float">
            <text:p>0.816599439471577</text:p>
          </table:table-cell>
          <table:table-cell office:value-type="float" office:value="0.133163706253956" calcext:value-type="float">
            <text:p>0.133163706253956</text:p>
          </table:table-cell>
          <table:table-cell office:value-type="float" office:value="0.237970865516482" calcext:value-type="float">
            <text:p>0.237970865516482</text:p>
          </table:table-cell>
          <table:table-cell office:value-type="float" office:value="0.82958735527239" calcext:value-type="float">
            <text:p>0.82958735527239</text:p>
          </table:table-cell>
          <table:table-cell office:value-type="float" office:value="0.196933654993234" calcext:value-type="float">
            <text:p>0.196933654993234</text:p>
          </table:table-cell>
          <table:table-cell office:value-type="float" office:value="0.283245356995468" calcext:value-type="float">
            <text:p>0.283245356995468</text:p>
          </table:table-cell>
          <table:table-cell office:value-type="float" office:value="0" calcext:value-type="float">
            <text:p>0</text:p>
          </table:table-cell>
          <table:table-cell office:value-type="float" office:value="0.201515527631265" calcext:value-type="float">
            <text:p>0.201515527631265</text:p>
          </table:table-cell>
          <table:table-cell office:value-type="float" office:value="0.348051351224599" calcext:value-type="float">
            <text:p>0.348051351224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05004191583148" calcext:value-type="float">
            <text:p>0.40500419158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4661293493235" calcext:value-type="float">
            <text:p>0.43466129349323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79526731185989" calcext:value-type="float">
            <text:p>0.79526731185989</text:p>
          </table:table-cell>
          <table:table-cell office:value-type="float" office:value="0.803025897832663" calcext:value-type="float">
            <text:p>0.803025897832663</text:p>
          </table:table-cell>
          <table:table-cell office:value-type="float" office:value="0.108934817765213" calcext:value-type="float">
            <text:p>0.108934817765213</text:p>
          </table:table-cell>
          <table:table-cell office:value-type="float" office:value="0.798464265961774" calcext:value-type="float">
            <text:p>0.798464265961774</text:p>
          </table:table-cell>
          <table:table-cell office:value-type="float" office:value="0.812189243612943" calcext:value-type="float">
            <text:p>0.812189243612943</text:p>
          </table:table-cell>
          <table:table-cell office:value-type="float" office:value="0.165525801739867" calcext:value-type="float">
            <text:p>0.165525801739867</text:p>
          </table:table-cell>
          <table:table-cell office:value-type="float" office:value="0.812519776511047" calcext:value-type="float">
            <text:p>0.812519776511047</text:p>
          </table:table-cell>
          <table:table-cell office:value-type="float" office:value="0" calcext:value-type="float">
            <text:p>0</text:p>
          </table:table-cell>
          <table:table-cell office:value-type="float" office:value="0.224019867137812" calcext:value-type="float">
            <text:p>0.224019867137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5619880096076" calcext:value-type="float">
            <text:p>0.26561988009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013989230424" calcext:value-type="float">
            <text:p>0.31101398923042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583391794766121" calcext:value-type="float">
            <text:p>0.583391794766121</text:p>
          </table:table-cell>
          <table:table-cell office:value-type="float" office:value="0.0182325826763616" calcext:value-type="float">
            <text:p>0.0182325826763616</text:p>
          </table:table-cell>
          <table:table-cell office:value-type="float" office:value="0.127085585193182" calcext:value-type="float">
            <text:p>0.127085585193182</text:p>
          </table:table-cell>
          <table:table-cell office:value-type="float" office:value="0.606390533288037" calcext:value-type="float">
            <text:p>0.606390533288037</text:p>
          </table:table-cell>
          <table:table-cell office:value-type="float" office:value="0.0928753602827681" calcext:value-type="float">
            <text:p>0.0928753602827681</text:p>
          </table:table-cell>
          <table:table-cell office:value-type="float" office:value="0.210437151962128" calcext:value-type="float">
            <text:p>0.210437151962128</text:p>
          </table:table-cell>
          <table:table-cell office:value-type="float" office:value="0.606390533288037" calcext:value-type="float">
            <text:p>0.606390533288037</text:p>
          </table:table-cell>
          <table:table-cell office:value-type="float" office:value="0.108970361140836" calcext:value-type="float">
            <text:p>0.108970361140836</text:p>
          </table:table-cell>
          <table:table-cell office:value-type="float" office:value="0.281144339039681" calcext:value-type="float">
            <text:p>0.281144339039681</text:p>
          </table:table-cell>
          <table:table-cell office:value-type="float" office:value="0" calcext:value-type="float">
            <text:p>0</text:p>
          </table:table-cell>
          <table:table-cell office:value-type="float" office:value="0.108970361140836" calcext:value-type="float">
            <text:p>0.108970361140836</text:p>
          </table:table-cell>
          <table:table-cell office:value-type="float" office:value="0.281144339039681" calcext:value-type="float">
            <text:p>0.281144339039681</text:p>
          </table:table-cell>
          <table:table-cell office:value-type="float" office:value="0" calcext:value-type="float">
            <text:p>0</text:p>
          </table:table-cell>
          <table:table-cell office:value-type="float" office:value="0.149043514080764" calcext:value-type="float">
            <text:p>0.149043514080764</text:p>
          </table:table-cell>
          <table:table-cell office:value-type="float" office:value="0.313531959257694" calcext:value-type="float">
            <text:p>0.313531959257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260913530899" calcext:value-type="float">
            <text:p>0.337260913530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79637182236" calcext:value-type="float">
            <text:p>0.39627963718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6279637182236" calcext:value-type="float">
            <text:p>0.3962796371822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821257304672013" calcext:value-type="float">
            <text:p>0.821257304672013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824509137112084" calcext:value-type="float">
            <text:p>0.824509137112084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54684644583925" calcext:value-type="float">
            <text:p>0.754684644583925</text:p>
          </table:table-cell>
          <table:table-cell office:value-type="float" office:value="0.824509137112084" calcext:value-type="float">
            <text:p>0.824509137112084</text:p>
          </table:table-cell>
          <table:table-cell office:value-type="float" office:value="0.18114934953468" calcext:value-type="float">
            <text:p>0.18114934953468</text:p>
          </table:table-cell>
          <table:table-cell office:value-type="float" office:value="0.757214431437462" calcext:value-type="float">
            <text:p>0.757214431437462</text:p>
          </table:table-cell>
          <table:table-cell office:value-type="float" office:value="0.824509137112084" calcext:value-type="float">
            <text:p>0.82450913711208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348868266542995" calcext:value-type="float">
            <text:p>0.348868266542995</text:p>
          </table:table-cell>
          <table:table-cell office:value-type="float" office:value="0.216739800090776" calcext:value-type="float">
            <text:p>0.21673980009077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373815631948321" calcext:value-type="float">
            <text:p>0.373815631948321</text:p>
          </table:table-cell>
          <table:table-cell office:value-type="float" office:value="0" calcext:value-type="float">
            <text:p>0</text:p>
          </table:table-cell>
          <table:table-cell office:value-type="float" office:value="0.789738897362198" calcext:value-type="float">
            <text:p>0.78973889736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7560990654197" calcext:value-type="float">
            <text:p>0.797560990654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89791699426" calcext:value-type="float">
            <text:p>0.8093897916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9389791699426" calcext:value-type="float">
            <text:p>0.809389791699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2114123658641" calcext:value-type="float">
            <text:p>0.822114123658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26427331461241" calcext:value-type="float">
            <text:p>0.826427331461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1375804383011" calcext:value-type="float">
            <text:p>0.83137580438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9935343562261" calcext:value-type="float">
            <text:p>0.83993534356226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64265797930993" calcext:value-type="float">
            <text:p>0.164265797930993</text:p>
          </table:table-cell>
          <table:table-cell office:value-type="float" office:value="0.390905995905515" calcext:value-type="float">
            <text:p>0.390905995905515</text:p>
          </table:table-cell>
          <table:table-cell office:value-type="float" office:value="0.211910556129763" calcext:value-type="float">
            <text:p>0.211910556129763</text:p>
          </table:table-cell>
          <table:table-cell office:value-type="float" office:value="0.205675701909164" calcext:value-type="float">
            <text:p>0.205675701909164</text:p>
          </table:table-cell>
          <table:table-cell office:value-type="float" office:value="0.413292297197125" calcext:value-type="float">
            <text:p>0.413292297197125</text:p>
          </table:table-cell>
          <table:table-cell office:value-type="float" office:value="0.258074911337619" calcext:value-type="float">
            <text:p>0.258074911337619</text:p>
          </table:table-cell>
          <table:table-cell office:value-type="float" office:value="0.257978131048332" calcext:value-type="float">
            <text:p>0.257978131048332</text:p>
          </table:table-cell>
          <table:table-cell office:value-type="float" office:value="0" calcext:value-type="float">
            <text:p>0</text:p>
          </table:table-cell>
          <table:table-cell office:value-type="float" office:value="0.315733390787935" calcext:value-type="float">
            <text:p>0.315733390787935</text:p>
          </table:table-cell>
          <table:table-cell office:value-type="float" office:value="0.304445048391577" calcext:value-type="float">
            <text:p>0.304445048391577</text:p>
          </table:table-cell>
          <table:table-cell office:value-type="float" office:value="0" calcext:value-type="float">
            <text:p>0</text:p>
          </table:table-cell>
          <table:table-cell office:value-type="float" office:value="0.315733390787935" calcext:value-type="float">
            <text:p>0.315733390787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22926797588" calcext:value-type="float">
            <text:p>0.33972292679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722926797588" calcext:value-type="float">
            <text:p>0.339722926797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696418397358" calcext:value-type="float">
            <text:p>0.36369641839735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741120649290059" calcext:value-type="float">
            <text:p>0.741120649290059</text:p>
          </table:table-cell>
          <table:table-cell office:value-type="float" office:value="0.681117853964983" calcext:value-type="float">
            <text:p>0.68111785396498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747415875181724" calcext:value-type="float">
            <text:p>0.747415875181724</text:p>
          </table:table-cell>
          <table:table-cell office:value-type="float" office:value="0.681117853964983" calcext:value-type="float">
            <text:p>0.681117853964983</text:p>
          </table:table-cell>
          <table:table-cell office:value-type="float" office:value="0.648062867810658" calcext:value-type="float">
            <text:p>0.648062867810658</text:p>
          </table:table-cell>
          <table:table-cell office:value-type="float" office:value="0.747415875181724" calcext:value-type="float">
            <text:p>0.747415875181724</text:p>
          </table:table-cell>
          <table:table-cell office:value-type="float" office:value="0" calcext:value-type="float">
            <text:p>0</text:p>
          </table:table-cell>
          <table:table-cell office:value-type="float" office:value="0.659300700398909" calcext:value-type="float">
            <text:p>0.659300700398909</text:p>
          </table:table-cell>
          <table:table-cell office:value-type="float" office:value="0.750118036284785" calcext:value-type="float">
            <text:p>0.75011803628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7346522324872" calcext:value-type="float">
            <text:p>0.767346522324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72873050389077" calcext:value-type="float">
            <text:p>0.77287305038907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6651972206962" calcext:value-type="float">
            <text:p>0.6651972206962</text:p>
          </table:table-cell>
          <table:table-cell office:value-type="float" office:value="0.463494043800572" calcext:value-type="float">
            <text:p>0.463494043800572</text:p>
          </table:table-cell>
          <table:table-cell office:value-type="float" office:value="0.147640629471749" calcext:value-type="float">
            <text:p>0.147640629471749</text:p>
          </table:table-cell>
          <table:table-cell office:value-type="float" office:value="0.6651972206962" calcext:value-type="float">
            <text:p>0.6651972206962</text:p>
          </table:table-cell>
          <table:table-cell office:value-type="float" office:value="0.500778583646917" calcext:value-type="float">
            <text:p>0.500778583646917</text:p>
          </table:table-cell>
          <table:table-cell office:value-type="float" office:value="0.189543969257377" calcext:value-type="float">
            <text:p>0.189543969257377</text:p>
          </table:table-cell>
          <table:table-cell office:value-type="float" office:value="0.698381821775139" calcext:value-type="float">
            <text:p>0.698381821775139</text:p>
          </table:table-cell>
          <table:table-cell office:value-type="float" office:value="0.504880769269085" calcext:value-type="float">
            <text:p>0.504880769269085</text:p>
          </table:table-cell>
          <table:table-cell office:value-type="float" office:value="0.196136930243856" calcext:value-type="float">
            <text:p>0.196136930243856</text:p>
          </table:table-cell>
          <table:table-cell office:value-type="float" office:value="0.706652650752536" calcext:value-type="float">
            <text:p>0.70665265075253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229251395232641" calcext:value-type="float">
            <text:p>0.229251395232641</text:p>
          </table:table-cell>
          <table:table-cell office:value-type="float" office:value="0.647474714154603" calcext:value-type="float">
            <text:p>0.647474714154603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249465359855115" calcext:value-type="float">
            <text:p>0.249465359855115</text:p>
          </table:table-cell>
          <table:table-cell office:value-type="float" office:value="0.675516336634914" calcext:value-type="float">
            <text:p>0.675516336634914</text:p>
          </table:table-cell>
          <table:table-cell office:value-type="float" office:value="0" calcext:value-type="float">
            <text:p>0</text:p>
          </table:table-cell>
          <table:table-cell office:value-type="float" office:value="0.300352820762449" calcext:value-type="float">
            <text:p>0.300352820762449</text:p>
          </table:table-cell>
          <table:table-cell office:value-type="float" office:value="0.702801245686085" calcext:value-type="float">
            <text:p>0.702801245686085</text:p>
          </table:table-cell>
          <table:table-cell office:value-type="float" office:value="0" calcext:value-type="float">
            <text:p>0</text:p>
          </table:table-cell>
          <table:table-cell office:value-type="float" office:value="0.302628505735692" calcext:value-type="float">
            <text:p>0.302628505735692</text:p>
          </table:table-cell>
          <table:table-cell office:value-type="float" office:value="0.710132510811225" calcext:value-type="float">
            <text:p>0.710132510811225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163655942865705" calcext:value-type="float">
            <text:p>0.163655942865705</text:p>
          </table:table-cell>
          <table:table-cell office:value-type="float" office:value="0.54669741271407" calcext:value-type="float">
            <text:p>0.54669741271407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00022468917781" calcext:value-type="float">
            <text:p>0.200022468917781</text:p>
          </table:table-cell>
          <table:table-cell office:value-type="float" office:value="0" calcext:value-type="float">
            <text:p>0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00022468917781" calcext:value-type="float">
            <text:p>0.200022468917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989366990345" calcext:value-type="float">
            <text:p>0.20198936699034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397287290560367" calcext:value-type="float">
            <text:p>0.397287290560367</text:p>
          </table:table-cell>
          <table:table-cell office:value-type="float" office:value="0.195777985683546" calcext:value-type="float">
            <text:p>0.195777985683546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.397287290560367" calcext:value-type="float">
            <text:p>0.397287290560367</text:p>
          </table:table-cell>
          <table:table-cell office:value-type="float" office:value="0.25144312452847" calcext:value-type="float">
            <text:p>0.25144312452847</text:p>
          </table:table-cell>
          <table:table-cell office:value-type="float" office:value="0.807501243658539" calcext:value-type="float">
            <text:p>0.807501243658539</text:p>
          </table:table-cell>
          <table:table-cell office:value-type="float" office:value="0.401875794219904" calcext:value-type="float">
            <text:p>0.401875794219904</text:p>
          </table:table-cell>
          <table:table-cell office:value-type="float" office:value="0.320915463526341" calcext:value-type="float">
            <text:p>0.320915463526341</text:p>
          </table:table-cell>
          <table:table-cell office:value-type="float" office:value="0.823410447098024" calcext:value-type="float">
            <text:p>0.823410447098024</text:p>
          </table:table-cell>
          <table:table-cell office:value-type="float" office:value="0.401875794219904" calcext:value-type="float">
            <text:p>0.401875794219904</text:p>
          </table:table-cell>
          <table:table-cell office:value-type="float" office:value="0" calcext:value-type="float">
            <text:p>0</text:p>
          </table:table-cell>
          <table:table-cell office:value-type="float" office:value="0.834361340916595" calcext:value-type="float">
            <text:p>0.83436134091659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707238634313399" calcext:value-type="float">
            <text:p>0.707238634313399</text:p>
          </table:table-cell>
          <table:table-cell office:value-type="float" office:value="0.641971500443266" calcext:value-type="float">
            <text:p>0.641971500443266</text:p>
          </table:table-cell>
          <table:table-cell office:value-type="float" office:value="0.189136794105509" calcext:value-type="float">
            <text:p>0.189136794105509</text:p>
          </table:table-cell>
          <table:table-cell office:value-type="float" office:value="0.715820867299313" calcext:value-type="float">
            <text:p>0.715820867299313</text:p>
          </table:table-cell>
          <table:table-cell office:value-type="float" office:value="0" calcext:value-type="float">
            <text:p>0</text:p>
          </table:table-cell>
          <table:table-cell office:value-type="float" office:value="0.220612065185074" calcext:value-type="float">
            <text:p>0.220612065185074</text:p>
          </table:table-cell>
          <table:table-cell office:value-type="float" office:value="0.726742628625673" calcext:value-type="float">
            <text:p>0.726742628625673</text:p>
          </table:table-cell>
          <table:table-cell office:value-type="float" office:value="0" calcext:value-type="float">
            <text:p>0</text:p>
          </table:table-cell>
          <table:table-cell office:value-type="float" office:value="0.229872590222992" calcext:value-type="float">
            <text:p>0.229872590222992</text:p>
          </table:table-cell>
          <table:table-cell office:value-type="float" office:value="0.74370960284874" calcext:value-type="float">
            <text:p>0.7437096028487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152539042914261" calcext:value-type="float">
            <text:p>0.152539042914261</text:p>
          </table:table-cell>
          <table:table-cell office:value-type="float" office:value="0.607094036088781" calcext:value-type="float">
            <text:p>0.607094036088781</text:p>
          </table:table-cell>
          <table:table-cell office:value-type="float" office:value="0.784363281162978" calcext:value-type="float">
            <text:p>0.784363281162978</text:p>
          </table:table-cell>
          <table:table-cell office:value-type="float" office:value="0.211411856521699" calcext:value-type="float">
            <text:p>0.211411856521699</text:p>
          </table:table-cell>
          <table:table-cell office:value-type="float" office:value="0.619098268466521" calcext:value-type="float">
            <text:p>0.619098268466521</text:p>
          </table:table-cell>
          <table:table-cell office:value-type="float" office:value="0.785020978545034" calcext:value-type="float">
            <text:p>0.785020978545034</text:p>
          </table:table-cell>
          <table:table-cell office:value-type="float" office:value="0.269576722308943" calcext:value-type="float">
            <text:p>0.269576722308943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965026910666513" calcext:value-type="float">
            <text:p>0.965026910666513</text:p>
          </table:table-cell>
          <table:table-cell office:value-type="float" office:value="0.398822780896901" calcext:value-type="float">
            <text:p>0.398822780896901</text:p>
          </table:table-cell>
          <table:table-cell office:value-type="float" office:value="0.101653800915084" calcext:value-type="float">
            <text:p>0.101653800915084</text:p>
          </table:table-cell>
          <table:table-cell office:value-type="float" office:value="0.966240313198958" calcext:value-type="float">
            <text:p>0.966240313198958</text:p>
          </table:table-cell>
          <table:table-cell office:value-type="float" office:value="0.422789493936439" calcext:value-type="float">
            <text:p>0.422789493936439</text:p>
          </table:table-cell>
          <table:table-cell office:value-type="float" office:value="0.115707263183049" calcext:value-type="float">
            <text:p>0.115707263183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80168940292" calcext:value-type="float">
            <text:p>0.171580168940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580168940292" calcext:value-type="float">
            <text:p>0.17158016894029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606715046382856" calcext:value-type="float">
            <text:p>0.606715046382856</text:p>
          </table:table-cell>
          <table:table-cell office:value-type="float" office:value="0.898030548949987" calcext:value-type="float">
            <text:p>0.898030548949987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616917779681279" calcext:value-type="float">
            <text:p>0.616917779681279</text:p>
          </table:table-cell>
          <table:table-cell office:value-type="float" office:value="0.903465090242734" calcext:value-type="float">
            <text:p>0.903465090242734</text:p>
          </table:table-cell>
          <table:table-cell office:value-type="float" office:value="0.729429139385171" calcext:value-type="float">
            <text:p>0.729429139385171</text:p>
          </table:table-cell>
          <table:table-cell office:value-type="float" office:value="0.625364214333305" calcext:value-type="float">
            <text:p>0.625364214333305</text:p>
          </table:table-cell>
          <table:table-cell office:value-type="float" office:value="0" calcext:value-type="float">
            <text:p>0</text:p>
          </table:table-cell>
          <table:table-cell office:value-type="float" office:value="0.729722374653978" calcext:value-type="float">
            <text:p>0.729722374653978</text:p>
          </table:table-cell>
          <table:table-cell office:value-type="float" office:value="0.637487811203391" calcext:value-type="float">
            <text:p>0.637487811203391</text:p>
          </table:table-cell>
          <table:table-cell office:value-type="float" office:value="0" calcext:value-type="float">
            <text:p>0</text:p>
          </table:table-cell>
          <table:table-cell office:value-type="float" office:value="0.734806868686725" calcext:value-type="float">
            <text:p>0.734806868686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0870318841097" calcext:value-type="float">
            <text:p>0.74087031884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5853098054522" calcext:value-type="float">
            <text:p>0.74585309805452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762458685740691" calcext:value-type="float">
            <text:p>0.762458685740691</text:p>
          </table:table-cell>
          <table:table-cell office:value-type="float" office:value="0.485871759186326" calcext:value-type="float">
            <text:p>0.485871759186326</text:p>
          </table:table-cell>
          <table:table-cell office:value-type="float" office:value="0.303585623557443" calcext:value-type="float">
            <text:p>0.303585623557443</text:p>
          </table:table-cell>
          <table:table-cell office:value-type="float" office:value="0.766699859108528" calcext:value-type="float">
            <text:p>0.766699859108528</text:p>
          </table:table-cell>
          <table:table-cell office:value-type="float" office:value="0.485871759186326" calcext:value-type="float">
            <text:p>0.485871759186326</text:p>
          </table:table-cell>
          <table:table-cell office:value-type="float" office:value="0" calcext:value-type="float">
            <text:p>0</text:p>
          </table:table-cell>
          <table:table-cell office:value-type="float" office:value="0.766699859108528" calcext:value-type="float">
            <text:p>0.766699859108528</text:p>
          </table:table-cell>
          <table:table-cell office:value-type="float" office:value="0.503850989817935" calcext:value-type="float">
            <text:p>0.503850989817935</text:p>
          </table:table-cell>
          <table:table-cell office:value-type="float" office:value="0" calcext:value-type="float">
            <text:p>0</text:p>
          </table:table-cell>
          <table:table-cell office:value-type="float" office:value="0.780281904146725" calcext:value-type="float">
            <text:p>0.78028190414672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543552861113989" calcext:value-type="float">
            <text:p>0.543552861113989</text:p>
          </table:table-cell>
          <table:table-cell office:value-type="float" office:value="0.351622687239634" calcext:value-type="float">
            <text:p>0.351622687239634</text:p>
          </table:table-cell>
          <table:table-cell office:value-type="float" office:value="0.231179878115069" calcext:value-type="float">
            <text:p>0.231179878115069</text:p>
          </table:table-cell>
          <table:table-cell office:value-type="float" office:value="0.548304867552023" calcext:value-type="float">
            <text:p>0.548304867552023</text:p>
          </table:table-cell>
          <table:table-cell office:value-type="float" office:value="0.353296272726147" calcext:value-type="float">
            <text:p>0.353296272726147</text:p>
          </table:table-cell>
          <table:table-cell office:value-type="float" office:value="0.243706604723869" calcext:value-type="float">
            <text:p>0.243706604723869</text:p>
          </table:table-cell>
          <table:table-cell office:value-type="float" office:value="0.548304867552023" calcext:value-type="float">
            <text:p>0.548304867552023</text:p>
          </table:table-cell>
          <table:table-cell office:value-type="float" office:value="0.372233182982391" calcext:value-type="float">
            <text:p>0.372233182982391</text:p>
          </table:table-cell>
          <table:table-cell office:value-type="float" office:value="0.275790235096294" calcext:value-type="float">
            <text:p>0.275790235096294</text:p>
          </table:table-cell>
          <table:table-cell office:value-type="float" office:value="0.584284069266746" calcext:value-type="float">
            <text:p>0.584284069266746</text:p>
          </table:table-cell>
          <table:table-cell office:value-type="float" office:value="0" calcext:value-type="float">
            <text:p>0</text:p>
          </table:table-cell>
          <table:table-cell office:value-type="float" office:value="0.334491298809037" calcext:value-type="float">
            <text:p>0.334491298809037</text:p>
          </table:table-cell>
          <table:table-cell office:value-type="float" office:value="0.611667600864104" calcext:value-type="float">
            <text:p>0.611667600864104</text:p>
          </table:table-cell>
          <table:table-cell office:value-type="float" office:value="0" calcext:value-type="float">
            <text:p>0</text:p>
          </table:table-cell>
          <table:table-cell office:value-type="float" office:value="0.343566939168762" calcext:value-type="float">
            <text:p>0.343566939168762</text:p>
          </table:table-cell>
          <table:table-cell office:value-type="float" office:value="0.620834205138951" calcext:value-type="float">
            <text:p>0.620834205138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0834205138951" calcext:value-type="float">
            <text:p>0.62083420513895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537395602937923" calcext:value-type="float">
            <text:p>0.537395602937923</text:p>
          </table:table-cell>
          <table:table-cell office:value-type="float" office:value="0.0236385860463364" calcext:value-type="float">
            <text:p>0.0236385860463364</text:p>
          </table:table-cell>
          <table:table-cell office:value-type="float" office:value="0.11668219931467" calcext:value-type="float">
            <text:p>0.11668219931467</text:p>
          </table:table-cell>
          <table:table-cell office:value-type="float" office:value="0.543877300057512" calcext:value-type="float">
            <text:p>0.543877300057512</text:p>
          </table:table-cell>
          <table:table-cell office:value-type="float" office:value="0.0255124458999314" calcext:value-type="float">
            <text:p>0.0255124458999314</text:p>
          </table:table-cell>
          <table:table-cell office:value-type="float" office:value="0.11668219931467" calcext:value-type="float">
            <text:p>0.11668219931467</text:p>
          </table:table-cell>
          <table:table-cell office:value-type="float" office:value="0.575624380409746" calcext:value-type="float">
            <text:p>0.575624380409746</text:p>
          </table:table-cell>
          <table:table-cell office:value-type="float" office:value="0.0962582845806672" calcext:value-type="float">
            <text:p>0.0962582845806672</text:p>
          </table:table-cell>
          <table:table-cell office:value-type="float" office:value="0.158079828070073" calcext:value-type="float">
            <text:p>0.158079828070073</text:p>
          </table:table-cell>
          <table:table-cell office:value-type="float" office:value="0.58466802449057" calcext:value-type="float">
            <text:p>0.58466802449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198828943607" calcext:value-type="float">
            <text:p>0.62519882894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5198828943607" calcext:value-type="float">
            <text:p>0.62519882894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758749487492" calcext:value-type="float">
            <text:p>0.63075874948749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574473113179912" calcext:value-type="float">
            <text:p>0.574473113179912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574473113179912" calcext:value-type="float">
            <text:p>0.574473113179912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" calcext:value-type="float">
            <text:p>0</text:p>
          </table:table-cell>
          <table:table-cell office:value-type="float" office:value="0.611155345738074" calcext:value-type="float">
            <text:p>0.611155345738074</text:p>
          </table:table-cell>
          <table:table-cell office:value-type="float" office:value="0.168014207744863" calcext:value-type="float">
            <text:p>0.168014207744863</text:p>
          </table:table-cell>
          <table:table-cell office:value-type="float" office:value="0" calcext:value-type="float">
            <text:p>0</text:p>
          </table:table-cell>
          <table:table-cell office:value-type="float" office:value="0.611155345738074" calcext:value-type="float">
            <text:p>0.611155345738074</text:p>
          </table:table-cell>
          <table:table-cell office:value-type="float" office:value="0.186368808770602" calcext:value-type="float">
            <text:p>0.186368808770602</text:p>
          </table:table-cell>
          <table:table-cell office:value-type="float" office:value="0" calcext:value-type="float">
            <text:p>0</text:p>
          </table:table-cell>
          <table:table-cell office:value-type="float" office:value="0.631286286236004" calcext:value-type="float">
            <text:p>0.631286286236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425591849366" calcext:value-type="float">
            <text:p>0.6542559184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1793261797461" calcext:value-type="float">
            <text:p>0.67179326179746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251799058906953" calcext:value-type="float">
            <text:p>0.251799058906953</text:p>
          </table:table-cell>
          <table:table-cell office:value-type="float" office:value="0.716150674223194" calcext:value-type="float">
            <text:p>0.716150674223194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321892748167627" calcext:value-type="float">
            <text:p>0.321892748167627</text:p>
          </table:table-cell>
          <table:table-cell office:value-type="float" office:value="0.727485229570636" calcext:value-type="float">
            <text:p>0.727485229570636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37475693666178" calcext:value-type="float">
            <text:p>0.37475693666178</text:p>
          </table:table-cell>
          <table:table-cell office:value-type="float" office:value="0.744849910987602" calcext:value-type="float">
            <text:p>0.744849910987602</text:p>
          </table:table-cell>
          <table:table-cell office:value-type="float" office:value="0.141134529872311" calcext:value-type="float">
            <text:p>0.141134529872311</text:p>
          </table:table-cell>
          <table:table-cell office:value-type="float" office:value="0.39100097535086" calcext:value-type="float">
            <text:p>0.39100097535086</text:p>
          </table:table-cell>
          <table:table-cell office:value-type="float" office:value="0.744849910987602" calcext:value-type="float">
            <text:p>0.744849910987602</text:p>
          </table:table-cell>
          <table:table-cell office:value-type="float" office:value="0.141134529872311" calcext:value-type="float">
            <text:p>0.141134529872311</text:p>
          </table:table-cell>
          <table:table-cell office:value-type="float" office:value="0" calcext:value-type="float">
            <text:p>0</text:p>
          </table:table-cell>
          <table:table-cell office:value-type="float" office:value="0.753384969497417" calcext:value-type="float">
            <text:p>0.753384969497417</text:p>
          </table:table-cell>
          <table:table-cell office:value-type="float" office:value="0.152203564167182" calcext:value-type="float">
            <text:p>0.15220356416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417092545845" calcext:value-type="float">
            <text:p>0.19141709254584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87676563676175" calcext:value-type="float">
            <text:p>0.87676563676175</text:p>
          </table:table-cell>
          <table:table-cell office:value-type="float" office:value="0.52516338366706" calcext:value-type="float">
            <text:p>0.52516338366706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8860077268641" calcext:value-type="float">
            <text:p>0.8860077268641</text:p>
          </table:table-cell>
          <table:table-cell office:value-type="float" office:value="0.569351451956775" calcext:value-type="float">
            <text:p>0.569351451956775</text:p>
          </table:table-cell>
          <table:table-cell office:value-type="float" office:value="0.636229726930369" calcext:value-type="float">
            <text:p>0.636229726930369</text:p>
          </table:table-cell>
          <table:table-cell office:value-type="float" office:value="0.889601793094809" calcext:value-type="float">
            <text:p>0.889601793094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9672291973516" calcext:value-type="float">
            <text:p>0.889672291973516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872123908944152" calcext:value-type="float">
            <text:p>0.872123908944152</text:p>
          </table:table-cell>
          <table:table-cell office:value-type="float" office:value="0.667549899291471" calcext:value-type="float">
            <text:p>0.667549899291471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883607876153113" calcext:value-type="float">
            <text:p>0.883607876153113</text:p>
          </table:table-cell>
          <table:table-cell office:value-type="float" office:value="0.678300390130628" calcext:value-type="float">
            <text:p>0.678300390130628</text:p>
          </table:table-cell>
          <table:table-cell office:value-type="float" office:value="0.392411966704778" calcext:value-type="float">
            <text:p>0.392411966704778</text:p>
          </table:table-cell>
          <table:table-cell office:value-type="float" office:value="0.883607876153113" calcext:value-type="float">
            <text:p>0.883607876153113</text:p>
          </table:table-cell>
          <table:table-cell office:value-type="float" office:value="0" calcext:value-type="float">
            <text:p>0</text:p>
          </table:table-cell>
          <table:table-cell office:value-type="float" office:value="0.392411966704778" calcext:value-type="float">
            <text:p>0.392411966704778</text:p>
          </table:table-cell>
          <table:table-cell office:value-type="float" office:value="0.894516477569039" calcext:value-type="float">
            <text:p>0.894516477569039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627708053071418" calcext:value-type="float">
            <text:p>0.627708053071418</text:p>
          </table:table-cell>
          <table:table-cell office:value-type="float" office:value="0.550226542156262" calcext:value-type="float">
            <text:p>0.550226542156262</text:p>
          </table:table-cell>
          <table:table-cell office:value-type="float" office:value="0.388677289689482" calcext:value-type="float">
            <text:p>0.388677289689482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58971549675672" calcext:value-type="float">
            <text:p>0.58971549675672</text:p>
          </table:table-cell>
          <table:table-cell office:value-type="float" office:value="0.389557196337479" calcext:value-type="float">
            <text:p>0.389557196337479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604208854622446" calcext:value-type="float">
            <text:p>0.604208854622446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.649414220858787" calcext:value-type="float">
            <text:p>0.649414220858787</text:p>
          </table:table-cell>
          <table:table-cell office:value-type="float" office:value="0.633724337423839" calcext:value-type="float">
            <text:p>0.633724337423839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" calcext:value-type="float">
            <text:p>0</text:p>
          </table:table-cell>
          <table:table-cell office:value-type="float" office:value="0.649461620800471" calcext:value-type="float">
            <text:p>0.649461620800471</text:p>
          </table:table-cell>
          <table:table-cell office:value-type="float" office:value="0.439727052218624" calcext:value-type="float">
            <text:p>0.439727052218624</text:p>
          </table:table-cell>
          <table:table-cell office:value-type="float" office:value="0" calcext:value-type="float">
            <text:p>0</text:p>
          </table:table-cell>
          <table:table-cell office:value-type="float" office:value="0.672729996872606" calcext:value-type="float">
            <text:p>0.672729996872606</text:p>
          </table:table-cell>
          <table:table-cell office:value-type="float" office:value="0.451287372282414" calcext:value-type="float">
            <text:p>0.45128737228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8550574085102" calcext:value-type="float">
            <text:p>0.4885505740851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110631736955207" calcext:value-type="float">
            <text:p>0.110631736955207</text:p>
          </table:table-cell>
          <table:table-cell office:value-type="float" office:value="0.380195618785857" calcext:value-type="float">
            <text:p>0.380195618785857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110631736955207" calcext:value-type="float">
            <text:p>0.110631736955207</text:p>
          </table:table-cell>
          <table:table-cell office:value-type="float" office:value="0.431173324466263" calcext:value-type="float">
            <text:p>0.431173324466263</text:p>
          </table:table-cell>
          <table:table-cell office:value-type="float" office:value="0.761577810030535" calcext:value-type="float">
            <text:p>0.761577810030535</text:p>
          </table:table-cell>
          <table:table-cell office:value-type="float" office:value="0.140436144287809" calcext:value-type="float">
            <text:p>0.14043614428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455563161978" calcext:value-type="float">
            <text:p>0.149455563161978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42724443347596" calcext:value-type="float">
            <text:p>0.542724443347596</text:p>
          </table:table-cell>
          <table:table-cell office:value-type="float" office:value="0.695144554047594" calcext:value-type="float">
            <text:p>0.695144554047594</text:p>
          </table:table-cell>
          <table:table-cell office:value-type="float" office:value="0.0580836121681995" calcext:value-type="float">
            <text:p>0.0580836121681995</text:p>
          </table:table-cell>
          <table:table-cell office:value-type="float" office:value="0.583630130098361" calcext:value-type="float">
            <text:p>0.583630130098361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0597999557879403" calcext:value-type="float">
            <text:p>0.0597999557879403</text:p>
          </table:table-cell>
          <table:table-cell office:value-type="float" office:value="0" calcext:value-type="float">
            <text:p>0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14358523527776" calcext:value-type="float">
            <text:p>0.14358523527776</text:p>
          </table:table-cell>
          <table:table-cell office:value-type="float" office:value="0" calcext:value-type="float">
            <text:p>0</text:p>
          </table:table-cell>
          <table:table-cell office:value-type="float" office:value="0.719543858058903" calcext:value-type="float">
            <text:p>0.719543858058903</text:p>
          </table:table-cell>
          <table:table-cell office:value-type="float" office:value="0.14358523527776" calcext:value-type="float">
            <text:p>0.14358523527776</text:p>
          </table:table-cell>
          <table:table-cell office:value-type="float" office:value="0" calcext:value-type="float">
            <text:p>0</text:p>
          </table:table-cell>
          <table:table-cell office:value-type="float" office:value="0.731039892451605" calcext:value-type="float">
            <text:p>0.731039892451605</text:p>
          </table:table-cell>
          <table:table-cell office:value-type="float" office:value="0.171740008575404" calcext:value-type="float">
            <text:p>0.171740008575404</text:p>
          </table:table-cell>
          <table:table-cell office:value-type="float" office:value="0" calcext:value-type="float">
            <text:p>0</text:p>
          </table:table-cell>
          <table:table-cell office:value-type="float" office:value="0.755419443945345" calcext:value-type="float">
            <text:p>0.755419443945345</text:p>
          </table:table-cell>
          <table:table-cell office:value-type="float" office:value="0.171740008575404" calcext:value-type="float">
            <text:p>0.171740008575404</text:p>
          </table:table-cell>
          <table:table-cell office:value-type="float" office:value="0" calcext:value-type="float">
            <text:p>0</text:p>
          </table:table-cell>
          <table:table-cell office:value-type="float" office:value="0.779192804346282" calcext:value-type="float">
            <text:p>0.779192804346282</text:p>
          </table:table-cell>
          <table:table-cell office:value-type="float" office:value="0.185048603859209" calcext:value-type="float">
            <text:p>0.18504860385920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877200540813108" calcext:value-type="float">
            <text:p>0.877200540813108</text:p>
          </table:table-cell>
          <table:table-cell office:value-type="float" office:value="0.862797077543229" calcext:value-type="float">
            <text:p>0.862797077543229</text:p>
          </table:table-cell>
          <table:table-cell office:value-type="float" office:value="0.318130729834108" calcext:value-type="float">
            <text:p>0.318130729834108</text:p>
          </table:table-cell>
          <table:table-cell office:value-type="float" office:value="0" calcext:value-type="float">
            <text:p>0</text:p>
          </table:table-cell>
          <table:table-cell office:value-type="float" office:value="0.870450029039338" calcext:value-type="float">
            <text:p>0.870450029039338</text:p>
          </table:table-cell>
          <table:table-cell office:value-type="float" office:value="0.321267508628216" calcext:value-type="float">
            <text:p>0.321267508628216</text:p>
          </table:table-cell>
          <table:table-cell office:value-type="float" office:value="0" calcext:value-type="float">
            <text:p>0</text:p>
          </table:table-cell>
          <table:table-cell office:value-type="float" office:value="0.880619916085111" calcext:value-type="float">
            <text:p>0.880619916085111</text:p>
          </table:table-cell>
          <table:table-cell office:value-type="float" office:value="0.388233942548427" calcext:value-type="float">
            <text:p>0.388233942548427</text:p>
          </table:table-cell>
          <table:table-cell office:value-type="float" office:value="0" calcext:value-type="float">
            <text:p>0</text:p>
          </table:table-cell>
          <table:table-cell office:value-type="float" office:value="0.891045652383137" calcext:value-type="float">
            <text:p>0.89104565238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045652383137" calcext:value-type="float">
            <text:p>0.89104565238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1411887171039" calcext:value-type="float">
            <text:p>0.891411887171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1544571451" calcext:value-type="float">
            <text:p>0.8985154457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851544571451" calcext:value-type="float">
            <text:p>0.898515445714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505888678884466" calcext:value-type="float">
            <text:p>0.505888678884466</text:p>
          </table:table-cell>
          <table:table-cell office:value-type="float" office:value="0.274806035548136" calcext:value-type="float">
            <text:p>0.274806035548136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512774420271026" calcext:value-type="float">
            <text:p>0.512774420271026</text:p>
          </table:table-cell>
          <table:table-cell office:value-type="float" office:value="0.319738180082034" calcext:value-type="float">
            <text:p>0.319738180082034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555607312976259" calcext:value-type="float">
            <text:p>0.555607312976259</text:p>
          </table:table-cell>
          <table:table-cell office:value-type="float" office:value="0.359358169825386" calcext:value-type="float">
            <text:p>0.359358169825386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" calcext:value-type="float">
            <text:p>0</text:p>
          </table:table-cell>
          <table:table-cell office:value-type="float" office:value="0.397040867506454" calcext:value-type="float">
            <text:p>0.397040867506454</text:p>
          </table:table-cell>
          <table:table-cell office:value-type="float" office:value="0.364561760106959" calcext:value-type="float">
            <text:p>0.364561760106959</text:p>
          </table:table-cell>
          <table:table-cell office:value-type="float" office:value="0" calcext:value-type="float">
            <text:p>0</text:p>
          </table:table-cell>
          <table:table-cell office:value-type="float" office:value="0.40190080938772" calcext:value-type="float">
            <text:p>0.40190080938772</text:p>
          </table:table-cell>
          <table:table-cell office:value-type="float" office:value="0.364561760106959" calcext:value-type="float">
            <text:p>0.364561760106959</text:p>
          </table:table-cell>
          <table:table-cell office:value-type="float" office:value="0" calcext:value-type="float">
            <text:p>0</text:p>
          </table:table-cell>
          <table:table-cell office:value-type="float" office:value="0.40190080938772" calcext:value-type="float">
            <text:p>0.40190080938772</text:p>
          </table:table-cell>
          <table:table-cell office:value-type="float" office:value="0.405285392089925" calcext:value-type="float">
            <text:p>0.405285392089925</text:p>
          </table:table-cell>
          <table:table-cell office:value-type="float" office:value="0" calcext:value-type="float">
            <text:p>0</text:p>
          </table:table-cell>
          <table:table-cell office:value-type="float" office:value="0.435713166156511" calcext:value-type="float">
            <text:p>0.435713166156511</text:p>
          </table:table-cell>
          <table:table-cell office:value-type="float" office:value="0.424762138029132" calcext:value-type="float">
            <text:p>0.424762138029132</text:p>
          </table:table-cell>
          <table:table-cell office:value-type="float" office:value="0" calcext:value-type="float">
            <text:p>0</text:p>
          </table:table-cell>
          <table:table-cell office:value-type="float" office:value="0.484249716578837" calcext:value-type="float">
            <text:p>0.484249716578837</text:p>
          </table:table-cell>
          <table:table-cell office:value-type="float" office:value="0.424762138029132" calcext:value-type="float">
            <text:p>0.424762138029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124890560984" calcext:value-type="float">
            <text:p>0.44412489056098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984841198962335" calcext:value-type="float">
            <text:p>0.984841198962335</text:p>
          </table:table-cell>
          <table:table-cell table:style-name="ce10"/>
          <table:table-cell office:value-type="float" office:value="0.212543672117305" calcext:value-type="float">
            <text:p>0.212543672117305</text:p>
          </table:table-cell>
          <table:table-cell office:value-type="float" office:value="0.984841198962335" calcext:value-type="float">
            <text:p>0.984841198962335</text:p>
          </table:table-cell>
          <table:table-cell table:style-name="ce10"/>
          <table:table-cell office:value-type="float" office:value="0.263131384695045" calcext:value-type="float">
            <text:p>0.26313138469504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290856772673583" calcext:value-type="float">
            <text:p>0.29085677267358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3435669584728" calcext:value-type="float">
            <text:p>0.3343566958472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81223294169745" calcext:value-type="float">
            <text:p>0.38122329416974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3983558380736" calcext:value-type="float">
            <text:p>0.398355838073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06031632508976" calcext:value-type="float">
            <text:p>0.40603163250897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06031632508976" calcext:value-type="float">
            <text:p>0.40603163250897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12852576640795" calcext:value-type="float">
            <text:p>0.41285257664079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452866833377402" calcext:value-type="float">
            <text:p>0.45286683337740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30619407787729" calcext:value-type="float">
            <text:p>0.830619407787729</text:p>
          </table:table-cell>
          <table:table-cell table:style-name="ce10"/>
          <table:table-cell table:style-name="ce15"/>
          <table:table-cell office:value-type="float" office:value="0.840098628862015" calcext:value-type="float">
            <text:p>0.840098628862015</text:p>
          </table:table-cell>
          <table:table-cell table:style-name="ce10"/>
          <table:table-cell table:style-name="ce15"/>
          <table:table-cell office:value-type="float" office:value="0.854011629158253" calcext:value-type="float">
            <text:p>0.85401162915825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22499381177296" calcext:value-type="float">
            <text:p>0.922499381177296</text:p>
          </table:table-cell>
          <table:table-cell table:style-name="ce10"/>
          <table:table-cell table:style-name="ce15"/>
          <table:table-cell office:value-type="float" office:value="0.923879170937806" calcext:value-type="float">
            <text:p>0.923879170937806</text:p>
          </table:table-cell>
          <table:table-cell table:style-name="ce10"/>
          <table:table-cell table:style-name="ce15"/>
          <table:table-cell office:value-type="float" office:value="0.929898221224429" calcext:value-type="float">
            <text:p>0.929898221224429</text:p>
          </table:table-cell>
          <table:table-cell table:style-name="ce10"/>
          <table:table-cell table:style-name="ce15"/>
          <table:table-cell office:value-type="float" office:value="0.929898221224429" calcext:value-type="float">
            <text:p>0.929898221224429</text:p>
          </table:table-cell>
          <table:table-cell table:style-name="ce10"/>
          <table:table-cell table:style-name="ce15"/>
          <table:table-cell office:value-type="float" office:value="0.932356178380867" calcext:value-type="float">
            <text:p>0.93235617838086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624237995913992" calcext:value-type="float">
            <text:p>0.624237995913992</text:p>
          </table:table-cell>
          <table:table-cell table:style-name="ce10"/>
          <table:table-cell table:style-name="ce15"/>
          <table:table-cell office:value-type="float" office:value="0.657781207028509" calcext:value-type="float">
            <text:p>0.657781207028509</text:p>
          </table:table-cell>
          <table:table-cell table:style-name="ce10"/>
          <table:table-cell table:style-name="ce15"/>
          <table:table-cell office:value-type="float" office:value="0.665250265235161" calcext:value-type="float">
            <text:p>0.665250265235161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06472110964547" calcext:value-type="float">
            <text:p>0.906472110964547</text:p>
          </table:table-cell>
          <table:table-cell table:style-name="ce10"/>
          <table:table-cell table:style-name="ce15"/>
          <table:table-cell office:value-type="float" office:value="0.910350002868083" calcext:value-type="float">
            <text:p>0.910350002868083</text:p>
          </table:table-cell>
          <table:table-cell table:style-name="ce10"/>
          <table:table-cell table:style-name="ce15"/>
          <table:table-cell office:value-type="float" office:value="0.910350002868083" calcext:value-type="float">
            <text:p>0.91035000286808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788597211224531" calcext:value-type="float">
            <text:p>0.788597211224531</text:p>
          </table:table-cell>
          <table:table-cell table:style-name="ce10"/>
          <table:table-cell table:style-name="ce15"/>
          <table:table-cell office:value-type="float" office:value="0.793289764630845" calcext:value-type="float">
            <text:p>0.793289764630845</text:p>
          </table:table-cell>
          <table:table-cell table:style-name="ce10"/>
          <table:table-cell table:style-name="ce15"/>
          <table:table-cell office:value-type="float" office:value="0.81137074349468" calcext:value-type="float">
            <text:p>0.8113707434946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0335324347357794" calcext:value-type="float">
            <text:p>0.0335324347357794</text:p>
          </table:table-cell>
          <table:table-cell table:style-name="ce10"/>
          <table:table-cell table:style-name="ce15"/>
          <table:table-cell office:value-type="float" office:value="0.0335324347357794" calcext:value-type="float">
            <text:p>0.0335324347357794</text:p>
          </table:table-cell>
          <table:table-cell table:style-name="ce10"/>
          <table:table-cell table:style-name="ce15"/>
          <table:table-cell office:value-type="float" office:value="0.0490693572683731" calcext:value-type="float">
            <text:p>0.0490693572683731</text:p>
          </table:table-cell>
          <table:table-cell table:style-name="ce10"/>
          <table:table-cell table:style-name="ce15"/>
          <table:table-cell office:value-type="float" office:value="0.115868903861969" calcext:value-type="float">
            <text:p>0.115868903861969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99574573274569" calcext:value-type="float">
            <text:p>0.899574573274569</text:p>
          </table:table-cell>
          <table:table-cell table:style-name="ce10"/>
          <table:table-cell table:style-name="ce15"/>
          <table:table-cell office:value-type="float" office:value="0.909585725487891" calcext:value-type="float">
            <text:p>0.909585725487891</text:p>
          </table:table-cell>
          <table:table-cell table:style-name="ce10"/>
          <table:table-cell table:style-name="ce15"/>
          <table:table-cell office:value-type="float" office:value="0.915244676960285" calcext:value-type="float">
            <text:p>0.915244676960285</text:p>
          </table:table-cell>
          <table:table-cell table:style-name="ce10"/>
          <table:table-cell table:style-name="ce15"/>
          <table:table-cell office:value-type="float" office:value="0.919821340489739" calcext:value-type="float">
            <text:p>0.919821340489739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641147632885297" calcext:value-type="float">
            <text:p>0.641147632885297</text:p>
          </table:table-cell>
          <table:table-cell table:style-name="ce10"/>
          <table:table-cell table:style-name="ce15"/>
          <table:table-cell office:value-type="float" office:value="0.642099747301786" calcext:value-type="float">
            <text:p>0.642099747301786</text:p>
          </table:table-cell>
          <table:table-cell table:style-name="ce10"/>
          <table:table-cell table:style-name="ce15"/>
          <table:table-cell office:value-type="float" office:value="0.650460574615089" calcext:value-type="float">
            <text:p>0.650460574615089</text:p>
          </table:table-cell>
          <table:table-cell table:style-name="ce10"/>
          <table:table-cell table:style-name="ce15"/>
          <table:table-cell office:value-type="float" office:value="0.672573203916284" calcext:value-type="float">
            <text:p>0.67257320391628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335197241645901" calcext:value-type="float">
            <text:p>0.335197241645901</text:p>
          </table:table-cell>
          <table:table-cell table:style-name="ce10"/>
          <table:table-cell table:style-name="ce15"/>
          <table:table-cell office:value-type="float" office:value="0.375294960253936" calcext:value-type="float">
            <text:p>0.375294960253936</text:p>
          </table:table-cell>
          <table:table-cell table:style-name="ce10"/>
          <table:table-cell table:style-name="ce15"/>
          <table:table-cell office:value-type="float" office:value="0.413615078881692" calcext:value-type="float">
            <text:p>0.41361507888169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18123306616566" calcext:value-type="float">
            <text:p>0.18123306616566</text:p>
          </table:table-cell>
          <table:table-cell table:style-name="ce10"/>
          <table:table-cell table:style-name="ce15"/>
          <table:table-cell office:value-type="float" office:value="0.244352808297304" calcext:value-type="float">
            <text:p>0.244352808297304</text:p>
          </table:table-cell>
          <table:table-cell table:style-name="ce10"/>
          <table:table-cell table:style-name="ce15"/>
          <table:table-cell office:value-type="float" office:value="0.244352808297304" calcext:value-type="float">
            <text:p>0.244352808297304</text:p>
          </table:table-cell>
          <table:table-cell table:style-name="ce10"/>
          <table:table-cell table:style-name="ce15"/>
          <table:table-cell office:value-type="float" office:value="0.293595828949414" calcext:value-type="float">
            <text:p>0.293595828949414</text:p>
          </table:table-cell>
          <table:table-cell table:style-name="ce10"/>
          <table:table-cell table:style-name="ce15"/>
          <table:table-cell office:value-type="float" office:value="0.293595828949414" calcext:value-type="float">
            <text:p>0.29359582894941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47283339611815" calcext:value-type="float">
            <text:p>0.947283339611815</text:p>
          </table:table-cell>
          <table:table-cell table:style-name="ce10"/>
          <table:table-cell table:style-name="ce15"/>
          <table:table-cell office:value-type="float" office:value="0.94821319289827" calcext:value-type="float">
            <text:p>0.9482131928982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869896362062128" calcext:value-type="float">
            <text:p>0.869896362062128</text:p>
          </table:table-cell>
          <table:table-cell table:style-name="ce10"/>
          <table:table-cell table:style-name="ce15"/>
          <table:table-cell office:value-type="float" office:value="0.876038124753031" calcext:value-type="float">
            <text:p>0.876038124753031</text:p>
          </table:table-cell>
          <table:table-cell table:style-name="ce10"/>
          <table:table-cell table:style-name="ce15"/>
          <table:table-cell office:value-type="float" office:value="0.876038124753031" calcext:value-type="float">
            <text:p>0.876038124753031</text:p>
          </table:table-cell>
          <table:table-cell table:style-name="ce10"/>
          <table:table-cell table:style-name="ce15"/>
          <table:table-cell office:value-type="float" office:value="0.876879045658823" calcext:value-type="float">
            <text:p>0.87687904565882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747609380176251" calcext:value-type="float">
            <text:p>0.747609380176251</text:p>
          </table:table-cell>
          <table:table-cell table:style-name="ce10"/>
          <table:table-cell table:style-name="ce15"/>
          <table:table-cell office:value-type="float" office:value="0.754442721763119" calcext:value-type="float">
            <text:p>0.754442721763119</text:p>
          </table:table-cell>
          <table:table-cell table:style-name="ce10"/>
          <table:table-cell table:style-name="ce15"/>
          <table:table-cell office:value-type="float" office:value="0.755863090785404" calcext:value-type="float">
            <text:p>0.755863090785404</text:p>
          </table:table-cell>
          <table:table-cell table:style-name="ce10"/>
          <table:table-cell table:style-name="ce15"/>
          <table:table-cell office:value-type="float" office:value="0.772476590418525" calcext:value-type="float">
            <text:p>0.77247659041852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939832123613475" calcext:value-type="float">
            <text:p>0.939832123613475</text:p>
          </table:table-cell>
          <table:table-cell table:style-name="ce10"/>
          <table:table-cell table:style-name="ce15"/>
          <table:table-cell office:value-type="float" office:value="0.94255435610138" calcext:value-type="float">
            <text:p>0.94255435610138</text:p>
          </table:table-cell>
          <table:table-cell table:style-name="ce10"/>
          <table:table-cell table:style-name="ce15"/>
          <table:table-cell office:value-type="float" office:value="0.943188981757677" calcext:value-type="float">
            <text:p>0.943188981757677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5"/>
          <table:table-cell office:value-type="float" office:value="0.533461091976322" calcext:value-type="float">
            <text:p>0.533461091976322</text:p>
          </table:table-cell>
          <table:table-cell table:style-name="ce10"/>
          <table:table-cell table:style-name="ce15"/>
          <table:table-cell office:value-type="float" office:value="0.553298956381521" calcext:value-type="float">
            <text:p>0.553298956381521</text:p>
          </table:table-cell>
          <table:table-cell table:style-name="ce10"/>
          <table:table-cell table:style-name="ce15"/>
          <table:table-cell office:value-type="float" office:value="0.553298956381521" calcext:value-type="float">
            <text:p>0.553298956381521</text:p>
          </table:table-cell>
          <table:table-cell table:style-name="ce10"/>
          <table:table-cell table:style-name="ce15"/>
          <table:table-cell office:value-type="float" office:value="0.565505487970401" calcext:value-type="float">
            <text:p>0.565505487970401</text:p>
          </table:table-cell>
          <table:table-cell table:style-name="ce10"/>
          <table:table-cell table:style-name="ce15"/>
          <table:table-cell office:value-type="float" office:value="0.57243761676367" calcext:value-type="float">
            <text:p>0.57243761676367</text:p>
          </table:table-cell>
          <table:table-cell table:style-name="ce10"/>
          <table:table-cell table:style-name="ce15"/>
          <table:table-cell office:value-type="float" office:value="0.605508418062452" calcext:value-type="float">
            <text:p>0.60550841806245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</table:table-row>
        <table:table-row table:style-name="ro1">
          <table:table-cell/>
          <table:table-cell table:style-name="ce16"/>
          <table:table-cell office:value-type="float" office:value="0.116898040708364" calcext:value-type="float">
            <text:p>0.116898040708364</text:p>
          </table:table-cell>
          <table:table-cell table:style-name="ce21"/>
          <table:table-cell table:style-name="ce16"/>
          <table:table-cell office:value-type="float" office:value="0.18812561370486" calcext:value-type="float">
            <text:p>0.18812561370486</text:p>
          </table:table-cell>
          <table:table-cell table:style-name="ce21"/>
          <table:table-cell table:style-name="ce16"/>
          <table:table-cell office:value-type="float" office:value="0.18812561370486" calcext:value-type="float">
            <text:p>0.18812561370486</text:p>
          </table:table-cell>
          <table:table-cell table:style-name="ce21"/>
          <table:table-cell table:style-name="ce16"/>
          <table:table-cell office:value-type="float" office:value="0.197649565096984" calcext:value-type="float">
            <text:p>0.197649565096984</text:p>
          </table:table-cell>
          <table:table-cell table:style-name="ce21"/>
          <table:table-cell table:style-name="ce16"/>
          <table:table-cell office:value-type="float" office:value="0.215979641203266" calcext:value-type="float">
            <text:p>0.215979641203266</text:p>
          </table:table-cell>
          <table:table-cell table:style-name="ce21"/>
          <table:table-cell table:style-name="ce16"/>
          <table:table-cell office:value-type="float" office:value="0.273715058410306" calcext:value-type="float">
            <text:p>0.273715058410306</text:p>
          </table:table-cell>
          <table:table-cell table:style-name="ce21"/>
          <table:table-cell table:style-name="ce16"/>
          <table:table-cell office:value-type="float" office:value="0.273715058410306" calcext:value-type="float">
            <text:p>0.273715058410306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*100" office:value-type="float" office:value="47.8323098315564" calcext:value-type="float">
            <text:p>47.8323098315564</text:p>
          </table:table-cell>
          <table:table-cell table:formula="of:=AVERAGE([.C4:.C116])*100" office:value-type="float" office:value="53.6227890450826" calcext:value-type="float">
            <text:p>53.6227890450826</text:p>
          </table:table-cell>
          <table:table-cell table:formula="of:=AVERAGE([.D4:.D116])*100" office:value-type="float" office:value="49.3075003634329" calcext:value-type="float">
            <text:p>49.3075003634329</text:p>
          </table:table-cell>
          <table:table-cell table:formula="of:=AVERAGE([.E4:.E116])*100" office:value-type="float" office:value="45.6192903938779" calcext:value-type="float">
            <text:p>45.6192903938779</text:p>
          </table:table-cell>
          <table:table-cell table:formula="of:=AVERAGE([.F4:.F116])*100" office:value-type="float" office:value="51.6625820660184" calcext:value-type="float">
            <text:p>51.6625820660184</text:p>
          </table:table-cell>
          <table:table-cell table:formula="of:=AVERAGE([.G4:.G116])*100" office:value-type="float" office:value="48.1845308997818" calcext:value-type="float">
            <text:p>48.1845308997818</text:p>
          </table:table-cell>
          <table:table-cell table:formula="of:=AVERAGE([.H4:.H116])*100" office:value-type="float" office:value="35.949818411142" calcext:value-type="float">
            <text:p>35.949818411142</text:p>
          </table:table-cell>
          <table:table-cell table:formula="of:=AVERAGE([.I4:.I116])*100" office:value-type="float" office:value="41.2434440005627" calcext:value-type="float">
            <text:p>41.2434440005627</text:p>
          </table:table-cell>
          <table:table-cell table:formula="of:=AVERAGE([.J4:.J116])*100" office:value-type="float" office:value="36.1045389971269" calcext:value-type="float">
            <text:p>36.1045389971269</text:p>
          </table:table-cell>
          <table:table-cell table:formula="of:=AVERAGE([.K4:.K116])*100" office:value-type="float" office:value="25.0956093008609" calcext:value-type="float">
            <text:p>25.0956093008609</text:p>
          </table:table-cell>
          <table:table-cell table:formula="of:=AVERAGE([.L4:.L116])*100" office:value-type="float" office:value="29.1698865256102" calcext:value-type="float">
            <text:p>29.1698865256102</text:p>
          </table:table-cell>
          <table:table-cell table:formula="of:=AVERAGE([.M4:.M116])*100" office:value-type="float" office:value="26.3782392753413" calcext:value-type="float">
            <text:p>26.3782392753413</text:p>
          </table:table-cell>
          <table:table-cell table:formula="of:=AVERAGE([.N4:.N116])*100" office:value-type="float" office:value="13.9968533135698" calcext:value-type="float">
            <text:p>13.9968533135698</text:p>
          </table:table-cell>
          <table:table-cell table:formula="of:=AVERAGE([.O4:.O116])*100" office:value-type="float" office:value="18.0722837854608" calcext:value-type="float">
            <text:p>18.0722837854608</text:p>
          </table:table-cell>
          <table:table-cell table:formula="of:=AVERAGE([.P4:.P116])*100" office:value-type="float" office:value="12.9875636892859" calcext:value-type="float">
            <text:p>12.9875636892859</text:p>
          </table:table-cell>
          <table:table-cell table:formula="of:=AVERAGE([.Q4:.Q116])*100" office:value-type="float" office:value="12.4899995576092" calcext:value-type="float">
            <text:p>12.4899995576092</text:p>
          </table:table-cell>
          <table:table-cell table:formula="of:=AVERAGE([.R4:.R116])*100" office:value-type="float" office:value="12.2477279084465" calcext:value-type="float">
            <text:p>12.2477279084465</text:p>
          </table:table-cell>
          <table:table-cell table:formula="of:=AVERAGE([.S4:.S116])*100" office:value-type="float" office:value="6.99447309350355" calcext:value-type="float">
            <text:p>6.99447309350355</text:p>
          </table:table-cell>
          <table:table-cell table:formula="of:=AVERAGE([.T4:.T116])*100" office:value-type="float" office:value="10.1892012681" calcext:value-type="float">
            <text:p>10.1892012681</text:p>
          </table:table-cell>
          <table:table-cell table:formula="of:=AVERAGE([.U4:.U116])*100" office:value-type="float" office:value="9.9976883490703" calcext:value-type="float">
            <text:p>9.9976883490703</text:p>
          </table:table-cell>
          <table:table-cell table:formula="of:=AVERAGE([.V4:.V116])*100" office:value-type="float" office:value="4.2600590360321" calcext:value-type="float">
            <text:p>4.2600590360321</text:p>
          </table:table-cell>
          <table:table-cell table:formula="of:=AVERAGE([.W4:.W116])*100" office:value-type="float" office:value="8.07347232018996" calcext:value-type="float">
            <text:p>8.07347232018996</text:p>
          </table:table-cell>
          <table:table-cell table:formula="of:=AVERAGE([.X4:.X116])*100" office:value-type="float" office:value="8.57287589925997" calcext:value-type="float">
            <text:p>8.57287589925997</text:p>
          </table:table-cell>
          <table:table-cell table:formula="of:=AVERAGE([.Y4:.Y116])*100" office:value-type="float" office:value="2.81533089029571" calcext:value-type="float">
            <text:p>2.81533089029571</text:p>
          </table:table-cell>
          <table:table-cell table:formula="of:=AVERAGE([.Z4:.Z116])*100" office:value-type="float" office:value="5.74239868184187" calcext:value-type="float">
            <text:p>5.74239868184187</text:p>
          </table:table-cell>
          <table:table-cell table:formula="of:=AVERAGE([.AA4:.AA116])*100" office:value-type="float" office:value="6.9411900128221" calcext:value-type="float">
            <text:p>6.9411900128221</text:p>
          </table:table-cell>
          <table:table-cell table:formula="of:=AVERAGE([.AB4:.AB116])*100" office:value-type="float" office:value="0.759469662183914" calcext:value-type="float">
            <text:p>0.759469662183914</text:p>
          </table:table-cell>
          <table:table-cell table:formula="of:=AVERAGE([.AC4:.AC116])*100" office:value-type="float" office:value="3.87843815318505" calcext:value-type="float">
            <text:p>3.87843815318505</text:p>
          </table:table-cell>
          <table:table-cell table:formula="of:=AVERAGE([.AD4:.AD116])*100" office:value-type="float" office:value="6.9411900128221" calcext:value-type="float">
            <text:p>6.9411900128221</text:p>
          </table:table-cell>
          <table:table-cell table:formula="of:=AVERAGE([.AE4:.AE116])*100" office:value-type="float" office:value="0" calcext:value-type="float">
            <text:p>0</text:p>
          </table:table-cell>
          <table:table-cell table:formula="of:=AVERAGE([.AF4:.AF116])*100" office:value-type="float" office:value="2.15662493340442" calcext:value-type="float">
            <text:p>2.15662493340442</text:p>
          </table:table-cell>
          <table:table-cell table:formula="of:=AVERAGE([.AG4:.AG116])*100" office:value-type="float" office:value="6.9411900128221" calcext:value-type="float">
            <text:p>6.9411900128221</text:p>
          </table:table-cell>
          <table:table-cell table:formula="of:=AVERAGE([.AH4:.AH116])*100" office:value-type="float" office:value="0" calcext:value-type="float">
            <text:p>0</text:p>
          </table:table-cell>
          <table:table-cell table:formula="of:=AVERAGE([.AI4:.AI116])*100" office:value-type="float" office:value="1.16568221637295" calcext:value-type="float">
            <text:p>1.16568221637295</text:p>
          </table:table-cell>
          <table:table-cell table:formula="of:=AVERAGE([.AJ4:.AJ116])*100" office:value-type="float" office:value="6.9411900128221" calcext:value-type="float">
            <text:p>6.9411900128221</text:p>
          </table:table-cell>
          <table:table-cell table:formula="of:=AVERAGE([.AK4:.AK116])*100" office:value-type="float" office:value="0" calcext:value-type="float">
            <text:p>0</text:p>
          </table:table-cell>
          <table:table-cell table:formula="of:=AVERAGE([.AL4:.AL116])*100" office:value-type="float" office:value="0" calcext:value-type="float">
            <text:p>0</text:p>
          </table:table-cell>
          <table:table-cell table:formula="of:=AVERAGE([.AM4:.AM116])*100" office:value-type="float" office:value="6.9411900128221" calcext:value-type="float">
            <text:p>6.9411900128221</text:p>
          </table:table-cell>
          <table:table-cell table:formula="of:=AVERAGE([.AN4:.AN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5952.12958400417" calcext:value-type="float">
            <text:p>5952.12958400417</text:p>
          </table:table-cell>
          <table:table-cell table:formula="of:=SUM([.D4:.D116])*100" office:value-type="float" office:value="4634.9050341627" calcext:value-type="float">
            <text:p>4634.9050341627</text:p>
          </table:table-cell>
          <table:table-cell table:formula="of:=SUM([.E4:.E116])*100" office:value-type="float" office:value="4333.8325874184" calcext:value-type="float">
            <text:p>4333.8325874184</text:p>
          </table:table-cell>
          <table:table-cell table:formula="of:=SUM([.F4:.F116])*100" office:value-type="float" office:value="5734.54660932805" calcext:value-type="float">
            <text:p>5734.54660932805</text:p>
          </table:table-cell>
          <table:table-cell table:formula="of:=SUM([.G4:.G116])*100" office:value-type="float" office:value="4529.34590457949" calcext:value-type="float">
            <text:p>4529.34590457949</text:p>
          </table:table-cell>
          <table:table-cell table:formula="of:=SUM([.H4:.H116])*100" office:value-type="float" office:value="3415.23274905849" calcext:value-type="float">
            <text:p>3415.23274905849</text:p>
          </table:table-cell>
          <table:table-cell table:formula="of:=SUM([.I4:.I116])*100" office:value-type="float" office:value="4578.02228406246" calcext:value-type="float">
            <text:p>4578.02228406246</text:p>
          </table:table-cell>
          <table:table-cell table:formula="of:=SUM([.J4:.J116])*100" office:value-type="float" office:value="3393.82666572993" calcext:value-type="float">
            <text:p>3393.82666572993</text:p>
          </table:table-cell>
          <table:table-cell table:formula="of:=SUM([.K4:.K116])*100" office:value-type="float" office:value="2384.08288358178" calcext:value-type="float">
            <text:p>2384.08288358178</text:p>
          </table:table-cell>
          <table:table-cell table:formula="of:=SUM([.L4:.L116])*100" office:value-type="float" office:value="3237.85740434273" calcext:value-type="float">
            <text:p>3237.85740434273</text:p>
          </table:table-cell>
          <table:table-cell table:formula="of:=SUM([.M4:.M116])*100" office:value-type="float" office:value="2479.55449188208" calcext:value-type="float">
            <text:p>2479.55449188208</text:p>
          </table:table-cell>
          <table:table-cell table:formula="of:=SUM([.N4:.N116])*100" office:value-type="float" office:value="1329.70106478913" calcext:value-type="float">
            <text:p>1329.70106478913</text:p>
          </table:table-cell>
          <table:table-cell table:formula="of:=SUM([.O4:.O116])*100" office:value-type="float" office:value="2006.02350018615" calcext:value-type="float">
            <text:p>2006.02350018615</text:p>
          </table:table-cell>
          <table:table-cell table:formula="of:=SUM([.P4:.P116])*100" office:value-type="float" office:value="1220.83098679287" calcext:value-type="float">
            <text:p>1220.83098679287</text:p>
          </table:table-cell>
          <table:table-cell table:formula="of:=SUM([.Q4:.Q116])*100" office:value-type="float" office:value="1186.54995797287" calcext:value-type="float">
            <text:p>1186.54995797287</text:p>
          </table:table-cell>
          <table:table-cell table:formula="of:=SUM([.R4:.R116])*100" office:value-type="float" office:value="1359.49779783756" calcext:value-type="float">
            <text:p>1359.49779783756</text:p>
          </table:table-cell>
          <table:table-cell table:formula="of:=SUM([.S4:.S116])*100" office:value-type="float" office:value="657.480470789334" calcext:value-type="float">
            <text:p>657.480470789334</text:p>
          </table:table-cell>
          <table:table-cell table:formula="of:=SUM([.T4:.T116])*100" office:value-type="float" office:value="967.974120469501" calcext:value-type="float">
            <text:p>967.974120469501</text:p>
          </table:table-cell>
          <table:table-cell table:formula="of:=SUM([.U4:.U116])*100" office:value-type="float" office:value="1109.7434067468" calcext:value-type="float">
            <text:p>1109.7434067468</text:p>
          </table:table-cell>
          <table:table-cell table:formula="of:=SUM([.V4:.V116])*100" office:value-type="float" office:value="400.445549387018" calcext:value-type="float">
            <text:p>400.445549387018</text:p>
          </table:table-cell>
          <table:table-cell table:formula="of:=SUM([.W4:.W116])*100" office:value-type="float" office:value="766.979870418046" calcext:value-type="float">
            <text:p>766.979870418046</text:p>
          </table:table-cell>
          <table:table-cell table:formula="of:=SUM([.X4:.X116])*100" office:value-type="float" office:value="951.589224817857" calcext:value-type="float">
            <text:p>951.589224817857</text:p>
          </table:table-cell>
          <table:table-cell table:formula="of:=SUM([.Y4:.Y116])*100" office:value-type="float" office:value="264.641103687797" calcext:value-type="float">
            <text:p>264.641103687797</text:p>
          </table:table-cell>
          <table:table-cell table:formula="of:=SUM([.Z4:.Z116])*100" office:value-type="float" office:value="545.527874774977" calcext:value-type="float">
            <text:p>545.527874774977</text:p>
          </table:table-cell>
          <table:table-cell table:formula="of:=SUM([.AA4:.AA116])*100" office:value-type="float" office:value="770.472091423253" calcext:value-type="float">
            <text:p>770.472091423253</text:p>
          </table:table-cell>
          <table:table-cell table:formula="of:=SUM([.AB4:.AB116])*100" office:value-type="float" office:value="71.3901482452879" calcext:value-type="float">
            <text:p>71.3901482452879</text:p>
          </table:table-cell>
          <table:table-cell table:formula="of:=SUM([.AC4:.AC116])*100" office:value-type="float" office:value="368.45162455258" calcext:value-type="float">
            <text:p>368.45162455258</text:p>
          </table:table-cell>
          <table:table-cell table:formula="of:=SUM([.AD4:.AD116])*100" office:value-type="float" office:value="770.472091423253" calcext:value-type="float">
            <text:p>770.472091423253</text:p>
          </table:table-cell>
          <table:table-cell table:formula="of:=SUM([.AE4:.AE116])*100" office:value-type="float" office:value="0" calcext:value-type="float">
            <text:p>0</text:p>
          </table:table-cell>
          <table:table-cell table:formula="of:=SUM([.AF4:.AF116])*100" office:value-type="float" office:value="204.87936867342" calcext:value-type="float">
            <text:p>204.87936867342</text:p>
          </table:table-cell>
          <table:table-cell table:formula="of:=SUM([.AG4:.AG116])*100" office:value-type="float" office:value="770.472091423253" calcext:value-type="float">
            <text:p>770.472091423253</text:p>
          </table:table-cell>
          <table:table-cell table:formula="of:=SUM([.AH4:.AH116])*100" office:value-type="float" office:value="0" calcext:value-type="float">
            <text:p>0</text:p>
          </table:table-cell>
          <table:table-cell table:formula="of:=SUM([.AI4:.AI116])*100" office:value-type="float" office:value="110.739810555431" calcext:value-type="float">
            <text:p>110.739810555431</text:p>
          </table:table-cell>
          <table:table-cell table:formula="of:=SUM([.AJ4:.AJ116])*100" office:value-type="float" office:value="770.472091423253" calcext:value-type="float">
            <text:p>770.472091423253</text:p>
          </table:table-cell>
          <table:table-cell table:formula="of:=SUM([.AK4:.AK116])*100" office:value-type="float" office:value="0" calcext:value-type="float">
            <text:p>0</text:p>
          </table:table-cell>
          <table:table-cell table:formula="of:=SUM([.AL4:.AL116])*100" office:value-type="float" office:value="0" calcext:value-type="float">
            <text:p>0</text:p>
          </table:table-cell>
          <table:table-cell table:formula="of:=SUM([.AM4:.AM116])*100" office:value-type="float" office:value="770.472091423253" calcext:value-type="float">
            <text:p>770.472091423253</text:p>
          </table:table-cell>
          <table:table-cell table:formula="of:=SUM([.AN4:.AN11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5">
          <table:table-cell table:style-name="ce1" office:value-type="string" calcext:value-type="string">
            <text:p>Waste Percentage in Truc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3.66176039001154)*100*100/6000" office:value-type="float" office:value="6.10293398335257" calcext:value-type="float">
            <text:p>6.10293398335257</text:p>
          </table:table-cell>
          <table:table-cell table:formula="of:=(4.13180341946224)*100*100/6000" office:value-type="float" office:value="6.88633903243707" calcext:value-type="float">
            <text:p>6.88633903243707</text:p>
          </table:table-cell>
          <table:table-cell table:formula="of:=(2.99192677826713)*100*100/6000" office:value-type="float" office:value="4.98654463044522" calcext:value-type="float">
            <text:p>4.98654463044522</text:p>
          </table:table-cell>
          <table:table-cell table:formula="of:=(3.66176039001154+10.7448373135775)*100*100/6000" office:value-type="float" office:value="24.0109961726484" calcext:value-type="float">
            <text:p>24.0109961726484</text:p>
          </table:table-cell>
          <table:table-cell table:formula="of:=(4.13180341946224+13.2488080195059)*100*100/6000" office:value-type="float" office:value="28.9676857316136" calcext:value-type="float">
            <text:p>28.9676857316136</text:p>
          </table:table-cell>
          <table:table-cell table:formula="of:=(2.99192677826713+12.7971056665467)*100*100/6000" office:value-type="float" office:value="26.3150540746897" calcext:value-type="float">
            <text:p>26.3150540746897</text:p>
          </table:table-cell>
          <table:table-cell table:formula="of:=(3.66176039001154+10.7448373135775+11.6204618747771)*100*100/6000" office:value-type="float" office:value="43.3784326306102" calcext:value-type="float">
            <text:p>43.3784326306102</text:p>
          </table:table-cell>
          <table:table-cell table:formula="of:=(4.13180341946224+13.2488080195059+14.7207632910655)*100*100/6000" office:value-type="float" office:value="53.5022912167227" calcext:value-type="float">
            <text:p>53.5022912167227</text:p>
          </table:table-cell>
          <table:table-cell table:formula="of:=(2.99192677826713+12.7971056665467+10.3077770878711)*100*100/6000" office:value-type="float" office:value="43.4946825544749" calcext:value-type="float">
            <text:p>43.4946825544749</text:p>
          </table:table-cell>
          <table:table-cell table:formula="of:=(3.66176039001154+10.7448373135775+11.6204618747771+11.1384225567118)*100*100/6000" office:value-type="float" office:value="61.9424702251299" calcext:value-type="float">
            <text:p>61.9424702251299</text:p>
          </table:table-cell>
          <table:table-cell table:formula="of:=(4.13180341946224+13.2488080195059+14.7207632910655+13.3114639781225)*100*100/6000" office:value-type="float" office:value="75.6880645135936" calcext:value-type="float">
            <text:p>75.6880645135936</text:p>
          </table:table-cell>
          <table:table-cell table:formula="of:=(2.99192677826713+12.7971056665467+10.3077770878711+13.099520191547)*100*100/6000" office:value-type="float" office:value="65.3272162070532" calcext:value-type="float">
            <text:p>65.3272162070532</text:p>
          </table:table-cell>
          <table:table-cell table:formula="of:=(3.66176039001154+10.7448373135775+11.6204618747771+11.1384225567118+2.28528422337836)*100*100/6000" office:value-type="float" office:value="65.7512772640938" calcext:value-type="float">
            <text:p>65.7512772640938</text:p>
          </table:table-cell>
          <table:table-cell table:formula="of:=(4.13180341946224+13.2488080195059+14.7207632910655+13.3114639781225+7.11330359789466)*100*100/6000" office:value-type="float" office:value="87.5435705100847" calcext:value-type="float">
            <text:p>87.5435705100847</text:p>
          </table:table-cell>
          <table:table-cell table:formula="of:=(2.99192677826713+12.7971056665467+10.3077770878711+13.099520191547+5.84982821134622)*100*100/6000" office:value-type="float" office:value="75.0769298926303" calcext:value-type="float">
            <text:p>75.0769298926303</text:p>
          </table:table-cell>
          <table:table-cell table:formula="of:=(3.66176039001154+10.7448373135775+11.6204618747771+11.1384225567118+2.28528422337836+2.65345370249948)*100*100/6000" office:value-type="float" office:value="70.173700101593" calcext:value-type="float">
            <text:p>70.173700101593</text:p>
          </table:table-cell>
          <table:table-cell table:formula="of:=(4.13180341946224+13.2488080195059+14.7207632910655+13.3114639781225+7.11330359789466+3.06174437359444)*100*100/6000" office:value-type="float" office:value="92.6464777994087" calcext:value-type="float">
            <text:p>92.6464777994087</text:p>
          </table:table-cell>
          <table:table-cell table:formula="of:=(2.99192677826713+12.7971056665467+10.3077770878711+13.099520191547+5.84982821134622+2.66326441920898)*100*100/6000" office:value-type="float" office:value="79.5157039246452" calcext:value-type="float">
            <text:p>79.5157039246452</text:p>
          </table:table-cell>
          <table:table-cell table:formula="of:=(3.66176039001154+10.7448373135775+11.6204618747771+11.1384225567118+2.28528422337836+2.65345370249948+2.50050608585307)*100*100/6000" office:value-type="float" office:value="74.3412102446814" calcext:value-type="float">
            <text:p>74.3412102446814</text:p>
          </table:table-cell>
          <table:table-cell table:formula="of:=(4.13180341946224+13.2488080195059+14.7207632910655+13.3114639781225+7.11330359789466+3.06174437359444+2.19710127483421)*100*100/6000" office:value-type="float" office:value="96.3083132574657" calcext:value-type="float">
            <text:p>96.3083132574657</text:p>
          </table:table-cell>
          <table:table-cell table:formula="of:=(2.99192677826713+12.7971056665467+10.3077770878711+13.099520191547+5.84982821134622+2.66326441920898+1.42624590934922)*100*100/6000" office:value-type="float" office:value="81.8927804402272" calcext:value-type="float">
            <text:p>81.8927804402272</text:p>
          </table:table-cell>
          <table:table-cell table:formula="of:=(3.66176039001154+10.7448373135775+11.6204618747771+11.1384225567118+2.28528422337836+2.65345370249948+2.50050608585307+2.53562419067639)*100*100/6000" office:value-type="float" office:value="78.5672505624754" calcext:value-type="float">
            <text:p>78.5672505624754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)*100*100/6000" office:value-type="float" office:value="85.1410369671475" calcext:value-type="float">
            <text:p>85.1410369671475</text:p>
          </table:table-cell>
          <table:table-cell table:formula="of:=(3.66176039001154+10.7448373135775+11.6204618747771+11.1384225567118+2.28528422337836+2.65345370249948+2.50050608585307+2.53562419067639+1.87427023990187)*100*100/6000" office:value-type="float" office:value="81.6910342956452" calcext:value-type="float">
            <text:p>81.6910342956452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)*100*100/6000" office:value-type="float" office:value="84.5520646913299" calcext:value-type="float">
            <text:p>84.552064691329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+0.989590458226654)*100*100/6000" office:value-type="float" office:value="86.2013821217077" calcext:value-type="float">
            <text:p>86.2013821217077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  <table:table-cell table:formula="of:=(3.66176039001154+10.7448373135775+11.6204618747771+11.1384225567118+2.28528422337836+2.65345370249948+2.50050608585307+2.53562419067639+1.87427023990187+1.71661823741084+0.989590458226654+1.10739810555431)*100*100/6000" office:value-type="float" office:value="88.0470456309649" calcext:value-type="float">
            <text:p>88.047045630964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</table:table>
      <table:table table:name="# Filled Bins over time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3" table:number-columns-repeated="3" table:default-cell-style-name="ce47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7" table:default-cell-style-name="Default"/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3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number-columns-repeated="10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  <table:table-cell table:number-columns-repeated="1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  <table:table-cell table:number-columns-repeated="10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  <table:table-cell table:number-columns-repeated="10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  <table:table-cell table:number-columns-repeated="10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4">
          <table:table-cell/>
          <table:table-cell table:style-name="ce48" office:value-type="string" calcext:value-type="string">
            <text:p>Interval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</table:table-row>
        <table:table-row table:style-name="ro4">
          <table:table-cell/>
          <table:table-cell table:style-name="ce49" office:value-type="string" calcext:value-type="string">
            <text:p>Region 1</text:p>
          </table:table-cell>
          <table:table-cell table:style-name="ce51" office:value-type="float" office:value="95" calcext:value-type="float">
            <text:p>95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72" calcext:value-type="float">
            <text:p>72</text:p>
          </table:table-cell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24" calcext:value-type="float">
            <text:p>24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49" office:value-type="string" calcext:value-type="string">
            <text:p>Region 2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105" calcext:value-type="float">
            <text:p>105</text:p>
          </table:table-cell>
          <table:table-cell table:style-name="ce51" office:value-type="float" office:value="87" calcext:value-type="float">
            <text:p>87</text:p>
          </table:table-cell>
          <table:table-cell table:style-name="ce51" office:value-type="float" office:value="65" calcext:value-type="float">
            <text:p>65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4" calcext:value-type="float">
            <text:p>24</text:p>
          </table:table-cell>
          <table:table-cell table:style-name="ce53" office:value-type="float" office:value="20" calcext:value-type="float">
            <text:p>20</text:p>
          </table:table-cell>
          <table:table-cell table:number-columns-repeated="5" table:style-name="ce53" office:value-type="float" office:value="16" calcext:value-type="float">
            <text:p>16</text:p>
          </table:table-cell>
        </table:table-row>
        <table:table-row table:style-name="ro4">
          <table:table-cell/>
          <table:table-cell table:style-name="ce49" office:value-type="string" calcext:value-type="string">
            <text:p>Region 3</text:p>
          </table:table-cell>
          <table:table-cell table:style-name="ce51" office:value-type="float" office:value="94" calcext:value-type="float">
            <text:p>94</text:p>
          </table:table-cell>
          <table:table-cell table:style-name="ce51" office:value-type="float" office:value="89" calcext:value-type="float">
            <text:p>89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49" calcext:value-type="float">
            <text:p>49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4" table:style-name="ce53" office:value-type="float" office:value="0" calcext:value-type="float">
            <text:p>0</text:p>
          </table:table-cell>
        </table:table-row>
      </table:table>
      <table:table table:name="Waste in Truck VS Number of Truck" table:style-name="ta1">
        <office:forms form:automatic-focus="false" form:apply-design-mode="false"/>
        <table:shapes>
          <draw:frame draw:z-index="0" draw:style-name="gr1" draw:text-style-name="P1" svg:width="7.8098in" svg:height="7.1902in" svg:x="5.9189in" svg:y="0.8579in">
            <draw:object draw:notify-on-update-of-ranges="'Waste in Truck VS Number of Truck'.A4:'Waste in Truck VS Number of Truck'.A16 'Waste in Truck VS Number of Truck'.B3:'Waste in Truck VS Number of Truck'.B3 'Waste in Truck VS Number of Truck'.B4:'Waste in Truck VS Number of Truck'.B16 'Waste in Truck VS Number of Truck'.C3:'Waste in Truck VS Number of Truck'.C3 'Waste in Truck VS Number of Truck'.C4:'Waste in Truck VS Number of Truck'.C16 'Waste in Truck VS Number of Truck'.D3:'Waste in Truck VS Number of Truck'.D3 'Waste in Truck VS Number of Truck'.D4:'Waste in Truck VS Number of Truck'.D1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0293398335257" calcext:value-type="float">
            <text:p>6.10293398335257</text:p>
          </table:table-cell>
          <table:table-cell office:value-type="float" office:value="6.88633903243707" calcext:value-type="float">
            <text:p>6.88633903243707</text:p>
          </table:table-cell>
          <table:table-cell office:value-type="float" office:value="4.98654463044522" calcext:value-type="float">
            <text:p>4.98654463044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0109961726484" calcext:value-type="float">
            <text:p>24.0109961726484</text:p>
          </table:table-cell>
          <table:table-cell office:value-type="float" office:value="28.9676857316136" calcext:value-type="float">
            <text:p>28.9676857316136</text:p>
          </table:table-cell>
          <table:table-cell office:value-type="float" office:value="26.3150540746897" calcext:value-type="float">
            <text:p>26.3150540746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784326306102" calcext:value-type="float">
            <text:p>43.3784326306102</text:p>
          </table:table-cell>
          <table:table-cell office:value-type="float" office:value="53.5022912167227" calcext:value-type="float">
            <text:p>53.5022912167227</text:p>
          </table:table-cell>
          <table:table-cell office:value-type="float" office:value="43.4946825544749" calcext:value-type="float">
            <text:p>43.49468255447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.9424702251299" calcext:value-type="float">
            <text:p>61.9424702251299</text:p>
          </table:table-cell>
          <table:table-cell office:value-type="float" office:value="75.6880645135936" calcext:value-type="float">
            <text:p>75.6880645135936</text:p>
          </table:table-cell>
          <table:table-cell office:value-type="float" office:value="65.3272162070532" calcext:value-type="float">
            <text:p>65.3272162070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3.66176039001154+10.7448373135775+11.6204618747771+11.1384225567118+2.28528422337836)*100*100/6000" office:value-type="float" office:value="65.7512772640938" calcext:value-type="float">
            <text:p>65.7512772640938</text:p>
          </table:table-cell>
          <table:table-cell table:formula="of:=(4.13180341946224+13.2488080195059+14.7207632910655+13.3114639781225+7.11330359789466)*100*100/6000" office:value-type="float" office:value="87.5435705100847" calcext:value-type="float">
            <text:p>87.5435705100847</text:p>
          </table:table-cell>
          <table:table-cell table:formula="of:=(2.99192677826713+12.7971056665467+10.3077770878711+13.099520191547+5.84982821134622)*100*100/6000" office:value-type="float" office:value="75.0769298926303" calcext:value-type="float">
            <text:p>75.0769298926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3.66176039001154+10.7448373135775+11.6204618747771+11.1384225567118+2.28528422337836+2.65345370249948)*100*100/6000" office:value-type="float" office:value="70.173700101593" calcext:value-type="float">
            <text:p>70.173700101593</text:p>
          </table:table-cell>
          <table:table-cell table:formula="of:=(4.13180341946224+13.2488080195059+14.7207632910655+13.3114639781225+7.11330359789466+3.06174437359444)*100*100/6000" office:value-type="float" office:value="92.6464777994087" calcext:value-type="float">
            <text:p>92.6464777994087</text:p>
          </table:table-cell>
          <table:table-cell table:formula="of:=(2.99192677826713+12.7971056665467+10.3077770878711+13.099520191547+5.84982821134622+2.66326441920898)*100*100/6000" office:value-type="float" office:value="79.5157039246452" calcext:value-type="float">
            <text:p>79.51570392464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3.66176039001154+10.7448373135775+11.6204618747771+11.1384225567118+2.28528422337836+2.65345370249948+2.50050608585307)*100*100/6000" office:value-type="float" office:value="74.3412102446814" calcext:value-type="float">
            <text:p>74.3412102446814</text:p>
          </table:table-cell>
          <table:table-cell table:formula="of:=(4.13180341946224+13.2488080195059+14.7207632910655+13.3114639781225+7.11330359789466+3.06174437359444+2.19710127483421)*100*100/6000" office:value-type="float" office:value="96.3083132574657" calcext:value-type="float">
            <text:p>96.3083132574657</text:p>
          </table:table-cell>
          <table:table-cell table:formula="of:=(2.99192677826713+12.7971056665467+10.3077770878711+13.099520191547+5.84982821134622+2.66326441920898+1.42624590934922)*100*100/6000" office:value-type="float" office:value="81.8927804402272" calcext:value-type="float">
            <text:p>81.8927804402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3.66176039001154+10.7448373135775+11.6204618747771+11.1384225567118+2.28528422337836+2.65345370249948+2.50050608585307+2.53562419067639)*100*100/6000" office:value-type="float" office:value="78.5672505624754" calcext:value-type="float">
            <text:p>78.5672505624754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)*100*100/6000" office:value-type="float" office:value="85.1410369671475" calcext:value-type="float">
            <text:p>85.14103696714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3.66176039001154+10.7448373135775+11.6204618747771+11.1384225567118+2.28528422337836+2.65345370249948+2.50050608585307+2.53562419067639+1.87427023990187)*100*100/6000" office:value-type="float" office:value="81.6910342956452" calcext:value-type="float">
            <text:p>81.6910342956452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3.66176039001154+10.7448373135775+11.6204618747771+11.1384225567118+2.28528422337836+2.65345370249948+2.50050608585307+2.53562419067639+1.87427023990187+1.71661823741084)*100*100/6000" office:value-type="float" office:value="84.5520646913299" calcext:value-type="float">
            <text:p>84.552064691329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3.66176039001154+10.7448373135775+11.6204618747771+11.1384225567118+2.28528422337836+2.65345370249948+2.50050608585307+2.53562419067639+1.87427023990187+1.71661823741084+0.989590458226654)*100*100/6000" office:value-type="float" office:value="86.2013821217077" calcext:value-type="float">
            <text:p>86.2013821217077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3.66176039001154+10.7448373135775+11.6204618747771+11.1384225567118+2.28528422337836+2.65345370249948+2.50050608585307+2.53562419067639+1.87427023990187+1.71661823741084+0.989590458226654+1.10739810555431)*100*100/6000" office:value-type="float" office:value="88.0470456309649" calcext:value-type="float">
            <text:p>88.0470456309649</text:p>
          </table:table-cell>
          <table:table-cell table:formula="of:=(4.13180341946224+13.2488080195059+14.7207632910655+13.3114639781225+7.11330359789466+3.06174437359444+2.19710127483421+1.81117133394604)*100*100/6000" office:value-type="float" office:value="99.3269321473758" calcext:value-type="float">
            <text:p>99.3269321473758</text:p>
          </table:table-cell>
          <table:table-cell table:formula="of:=(2.99192677826713+12.7971056665467+10.3077770878711+13.099520191547+5.84982821134622+2.66326441920898+1.42624590934922+1.94895391615212+0.713901482452879)*100*100/6000" office:value-type="float" office:value="86.3308727712356" calcext:value-type="float">
            <text:p>86.3308727712356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8098in" svg:height="7.1902in" svg:x="0.9539in" svg:y="5.176in">
            <draw:object draw:notify-on-update-of-ranges="'Time VS Average Fill'.A3:'Time VS Average Fill'.A15 'Time VS Average Fill'.B2:'Time VS Average Fill'.B2 'Time VS Average Fill'.B3:'Time VS Average Fill'.B15 'Time VS Average Fill'.C2:'Time VS Average Fill'.C2 'Time VS Average Fill'.C3:'Time VS Average Fill'.C15 'Time VS Average Fill'.D2:'Time VS Average Fill'.D2 'Time VS Average Fill'.D3:'Time VS Average Fill'.D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048in" svg:y="2.3831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2.4134in" svg:y="12.6421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.8323098315564" calcext:value-type="float">
            <text:p>47.8323098315564</text:p>
          </table:table-cell>
          <table:table-cell office:value-type="float" office:value="53.6227890450826" calcext:value-type="float">
            <text:p>53.6227890450826</text:p>
          </table:table-cell>
          <table:table-cell office:value-type="float" office:value="49.3075003634329" calcext:value-type="float">
            <text:p>49.3075003634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6192903938779" calcext:value-type="float">
            <text:p>45.6192903938779</text:p>
          </table:table-cell>
          <table:table-cell office:value-type="float" office:value="51.6625820660184" calcext:value-type="float">
            <text:p>51.6625820660184</text:p>
          </table:table-cell>
          <table:table-cell office:value-type="float" office:value="48.1845308997818" calcext:value-type="float">
            <text:p>48.1845308997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949818411142" calcext:value-type="float">
            <text:p>35.949818411142</text:p>
          </table:table-cell>
          <table:table-cell office:value-type="float" office:value="41.2434440005627" calcext:value-type="float">
            <text:p>41.2434440005627</text:p>
          </table:table-cell>
          <table:table-cell office:value-type="float" office:value="36.1045389971269" calcext:value-type="float">
            <text:p>36.1045389971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0956093008609" calcext:value-type="float">
            <text:p>25.0956093008609</text:p>
          </table:table-cell>
          <table:table-cell office:value-type="float" office:value="29.1698865256101" calcext:value-type="float">
            <text:p>29.1698865256101</text:p>
          </table:table-cell>
          <table:table-cell office:value-type="float" office:value="26.3782392753413" calcext:value-type="float">
            <text:p>26.3782392753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968533135698" calcext:value-type="float">
            <text:p>13.9968533135698</text:p>
          </table:table-cell>
          <table:table-cell office:value-type="float" office:value="18.0722837854608" calcext:value-type="float">
            <text:p>18.0722837854608</text:p>
          </table:table-cell>
          <table:table-cell office:value-type="float" office:value="12.9875636892859" calcext:value-type="float">
            <text:p>12.9875636892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4899995576092" calcext:value-type="float">
            <text:p>12.4899995576092</text:p>
          </table:table-cell>
          <table:table-cell office:value-type="float" office:value="12.2477279084465" calcext:value-type="float">
            <text:p>12.2477279084465</text:p>
          </table:table-cell>
          <table:table-cell office:value-type="float" office:value="6.99447309350355" calcext:value-type="float">
            <text:p>6.99447309350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1892012681" calcext:value-type="float">
            <text:p>10.1892012681</text:p>
          </table:table-cell>
          <table:table-cell office:value-type="float" office:value="9.9976883490703" calcext:value-type="float">
            <text:p>9.9976883490703</text:p>
          </table:table-cell>
          <table:table-cell office:value-type="float" office:value="4.2600590360321" calcext:value-type="float">
            <text:p>4.2600590360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7347232018996" calcext:value-type="float">
            <text:p>8.07347232018996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2.81533089029571" calcext:value-type="float">
            <text:p>2.81533089029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74239868184187" calcext:value-type="float">
            <text:p>5.74239868184187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.759469662183914" calcext:value-type="float">
            <text:p>0.759469662183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7843815318505" calcext:value-type="float">
            <text:p>3.8784381531850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1495076685005" calcext:value-type="float">
            <text:p>1.1149507668500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16568221637295" calcext:value-type="float">
            <text:p>1.16568221637295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.57287589925997" calcext:value-type="float">
            <text:p>8.572875899259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Waste Collected VS # CV" table:style-name="ta1">
        <office:forms form:automatic-focus="false" form:apply-design-mode="false"/>
        <table:shapes>
          <draw:frame draw:z-index="0" draw:style-name="gr1" draw:text-style-name="P1" svg:width="7.8098in" svg:height="7.1902in" svg:x="4.4449in" svg:y="1.0669in">
            <draw:object draw:notify-on-update-of-ranges="'Waste Collected VS # CV'.A4:'Waste Collected VS # CV'.A9 'Waste Collected VS # CV'.B3:'Waste Collected VS # CV'.B3 'Waste Collected VS # CV'.B4:'Waste Collected VS # CV'.B9 'Waste Collected VS # CV'.C3:'Waste Collected VS # CV'.C3 'Waste Collected VS # CV'.C4:'Waste Collected VS # CV'.C9 'Waste Collected VS # CV'.D3:'Waste Collected VS # CV'.D3 'Waste Collected VS # CV'.D4:'Waste Collected VS # CV'.D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umber of CV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999.89/1000" office:value-type="float" office:value="0.99989" calcext:value-type="float">
            <text:p>0.99989</text:p>
          </table:table-cell>
          <table:table-cell table:formula="of:=997.36/1000" office:value-type="float" office:value="0.99736" calcext:value-type="float">
            <text:p>0.99736</text:p>
          </table:table-cell>
          <table:table-cell table:formula="of:=999.4/1000" office:value-type="float" office:value="0.9994" calcext:value-type="float">
            <text:p>0.9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992.68/1000" office:value-type="float" office:value="1.99268" calcext:value-type="float">
            <text:p>1.99268</text:p>
          </table:table-cell>
          <table:table-cell table:formula="of:=1994.29/1000" office:value-type="float" office:value="1.99429" calcext:value-type="float">
            <text:p>1.99429</text:p>
          </table:table-cell>
          <table:table-cell table:formula="of:=1984.23/1000" office:value-type="float" office:value="1.98423" calcext:value-type="float">
            <text:p>1.98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989.61/1000" office:value-type="float" office:value="2.98961" calcext:value-type="float">
            <text:p>2.98961</text:p>
          </table:table-cell>
          <table:table-cell table:formula="of:=2997.77/1000" office:value-type="float" office:value="2.99777" calcext:value-type="float">
            <text:p>2.99777</text:p>
          </table:table-cell>
          <table:table-cell table:formula="of:=2979.87/1000" office:value-type="float" office:value="2.97987" calcext:value-type="float">
            <text:p>2.97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989.43/1000" office:value-type="float" office:value="3.98943" calcext:value-type="float">
            <text:p>3.98943</text:p>
          </table:table-cell>
          <table:table-cell table:formula="of:=3986.17/1000" office:value-type="float" office:value="3.98617" calcext:value-type="float">
            <text:p>3.98617</text:p>
          </table:table-cell>
          <table:table-cell table:formula="of:=3977.46/1000" office:value-type="float" office:value="3.97746" calcext:value-type="float">
            <text:p>3.97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961.06/1000" office:value-type="float" office:value="4.96106" calcext:value-type="float">
            <text:p>4.96106</text:p>
          </table:table-cell>
          <table:table-cell table:formula="of:=4966.69/1000" office:value-type="float" office:value="4.96669" calcext:value-type="float">
            <text:p>4.96669</text:p>
          </table:table-cell>
          <table:table-cell table:formula="of:=4964.88/1000" office:value-type="float" office:value="4.96488" calcext:value-type="float">
            <text:p>4.96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5282.82/1000" office:value-type="float" office:value="5.28282" calcext:value-type="float">
            <text:p>5.28282</text:p>
          </table:table-cell>
          <table:table-cell table:formula="of:=5959.62/1000" office:value-type="float" office:value="5.95962" calcext:value-type="float">
            <text:p>5.95962</text:p>
          </table:table-cell>
          <table:table-cell table:formula="of:=5179.85/1000" office:value-type="float" office:value="5.17985" calcext:value-type="float">
            <text:p>5.17985</text:p>
          </table:table-cell>
        </table:table-row>
      </table:table>
      <table:table table:name="Distance VS # of CV" table:style-name="ta1">
        <office:forms form:automatic-focus="false" form:apply-design-mode="false"/>
        <table:shapes>
          <draw:frame draw:z-index="0" draw:style-name="gr1" draw:text-style-name="P1" svg:width="7.8098in" svg:height="7.1902in" svg:x="4.4449in" svg:y="0.7114in">
            <draw:object draw:notify-on-update-of-ranges="'Distance VS # of CV'.A3:'Distance VS # of CV'.A8 'Distance VS # of CV'.B2:'Distance VS # of CV'.B2 'Distance VS # of CV'.B3:'Distance VS # of CV'.B8 'Distance VS # of CV'.C2:'Distance VS # of CV'.C2 'Distance VS # of CV'.C3:'Distance VS # of CV'.C8 'Distance VS # of CV'.D2:'Distance VS # of CV'.D2 'Distance VS # of CV'.D3:'Distance VS # of CV'.D8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ber of CV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79" calcext:value-type="float">
            <text:p>39.79</text:p>
          </table:table-cell>
          <table:table-cell office:value-type="float" office:value="63.11" calcext:value-type="float">
            <text:p>63.11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.58" calcext:value-type="float">
            <text:p>99.58</text:p>
          </table:table-cell>
          <table:table-cell office:value-type="float" office:value="129.37" calcext:value-type="float">
            <text:p>129.37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.05" calcext:value-type="float">
            <text:p>142.05</text:p>
          </table:table-cell>
          <table:table-cell office:value-type="float" office:value="195.04" calcext:value-type="float">
            <text:p>195.04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.59" calcext:value-type="float">
            <text:p>208.59</text:p>
          </table:table-cell>
          <table:table-cell office:value-type="float" office:value="279.63" calcext:value-type="float">
            <text:p>279.63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.16" calcext:value-type="float">
            <text:p>321.16</text:p>
          </table:table-cell>
          <table:table-cell office:value-type="float" office:value="345.68" calcext:value-type="float">
            <text:p>345.6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2.89" calcext:value-type="float">
            <text:p>362.89</text:p>
          </table:table-cell>
          <table:table-cell office:value-type="float" office:value="433.19" calcext:value-type="float">
            <text:p>433.19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Time VS Total Garbage" table:style-name="ta1"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AN114" table:display-filter-buttons="true">
          <table:filter>
            <table:filter-and>
              <table:filter-condition table:value="" table:operator="=" table:field-number="30">
                <table:filter-set-item table:value=""/>
                <table:filter-set-item table:value="0.452866833377402"/>
                <table:filter-set-item table:value="0.48590160238052"/>
                <table:filter-set-item table:value="0.536723624849252"/>
                <table:filter-set-item table:value="0.573301626127028"/>
              </table:filter-condition>
              <table:filter-condition table:value="" table:operator="=" table:field-number="33">
                <table:filter-set-item table:value=""/>
                <table:filter-set-item table:value="0.516523294591178"/>
                <table:filter-set-item table:value="0.590874810963128"/>
              </table:filter-condition>
              <table:filter-condition table:value="" table:operator="=" table:field-number="3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10-07T18:02:48.609452323</dc:date>
    <meta:editing-duration>PT7H51M2S</meta:editing-duration>
    <meta:editing-cycles>20</meta:editing-cycles>
    <meta:generator>LibreOffice/7.4.1.2$Linux_X86_64 LibreOffice_project/40$Build-2</meta:generator>
    <meta:document-statistic meta:table-count="7" meta:cell-count="4399"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026cm" svg:y="0.18cm" svg:width="12.517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6192903938779">
                <text:p>45.6192903938779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6625820660184">
                <text:p>51.6625820660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16"/>
          </chart:series>
          <chart:series chart:style-name="ch10" chart:values-cell-range-address="'Spread-out'.O4:'Spread-out'.O114" chart:label-cell-address="'Spread-out'.O3:'Spread-out'.O3" chart:class="chart:bar">
            <chart:data-point chart:repeated="16"/>
          </chart:series>
          <chart:series chart:style-name="ch11" chart:values-cell-range-address="'Spread-out'.P4:'Spread-out'.P114" chart:label-cell-address="'Spread-out'.P3:'Spread-out'.P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N4:'Spread-out'.N114</svg:desc>
                </draw:g>
              </table:table-cell>
              <table:table-cell office:value-type="float" office:value="0">
                <text:p>0</text:p>
                <draw:g>
                  <svg:desc>'Spread-out'.O4:'Spread-out'.O114</svg:desc>
                </draw:g>
              </table:table-cell>
              <table:table-cell office:value-type="float" office:value="NaN">
                <text:p>NaN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32356178380867">
                <text:p>0.93235617838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93595828949414">
                <text:p>0.29359582894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7243761676367">
                <text:p>0.57243761676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15979641203266">
                <text:p>0.2159796412032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16"/>
          </chart:series>
          <chart:series chart:style-name="ch10" chart:values-cell-range-address="'Spread-out'.R4:'Spread-out'.R114" chart:label-cell-address="'Spread-out'.R3:'Spread-out'.R3" chart:class="chart:bar">
            <chart:data-point chart:repeated="16"/>
          </chart:series>
          <chart:series chart:style-name="ch11" chart:values-cell-range-address="'Spread-out'.S4:'Spread-out'.S114" chart:label-cell-address="'Spread-out'.S3:'Spread-out'.S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NaN">
                <text:p>NaN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05508418062452">
                <text:p>0.60550841806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73715058410306">
                <text:p>0.273715058410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233cm" svg:y="1.475cm" svg:width="58.857cm" svg:height="6.165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16"/>
          </chart:series>
          <chart:series chart:style-name="ch10" chart:values-cell-range-address="'Spread-out'.U4:'Spread-out'.U114" chart:label-cell-address="'Spread-out'.U3:'Spread-out'.U3" chart:class="chart:bar">
            <chart:data-point chart:repeated="16"/>
          </chart:series>
          <chart:series chart:style-name="ch11" chart:values-cell-range-address="'Spread-out'.V4:'Spread-out'.V114" chart:label-cell-address="'Spread-out'.V3:'Spread-out'.V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0">
                <text:p>0</text:p>
                <draw:g>
                  <svg:desc>'Spread-out'.U4:'Spread-out'.U114</svg:desc>
                </draw:g>
              </table:table-cell>
              <table:table-cell office:value-type="float" office:value="NaN">
                <text:p>NaN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0.273715058410306">
                <text:p>0.273715058410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952cm" svg:y="1.474cm" svg:width="11.624cm" svg:height="5.718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9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9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3:'Time VS Average Fill'.D9 'Time VS Average Fill'.B2:'Time VS Average Fill'.D2" chart:data-source-has-labels="both" svg:x="1.331cm" svg:y="1.275cm" svg:width="12.245cm" svg:height="6.564cm">
          <chart:coordinate-region svg:x="1.767cm" svg:y="1.275cm" svg:width="11.623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9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9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6cm" svg:y="16.422cm" chart:style-name="ch2">
          <text:p>(a)</text:p>
        </chart:subtitle>
        <chart:plot-area chart:style-name="ch3" table:cell-range-address="'Waste in Truck VS Number of Truck'.A4:'Waste in Truck VS Number of Truck'.D16 'Waste in Truck VS Number of Truck'.B3:'Waste in Truck VS Number of Truck'.D3" chart:data-source-has-labels="both" svg:x="1.272cm" svg:y="0.301cm" svg:width="17.935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1cm" chart:style-name="ch5">
              <text:p>Time-interval</text:p>
            </chart:title>
            <chart:categories table:cell-range-address="'Waste in Truck VS Number of Truck'.A4:'Waste in Truck VS Number of Truck'.A16"/>
          </chart:axis>
          <chart:axis chart:dimension="y" chart:name="primary-y" chart:style-name="ch6">
            <chart:title svg:x="0.103cm" svg:y="14.592cm" chart:style-name="ch7">
              <text:p>Cummulative waste in CVs (%)</text:p>
            </chart:title>
          </chart:axis>
          <chart:series chart:style-name="ch8" chart:values-cell-range-address="'Waste in Truck VS Number of Truck'.B4:'Waste in Truck VS Number of Truck'.B16" chart:label-cell-address="'Waste in Truck VS Number of Truck'.B3:'Waste in Truck VS Number of Truck'.B3" chart:class="chart:line">
            <chart:data-point chart:repeated="13"/>
          </chart:series>
          <chart:series chart:style-name="ch9" chart:values-cell-range-address="'Waste in Truck VS Number of Truck'.C4:'Waste in Truck VS Number of Truck'.C16" chart:label-cell-address="'Waste in Truck VS Number of Truck'.C3:'Waste in Truck VS Number of Truck'.C3" chart:class="chart:line">
            <chart:data-point chart:repeated="13"/>
          </chart:series>
          <chart:series chart:style-name="ch10" chart:values-cell-range-address="'Waste in Truck VS Number of Truck'.D4:'Waste in Truck VS Number of Truck'.D16" chart:label-cell-address="'Waste in Truck VS Number of Truck'.D3:'Waste in Truck VS Number of Truck'.D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in Truck VS Number of Truck'.B3:'Waste in Truck VS Number of Truck'.B3</svg:desc>
                </draw:g>
              </table:table-cell>
              <table:table-cell office:value-type="string">
                <text:p>Region 2</text:p>
                <draw:g>
                  <svg:desc>'Waste in Truck VS Number of Truck'.C3:'Waste in Truck VS Number of Truck'.C3</svg:desc>
                </draw:g>
              </table:table-cell>
              <table:table-cell office:value-type="string">
                <text:p>Region 3</text:p>
                <draw:g>
                  <svg:desc>'Waste in Truck VS Number of Truck'.D3:'Waste in Truck VS Number of Truck'.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aste in Truck VS Number of Truck'.A4:'Waste in Truck VS Number of Truck'.A16</svg:desc>
                </draw:g>
              </table:table-cell>
              <table:table-cell office:value-type="float" office:value="0">
                <text:p>0</text:p>
                <draw:g>
                  <svg:desc>'Waste in Truck VS Number of Truck'.B4:'Waste in Truck VS Number of Truck'.B16</svg:desc>
                </draw:g>
              </table:table-cell>
              <table:table-cell office:value-type="float" office:value="0">
                <text:p>0</text:p>
                <draw:g>
                  <svg:desc>'Waste in Truck VS Number of Truck'.C4:'Waste in Truck VS Number of Truck'.C16</svg:desc>
                </draw:g>
              </table:table-cell>
              <table:table-cell office:value-type="float" office:value="0">
                <text:p>0</text:p>
                <draw:g>
                  <svg:desc>'Waste in Truck VS Number of Truck'.D4:'Waste in Truck VS Number of Truck'.D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0293398335257">
                <text:p>6.10293398335257</text:p>
              </table:table-cell>
              <table:table-cell office:value-type="float" office:value="6.88633903243707">
                <text:p>6.88633903243707</text:p>
              </table:table-cell>
              <table:table-cell office:value-type="float" office:value="4.98654463044522">
                <text:p>4.98654463044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0109961726484">
                <text:p>24.0109961726484</text:p>
              </table:table-cell>
              <table:table-cell office:value-type="float" office:value="28.9676857316136">
                <text:p>28.9676857316136</text:p>
              </table:table-cell>
              <table:table-cell office:value-type="float" office:value="26.3150540746897">
                <text:p>26.31505407468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3784326306102">
                <text:p>43.3784326306102</text:p>
              </table:table-cell>
              <table:table-cell office:value-type="float" office:value="53.5022912167227">
                <text:p>53.5022912167227</text:p>
              </table:table-cell>
              <table:table-cell office:value-type="float" office:value="43.4946825544749">
                <text:p>43.49468255447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1.9424702251299">
                <text:p>61.9424702251299</text:p>
              </table:table-cell>
              <table:table-cell office:value-type="float" office:value="75.6880645135936">
                <text:p>75.6880645135936</text:p>
              </table:table-cell>
              <table:table-cell office:value-type="float" office:value="65.3272162070532">
                <text:p>65.32721620705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.7512772640938">
                <text:p>65.7512772640938</text:p>
              </table:table-cell>
              <table:table-cell office:value-type="float" office:value="87.5435705100847">
                <text:p>87.5435705100847</text:p>
              </table:table-cell>
              <table:table-cell office:value-type="float" office:value="75.0769298926303">
                <text:p>75.0769298926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0.173700101593">
                <text:p>70.173700101593</text:p>
              </table:table-cell>
              <table:table-cell office:value-type="float" office:value="92.6464777994087">
                <text:p>92.6464777994087</text:p>
              </table:table-cell>
              <table:table-cell office:value-type="float" office:value="79.5157039246452">
                <text:p>79.51570392464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4.3412102446814">
                <text:p>74.3412102446814</text:p>
              </table:table-cell>
              <table:table-cell office:value-type="float" office:value="96.3083132574657">
                <text:p>96.3083132574657</text:p>
              </table:table-cell>
              <table:table-cell office:value-type="float" office:value="81.8927804402272">
                <text:p>81.8927804402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8.5672505624754">
                <text:p>78.5672505624754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5.1410369671475">
                <text:p>85.14103696714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.6910342956452">
                <text:p>81.6910342956452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.5520646913299">
                <text:p>84.5520646913299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.2013821217077">
                <text:p>86.2013821217077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8.0470456309649">
                <text:p>88.0470456309649</text:p>
              </table:table-cell>
              <table:table-cell office:value-type="float" office:value="99.3269321473758">
                <text:p>99.3269321473758</text:p>
              </table:table-cell>
              <table:table-cell office:value-type="float" office:value="86.3308727712356">
                <text:p>86.33087277123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6" chart:origin="0" chart:interval-major="0.5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3cm" svg:y="16.422cm" chart:style-name="ch2">
          <text:p>(c)</text:p>
        </chart:subtitle>
        <chart:plot-area chart:style-name="ch3" table:cell-range-address="'Waste Collected VS # CV'.A3:'Waste Collected VS # CV'.D9" chart:data-source-has-labels="both" svg:x="1.405cm" svg:y="0.301cm" svg:width="17.644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3cm" chart:style-name="ch5">
              <text:p>Number of CV</text:p>
            </chart:title>
            <chart:categories table:cell-range-address="'Waste Collected VS # CV'.A4:'Waste Collected VS # CV'.A9"/>
          </chart:axis>
          <chart:axis chart:dimension="y" chart:name="primary-y" chart:style-name="ch6">
            <chart:title svg:x="0.078cm" svg:y="12.852cm" chart:style-name="ch7">
              <text:p>Waste collected (Mg)</text:p>
            </chart:title>
          </chart:axis>
          <chart:series chart:style-name="ch8" chart:values-cell-range-address="'Waste Collected VS # CV'.B4:'Waste Collected VS # CV'.B9" chart:label-cell-address="'Waste Collected VS # CV'.B3:'Waste Collected VS # CV'.B3" chart:class="chart:line">
            <chart:data-point chart:repeated="6"/>
          </chart:series>
          <chart:series chart:style-name="ch9" chart:values-cell-range-address="'Waste Collected VS # CV'.C4:'Waste Collected VS # CV'.C9" chart:label-cell-address="'Waste Collected VS # CV'.C3:'Waste Collected VS # CV'.C3" chart:class="chart:line">
            <chart:data-point chart:repeated="6"/>
          </chart:series>
          <chart:series chart:style-name="ch10" chart:values-cell-range-address="'Waste Collected VS # CV'.D4:'Waste Collected VS # CV'.D9" chart:label-cell-address="'Waste Collected VS # CV'.D3:'Waste Collected VS # CV'.D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Waste Collected VS # CV'.B3:'Waste Collected VS # CV'.B3</svg:desc>
                </draw:g>
              </table:table-cell>
              <table:table-cell office:value-type="string">
                <text:p>Region 2</text:p>
                <draw:g>
                  <svg:desc>'Waste Collected VS # CV'.C3:'Waste Collected VS # CV'.C3</svg:desc>
                </draw:g>
              </table:table-cell>
              <table:table-cell office:value-type="string">
                <text:p>Region 3</text:p>
                <draw:g>
                  <svg:desc>'Waste Collected VS # CV'.D3:'Waste Collected VS # CV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Waste Collected VS # CV'.A4:'Waste Collected VS # CV'.A9</svg:desc>
                </draw:g>
              </table:table-cell>
              <table:table-cell office:value-type="float" office:value="0.99989">
                <text:p>0.99989</text:p>
                <draw:g>
                  <svg:desc>'Waste Collected VS # CV'.B4:'Waste Collected VS # CV'.B9</svg:desc>
                </draw:g>
              </table:table-cell>
              <table:table-cell office:value-type="float" office:value="0.99736">
                <text:p>0.99736</text:p>
                <draw:g>
                  <svg:desc>'Waste Collected VS # CV'.C4:'Waste Collected VS # CV'.C9</svg:desc>
                </draw:g>
              </table:table-cell>
              <table:table-cell office:value-type="float" office:value="0.9994">
                <text:p>0.9994</text:p>
                <draw:g>
                  <svg:desc>'Waste Collected VS # CV'.D4:'Waste Collected VS # CV'.D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9268">
                <text:p>1.99268</text:p>
              </table:table-cell>
              <table:table-cell office:value-type="float" office:value="1.99429">
                <text:p>1.99429</text:p>
              </table:table-cell>
              <table:table-cell office:value-type="float" office:value="1.98423">
                <text:p>1.984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98961">
                <text:p>2.98961</text:p>
              </table:table-cell>
              <table:table-cell office:value-type="float" office:value="2.99777">
                <text:p>2.99777</text:p>
              </table:table-cell>
              <table:table-cell office:value-type="float" office:value="2.97987">
                <text:p>2.979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8943">
                <text:p>3.98943</text:p>
              </table:table-cell>
              <table:table-cell office:value-type="float" office:value="3.98617">
                <text:p>3.98617</text:p>
              </table:table-cell>
              <table:table-cell office:value-type="float" office:value="3.97746">
                <text:p>3.977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96106">
                <text:p>4.96106</text:p>
              </table:table-cell>
              <table:table-cell office:value-type="float" office:value="4.96669">
                <text:p>4.96669</text:p>
              </table:table-cell>
              <table:table-cell office:value-type="float" office:value="4.96488">
                <text:p>4.96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28282">
                <text:p>5.28282</text:p>
              </table:table-cell>
              <table:table-cell office:value-type="float" office:value="5.95962">
                <text:p>5.95962</text:p>
              </table:table-cell>
              <table:table-cell office:value-type="float" office:value="5.17985">
                <text:p>5.179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6cm" svg:y="16.422cm" chart:style-name="ch2">
          <text:p>(d)</text:p>
        </chart:subtitle>
        <chart:plot-area chart:style-name="ch3" table:cell-range-address="'Distance VS # of CV'.A3:'Distance VS # of CV'.D8 'Distance VS # of CV'.B2:'Distance VS # of CV'.D2" chart:data-source-has-labels="both" svg:x="1.271cm" svg:y="0.3cm" svg:width="17.775cm" svg:height="16.686cm">
          <chart:coordinate-region svg:x="2.475cm" svg:y="0.711cm" svg:width="16.411cm" svg:height="15.205cm"/>
          <chart:axis chart:dimension="x" chart:name="primary-x" chart:style-name="ch4" chartooo:axis-type="auto">
            <chartooo:date-scale/>
            <chart:title svg:x="8.176cm" svg:y="16.546cm" chart:style-name="ch5">
              <text:p>Number of CV</text:p>
            </chart:title>
            <chart:categories table:cell-range-address="'Distance VS # of CV'.A3:'Distance VS # of CV'.A8"/>
          </chart:axis>
          <chart:axis chart:dimension="y" chart:name="primary-y" chart:style-name="ch4">
            <chart:title svg:x="0.003cm" svg:y="12.844cm" chart:style-name="ch6">
              <text:p>Distance travelled (Km)</text:p>
            </chart:title>
          </chart:axis>
          <chart:series chart:style-name="ch7" chart:values-cell-range-address="'Distance VS # of CV'.B3:'Distance VS # of CV'.B8" chart:label-cell-address="'Distance VS # of CV'.B2:'Distance VS # of CV'.B2" chart:class="chart:line">
            <chart:data-point chart:repeated="6"/>
          </chart:series>
          <chart:series chart:style-name="ch8" chart:values-cell-range-address="'Distance VS # of CV'.C3:'Distance VS # of CV'.C8" chart:label-cell-address="'Distance VS # of CV'.C2:'Distance VS # of CV'.C2" chart:class="chart:line">
            <chart:data-point chart:repeated="6"/>
          </chart:series>
          <chart:series chart:style-name="ch9" chart:values-cell-range-address="'Distance VS # of CV'.D3:'Distance VS # of CV'.D8" chart:label-cell-address="'Distance VS # of CV'.D2:'Distance VS # of CV'.D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Distance VS # of CV'.B2:'Distance VS # of CV'.B2</svg:desc>
                </draw:g>
              </table:table-cell>
              <table:table-cell office:value-type="string">
                <text:p>Region 2</text:p>
                <draw:g>
                  <svg:desc>'Distance VS # of CV'.C2:'Distance VS # of CV'.C2</svg:desc>
                </draw:g>
              </table:table-cell>
              <table:table-cell office:value-type="string">
                <text:p>Region 3</text:p>
                <draw:g>
                  <svg:desc>'Distance VS # of CV'.D2:'Distance VS # of CV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istance VS # of CV'.A3:'Distance VS # of CV'.A8</svg:desc>
                </draw:g>
              </table:table-cell>
              <table:table-cell office:value-type="float" office:value="39.79">
                <text:p>39.79</text:p>
                <draw:g>
                  <svg:desc>'Distance VS # of CV'.B3:'Distance VS # of CV'.B8</svg:desc>
                </draw:g>
              </table:table-cell>
              <table:table-cell office:value-type="float" office:value="63.11">
                <text:p>63.11</text:p>
                <draw:g>
                  <svg:desc>'Distance VS # of CV'.C3:'Distance VS # of CV'.C8</svg:desc>
                </draw:g>
              </table:table-cell>
              <table:table-cell office:value-type="float" office:value="59.22">
                <text:p>59.22</text:p>
                <draw:g>
                  <svg:desc>'Distance VS # of CV'.D3:'Distance VS # of CV'.D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29.37">
                <text:p>129.3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195.04">
                <text:p>195.04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279.63">
                <text:p>279.63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345.68">
                <text:p>345.6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433.19">
                <text:p>433.19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.6192903938779">
                <text:p>45.6192903938779</text:p>
                <draw:g>
                  <svg:desc>'Time VS Average Fill'.B4:'Time VS Average Fill'.F4</svg:desc>
                </draw:g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25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5" style:family="chart">
      <style:chart-properties style:rotation-angle="0"/>
      <style:text-properties fo:font-family="'CMU Serif'" style:font-style-name="Roman" style:font-family-generic="roman" fo:font-size="23pt" style:font-size-asian="9pt" style:font-size-complex="9pt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CMU Serif'" style:font-style-name="Roman" style:font-family-generic="roman" fo:font-size="18pt" style:font-size-asian="10pt" style:font-size-complex="10pt"/>
    </style:style>
    <style:style style:name="ch7" style:family="chart">
      <style:chart-properties style:rotation-angle="90"/>
      <style:text-properties fo:font-family="'CMU Serif'" style:font-style-name="Roman" style:font-family-generic="roman" fo:font-size="23pt" style:font-size-asian="9pt" style:font-size-complex="9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38cm" svg:height="18.264cm" xlink:href=".." xlink:type="simple" chart:class="chart:line" chart:style-name="ch1">
        <chart:subtitle svg:x="0.156cm" svg:y="16.422cm" chart:style-name="ch2">
          <text:p>(b)</text:p>
        </chart:subtitle>
        <chart:plot-area chart:style-name="ch3" table:cell-range-address="'Time VS Average Fill'.A3:'Time VS Average Fill'.D15 'Time VS Average Fill'.B2:'Time VS Average Fill'.D2" chart:data-source-has-labels="both" svg:x="1.272cm" svg:y="0.301cm" svg:width="17.935cm" svg:height="16.687cm">
          <chart:coordinate-region svg:x="2.476cm" svg:y="0.712cm" svg:width="16.412cm" svg:height="15.206cm"/>
          <chart:axis chart:dimension="x" chart:name="primary-x" chart:style-name="ch4" chartooo:axis-type="auto">
            <chartooo:date-scale/>
            <chart:title svg:x="8.176cm" svg:y="16.54cm" chart:style-name="ch5">
              <text:p>Time-interval</text:p>
            </chart:title>
            <chart:categories table:cell-range-address="'Time VS Average Fill'.A3:'Time VS Average Fill'.A15"/>
          </chart:axis>
          <chart:axis chart:dimension="y" chart:name="primary-y" chart:style-name="ch6">
            <chart:title svg:x="0.108cm" svg:y="14.399cm" chart:style-name="ch7">
              <text:p>Average waste in the region (%)</text:p>
            </chart:title>
          </chart:axis>
          <chart:series chart:style-name="ch8" chart:values-cell-range-address="'Time VS Average Fill'.B3:'Time VS Average Fill'.B15" chart:label-cell-address="'Time VS Average Fill'.B2:'Time VS Average Fill'.B2" chart:class="chart:line">
            <chart:data-point chart:repeated="13"/>
          </chart:series>
          <chart:series chart:style-name="ch9" chart:values-cell-range-address="'Time VS Average Fill'.C3:'Time VS Average Fill'.C15" chart:label-cell-address="'Time VS Average Fill'.C2:'Time VS Average Fill'.C2" chart:class="chart:line">
            <chart:data-point chart:repeated="13"/>
          </chart:series>
          <chart:series chart:style-name="ch10" chart:values-cell-range-address="'Time VS Average Fill'.D3:'Time VS Average Fill'.D15" chart:label-cell-address="'Time VS Average Fill'.D2:'Time VS Average Fill'.D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15</svg:desc>
                </draw:g>
              </table:table-cell>
              <table:table-cell office:value-type="float" office:value="47.8323098315564">
                <text:p>47.8323098315564</text:p>
                <draw:g>
                  <svg:desc>'Time VS Average Fill'.B3:'Time VS Average Fill'.B15</svg:desc>
                </draw:g>
              </table:table-cell>
              <table:table-cell office:value-type="float" office:value="53.6227890450826">
                <text:p>53.6227890450826</text:p>
                <draw:g>
                  <svg:desc>'Time VS Average Fill'.C3:'Time VS Average Fill'.C15</svg:desc>
                </draw:g>
              </table:table-cell>
              <table:table-cell office:value-type="float" office:value="49.3075003634329">
                <text:p>49.3075003634329</text:p>
                <draw:g>
                  <svg:desc>'Time VS Average Fill'.D3:'Time VS Average Fill'.D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6192903938779">
                <text:p>45.6192903938779</text:p>
              </table:table-cell>
              <table:table-cell office:value-type="float" office:value="51.6625820660184">
                <text:p>51.6625820660184</text:p>
              </table:table-cell>
              <table:table-cell office:value-type="float" office:value="48.1845308997818">
                <text:p>48.18453089978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.949818411142">
                <text:p>35.949818411142</text:p>
              </table:table-cell>
              <table:table-cell office:value-type="float" office:value="41.2434440005627">
                <text:p>41.2434440005627</text:p>
              </table:table-cell>
              <table:table-cell office:value-type="float" office:value="36.1045389971269">
                <text:p>36.10453899712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0956093008609">
                <text:p>25.0956093008609</text:p>
              </table:table-cell>
              <table:table-cell office:value-type="float" office:value="29.1698865256101">
                <text:p>29.1698865256101</text:p>
              </table:table-cell>
              <table:table-cell office:value-type="float" office:value="26.3782392753413">
                <text:p>26.37823927534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9968533135698">
                <text:p>13.9968533135698</text:p>
              </table:table-cell>
              <table:table-cell office:value-type="float" office:value="18.0722837854608">
                <text:p>18.0722837854608</text:p>
              </table:table-cell>
              <table:table-cell office:value-type="float" office:value="12.9875636892859">
                <text:p>12.98756368928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899995576092">
                <text:p>12.4899995576092</text:p>
              </table:table-cell>
              <table:table-cell office:value-type="float" office:value="12.2477279084465">
                <text:p>12.2477279084465</text:p>
              </table:table-cell>
              <table:table-cell office:value-type="float" office:value="6.99447309350355">
                <text:p>6.99447309350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.1892012681">
                <text:p>10.1892012681</text:p>
              </table:table-cell>
              <table:table-cell office:value-type="float" office:value="9.9976883490703">
                <text:p>9.9976883490703</text:p>
              </table:table-cell>
              <table:table-cell office:value-type="float" office:value="4.2600590360321">
                <text:p>4.26005903603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.07347232018996">
                <text:p>8.07347232018996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2.81533089029571">
                <text:p>2.81533089029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74239868184187">
                <text:p>5.74239868184187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.759469662183914">
                <text:p>0.7594696621839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87843815318505">
                <text:p>3.8784381531850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1495076685005">
                <text:p>1.1149507668500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568221637295">
                <text:p>1.16568221637295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.57287589925997">
                <text:p>8.5728758992599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4cm" svg:width="59.308cm" svg:height="6.166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16"/>
          </chart:series>
          <chart:series chart:style-name="ch10" chart:values-cell-range-address="'Spread-out'.C4:'Spread-out'.C114" chart:label-cell-address="'Spread-out'.C3:'Spread-out'.C3" chart:class="chart:bar">
            <chart:data-point chart:repeated="16"/>
          </chart:series>
          <chart:series chart:style-name="ch11" chart:values-cell-range-address="'Spread-out'.D4:'Spread-out'.D114" chart:label-cell-address="'Spread-out'.D3:'Spread-out'.D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B4:'Spread-out'.B114</svg:desc>
                </draw:g>
              </table:table-cell>
              <table:table-cell office:value-type="float" office:value="0.830619407787729">
                <text:p>0.830619407787729</text:p>
                <draw:g>
                  <svg:desc>'Spread-out'.C4:'Spread-out'.C114</svg:desc>
                </draw:g>
              </table:table-cell>
              <table:table-cell office:value-type="float" office:value="NaN">
                <text:p>NaN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2499381177296">
                <text:p>0.922499381177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24237995913992">
                <text:p>0.624237995913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06472110964547">
                <text:p>0.906472110964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788597211224531">
                <text:p>0.78859721122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35324347357794">
                <text:p>0.03353243473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899574573274569">
                <text:p>0.899574573274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41147632885297">
                <text:p>0.64114763288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35197241645901">
                <text:p>0.335197241645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18123306616566">
                <text:p>0.18123306616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47283339611815">
                <text:p>0.94728333961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69896362062128">
                <text:p>0.86989636206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47609380176251">
                <text:p>0.747609380176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39832123613475">
                <text:p>0.939832123613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3461091976322">
                <text:p>0.533461091976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16898040708364">
                <text:p>0.1168980407083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4cm" svg:width="59.255cm" svg:height="6.166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16"/>
          </chart:series>
          <chart:series chart:style-name="ch10" chart:values-cell-range-address="'Spread-out'.F4:'Spread-out'.F114" chart:label-cell-address="'Spread-out'.F3:'Spread-out'.F3" chart:class="chart:bar">
            <chart:data-point chart:repeated="16"/>
          </chart:series>
          <chart:series chart:style-name="ch11" chart:values-cell-range-address="'Spread-out'.G4:'Spread-out'.G114" chart:label-cell-address="'Spread-out'.G3:'Spread-out'.G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E4:'Spread-out'.E114</svg:desc>
                </draw:g>
              </table:table-cell>
              <table:table-cell office:value-type="float" office:value="0.840098628862015">
                <text:p>0.840098628862015</text:p>
                <draw:g>
                  <svg:desc>'Spread-out'.F4:'Spread-out'.F114</svg:desc>
                </draw:g>
              </table:table-cell>
              <table:table-cell office:value-type="float" office:value="NaN">
                <text:p>NaN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3879170937806">
                <text:p>0.923879170937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57781207028509">
                <text:p>0.657781207028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350002868083">
                <text:p>0.91035000286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793289764630845">
                <text:p>0.793289764630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335324347357794">
                <text:p>0.03353243473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09585725487891">
                <text:p>0.90958572548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42099747301786">
                <text:p>0.64209974730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75294960253936">
                <text:p>0.37529496025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4352808297304">
                <text:p>0.24435280829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94821319289827">
                <text:p>0.94821319289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038124753031">
                <text:p>0.87603812475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54442721763119">
                <text:p>0.754442721763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4255435610138">
                <text:p>0.94255435610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53298956381521">
                <text:p>0.55329895638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8812561370486">
                <text:p>0.1881256137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4cm" svg:width="59.201cm" svg:height="6.166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16"/>
          </chart:series>
          <chart:series chart:style-name="ch10" chart:values-cell-range-address="'Spread-out'.I4:'Spread-out'.I114" chart:label-cell-address="'Spread-out'.I3:'Spread-out'.I3" chart:class="chart:bar">
            <chart:data-point chart:repeated="16"/>
          </chart:series>
          <chart:series chart:style-name="ch11" chart:values-cell-range-address="'Spread-out'.J4:'Spread-out'.J114" chart:label-cell-address="'Spread-out'.J3:'Spread-out'.J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H4:'Spread-out'.H114</svg:desc>
                </draw:g>
              </table:table-cell>
              <table:table-cell office:value-type="float" office:value="0.854011629158253">
                <text:p>0.854011629158253</text:p>
                <draw:g>
                  <svg:desc>'Spread-out'.I4:'Spread-out'.I114</svg:desc>
                </draw:g>
              </table:table-cell>
              <table:table-cell office:value-type="float" office:value="NaN">
                <text:p>NaN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9898221224429">
                <text:p>0.92989822122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665250265235161">
                <text:p>0.665250265235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910350002868083">
                <text:p>0.910350002868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81137074349468">
                <text:p>0.81137074349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0490693572683731">
                <text:p>0.0490693572683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15244676960285">
                <text:p>0.91524467696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50460574615089">
                <text:p>0.65046057461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413615078881692">
                <text:p>0.41361507888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44352808297304">
                <text:p>0.244352808297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038124753031">
                <text:p>0.87603812475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55863090785404">
                <text:p>0.755863090785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943188981757677">
                <text:p>0.94318898175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53298956381521">
                <text:p>0.55329895638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8812561370486">
                <text:p>0.188125613704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4cm" svg:width="59.123cm" svg:height="6.166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16"/>
          </chart:series>
          <chart:series chart:style-name="ch10" chart:values-cell-range-address="'Spread-out'.L4:'Spread-out'.L114" chart:label-cell-address="'Spread-out'.L3:'Spread-out'.L3" chart:class="chart:bar">
            <chart:data-point chart:repeated="16"/>
          </chart:series>
          <chart:series chart:style-name="ch11" chart:values-cell-range-address="'Spread-out'.M4:'Spread-out'.M114" chart:label-cell-address="'Spread-out'.M3:'Spread-out'.M3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ead-out'.K4:'Spread-out'.K114</svg:desc>
                </draw:g>
              </table:table-cell>
              <table:table-cell office:value-type="float" office:value="0">
                <text:p>0</text:p>
                <draw:g>
                  <svg:desc>'Spread-out'.L4:'Spread-out'.L114</svg:desc>
                </draw:g>
              </table:table-cell>
              <table:table-cell office:value-type="float" office:value="NaN">
                <text:p>NaN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929898221224429">
                <text:p>0.929898221224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115868903861969">
                <text:p>0.11586890386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919821340489739">
                <text:p>0.919821340489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672573203916284">
                <text:p>0.67257320391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293595828949414">
                <text:p>0.293595828949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876879045658823">
                <text:p>0.87687904565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772476590418525">
                <text:p>0.772476590418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65505487970401">
                <text:p>0.56550548797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97649565096984">
                <text:p>0.1976495650969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